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Nimbus Roman No9 L1" svg:font-family="'Nimbus Roman No9 L'"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Nimbus Roman No9 L1" style:font-name-asian="Nimbus Roman No9 L1" style:font-name-complex="Nimbus Roman No9 L1"/>
    </style:style>
    <style:style style:name="P2" style:family="paragraph" style:parent-style-name="Standard">
      <style:text-properties style:font-name="Nimbus Roman No9 L1" officeooo:rsid="001d599d" officeooo:paragraph-rsid="001d599d" style:font-name-asian="Nimbus Roman No9 L1" style:font-name-complex="Nimbus Roman No9 L1"/>
    </style:style>
    <style:style style:name="P3" style:family="paragraph" style:parent-style-name="Standard">
      <style:text-properties style:font-name="Nimbus Roman No9 L1" officeooo:rsid="001d599d" officeooo:paragraph-rsid="000dcbf7" style:font-name-asian="Nimbus Roman No9 L1" style:font-name-complex="Nimbus Roman No9 L1"/>
    </style:style>
    <style:style style:name="P4" style:family="paragraph" style:parent-style-name="Standard">
      <style:text-properties style:font-name="Nimbus Roman No9 L1" officeooo:rsid="001d599d" officeooo:paragraph-rsid="000f81a2" style:font-name-asian="Nimbus Roman No9 L1" style:font-name-complex="Nimbus Roman No9 L1"/>
    </style:style>
    <style:style style:name="P5" style:family="paragraph" style:parent-style-name="Standard">
      <style:text-properties style:font-name="Nimbus Roman No9 L1" officeooo:rsid="001f0341" officeooo:paragraph-rsid="001f0341" style:font-name-asian="Nimbus Roman No9 L1" style:font-name-complex="Nimbus Roman No9 L1"/>
    </style:style>
    <style:style style:name="P6" style:family="paragraph" style:parent-style-name="Standard">
      <style:text-properties style:font-name="Nimbus Roman No9 L1" officeooo:rsid="001f80a9" officeooo:paragraph-rsid="001f80a9" style:font-name-asian="Nimbus Roman No9 L1" style:font-name-complex="Nimbus Roman No9 L1"/>
    </style:style>
    <style:style style:name="P7" style:family="paragraph" style:parent-style-name="Standard">
      <style:text-properties style:font-name="Nimbus Roman No9 L1" officeooo:rsid="0023d7f7" officeooo:paragraph-rsid="0023d7f7" style:font-name-asian="Nimbus Roman No9 L1" style:font-name-complex="Nimbus Roman No9 L1"/>
    </style:style>
    <style:style style:name="P8" style:family="paragraph" style:parent-style-name="Standard">
      <style:text-properties style:font-name="Nimbus Roman No9 L1" officeooo:rsid="001fc598" officeooo:paragraph-rsid="00304500" style:font-name-asian="Nimbus Roman No9 L1" style:font-name-complex="Nimbus Roman No9 L1"/>
    </style:style>
    <style:style style:name="P9" style:family="paragraph" style:parent-style-name="Standard">
      <style:text-properties style:font-name="Nimbus Roman No9 L1" officeooo:rsid="001fc598" officeooo:paragraph-rsid="001fc598" style:font-name-asian="Nimbus Roman No9 L1" style:font-name-complex="Nimbus Roman No9 L1"/>
    </style:style>
    <style:style style:name="P10" style:family="paragraph" style:parent-style-name="Standard">
      <style:text-properties style:font-name="Nimbus Roman No9 L1" officeooo:rsid="00288345" officeooo:paragraph-rsid="00288345" style:font-name-asian="Nimbus Roman No9 L1" style:font-name-complex="Nimbus Roman No9 L1"/>
    </style:style>
    <style:style style:name="P11" style:family="paragraph" style:parent-style-name="Standard">
      <style:text-properties style:font-name="Nimbus Roman No9 L1" officeooo:rsid="0028ed90" officeooo:paragraph-rsid="0028ed90" style:font-name-asian="Nimbus Roman No9 L1" style:font-name-complex="Nimbus Roman No9 L1"/>
    </style:style>
    <style:style style:name="P12" style:family="paragraph" style:parent-style-name="Standard">
      <style:text-properties style:font-name="Nimbus Roman No9 L1" officeooo:rsid="000f81a2" officeooo:paragraph-rsid="000f81a2" style:font-name-asian="Nimbus Roman No9 L1" style:font-name-complex="Nimbus Roman No9 L1"/>
    </style:style>
    <style:style style:name="P13" style:family="paragraph" style:parent-style-name="Standard">
      <style:text-properties style:font-name="Nimbus Roman No9 L1" fo:font-weight="normal" style:font-name-asian="Nimbus Roman No9 L1" style:font-weight-asian="normal" style:font-name-complex="Nimbus Roman No9 L1" style:font-weight-complex="normal"/>
    </style:style>
    <style:style style:name="P14" style:family="paragraph" style:parent-style-name="Standard">
      <style:text-properties style:font-name="Nimbus Roman No9 L1" fo:font-weight="normal" officeooo:rsid="001b1591" officeooo:paragraph-rsid="001b1591" style:font-name-asian="Nimbus Roman No9 L1" style:font-weight-asian="normal" style:font-name-complex="Nimbus Roman No9 L1" style:font-weight-complex="normal"/>
    </style:style>
    <style:style style:name="P15" style:family="paragraph" style:parent-style-name="Standard">
      <style:text-properties officeooo:rsid="001f0341"/>
    </style:style>
    <style:style style:name="P16" style:family="paragraph" style:parent-style-name="Standard">
      <style:text-properties officeooo:rsid="001f0341" officeooo:paragraph-rsid="001f0341"/>
    </style:style>
    <style:style style:name="P17" style:family="paragraph" style:parent-style-name="Standard">
      <style:text-properties officeooo:rsid="001f0341" officeooo:paragraph-rsid="0029f2fa"/>
    </style:style>
    <style:style style:name="P18" style:family="paragraph" style:parent-style-name="Standard">
      <style:text-properties officeooo:rsid="0029f2fa"/>
    </style:style>
    <style:style style:name="P19" style:family="paragraph" style:parent-style-name="Standard">
      <style:text-properties officeooo:rsid="0029f2fa" officeooo:paragraph-rsid="0029f2fa"/>
    </style:style>
    <style:style style:name="P20" style:family="paragraph" style:parent-style-name="Standard">
      <style:text-properties officeooo:rsid="001c7cf0" officeooo:paragraph-rsid="001c7cf0"/>
    </style:style>
    <style:style style:name="P21" style:family="paragraph" style:parent-style-name="Standard">
      <style:text-properties officeooo:rsid="001c7cf0" officeooo:paragraph-rsid="001f373d"/>
    </style:style>
    <style:style style:name="P22" style:family="paragraph" style:parent-style-name="Standard">
      <style:text-properties officeooo:rsid="001d599d" officeooo:paragraph-rsid="001d599d"/>
    </style:style>
    <style:style style:name="P23" style:family="paragraph" style:parent-style-name="Standard">
      <style:text-properties officeooo:rsid="001d599d" officeooo:paragraph-rsid="001f80a9"/>
    </style:style>
    <style:style style:name="P24" style:family="paragraph" style:parent-style-name="Standard">
      <style:text-properties officeooo:rsid="001d599d" officeooo:paragraph-rsid="001fc598"/>
    </style:style>
    <style:style style:name="P25" style:family="paragraph" style:parent-style-name="Standard">
      <style:text-properties officeooo:rsid="001d599d" officeooo:paragraph-rsid="00288345"/>
    </style:style>
    <style:style style:name="P26" style:family="paragraph" style:parent-style-name="Standard">
      <style:text-properties officeooo:rsid="001f80a9" officeooo:paragraph-rsid="001f80a9"/>
    </style:style>
    <style:style style:name="P27" style:family="paragraph" style:parent-style-name="Standard">
      <style:text-properties officeooo:rsid="00228aad" officeooo:paragraph-rsid="00228aad"/>
    </style:style>
    <style:style style:name="P28" style:family="paragraph" style:parent-style-name="Standard">
      <style:text-properties officeooo:rsid="001fc76a" officeooo:paragraph-rsid="00304500"/>
    </style:style>
    <style:style style:name="P29" style:family="paragraph" style:parent-style-name="Standard">
      <style:text-properties officeooo:rsid="0028ed90" officeooo:paragraph-rsid="0028ed90"/>
    </style:style>
    <style:style style:name="P30" style:family="paragraph" style:parent-style-name="Standard">
      <style:text-properties officeooo:rsid="00292e23" officeooo:paragraph-rsid="00292e23"/>
    </style:style>
    <style:style style:name="P31" style:family="paragraph" style:parent-style-name="Standard">
      <style:text-properties fo:font-style="italic" officeooo:rsid="0012693f" officeooo:paragraph-rsid="001f373d" style:font-style-asian="italic" style:font-style-complex="italic"/>
    </style:style>
    <style:style style:name="P32" style:family="paragraph" style:parent-style-name="Standard">
      <style:text-properties fo:font-style="italic" officeooo:rsid="0023ca0e" officeooo:paragraph-rsid="0023ca0e" style:font-style-asian="italic" style:font-style-complex="italic"/>
    </style:style>
    <style:style style:name="P33" style:family="paragraph" style:parent-style-name="Standard">
      <style:text-properties fo:font-style="italic" officeooo:rsid="0023ca0e" officeooo:paragraph-rsid="0027e02d" style:font-style-asian="italic" style:font-style-complex="italic"/>
    </style:style>
    <style:style style:name="P34" style:family="paragraph" style:parent-style-name="Standard">
      <style:text-properties fo:font-style="italic" officeooo:rsid="0023ca0e" officeooo:paragraph-rsid="0033ed75" style:font-style-asian="italic" style:font-style-complex="italic"/>
    </style:style>
    <style:style style:name="P35" style:family="paragraph" style:parent-style-name="Standard">
      <style:text-properties fo:font-style="italic" officeooo:rsid="0023ca0e" officeooo:paragraph-rsid="0025ac72" style:font-style-asian="italic" style:font-style-complex="italic"/>
    </style:style>
    <style:style style:name="P36" style:family="paragraph" style:parent-style-name="Standard">
      <style:text-properties fo:font-style="italic" officeooo:rsid="0023ca0e" officeooo:paragraph-rsid="00351005" style:font-style-asian="italic" style:font-style-complex="italic"/>
    </style:style>
    <style:style style:name="P37" style:family="paragraph" style:parent-style-name="Standard">
      <style:text-properties fo:font-style="italic" officeooo:rsid="0023ca0e" officeooo:paragraph-rsid="0035efbe" style:font-style-asian="italic" style:font-style-complex="italic"/>
    </style:style>
    <style:style style:name="P38" style:family="paragraph" style:parent-style-name="Standard">
      <style:text-properties fo:font-style="italic" officeooo:rsid="0023ca0e" officeooo:paragraph-rsid="0037b158" style:font-style-asian="italic" style:font-style-complex="italic"/>
    </style:style>
    <style:style style:name="P39" style:family="paragraph" style:parent-style-name="Standard">
      <style:text-properties fo:font-style="italic" officeooo:rsid="0023ca0e" officeooo:paragraph-rsid="00400986" style:font-style-asian="italic" style:font-style-complex="italic"/>
    </style:style>
    <style:style style:name="P40" style:family="paragraph" style:parent-style-name="Standard">
      <style:text-properties fo:font-style="italic" officeooo:rsid="0023ca0e" officeooo:paragraph-rsid="00431b0d" style:font-style-asian="italic" style:font-style-complex="italic"/>
    </style:style>
    <style:style style:name="P41" style:family="paragraph" style:parent-style-name="Standard">
      <style:text-properties fo:font-style="italic" officeooo:rsid="0023ca0e" officeooo:paragraph-rsid="004bd69d" style:font-style-asian="italic" style:font-style-complex="italic"/>
    </style:style>
    <style:style style:name="P42" style:family="paragraph" style:parent-style-name="Standard">
      <style:text-properties fo:font-style="italic" officeooo:rsid="0023ca0e" officeooo:paragraph-rsid="00580bbb" style:font-style-asian="italic" style:font-style-complex="italic"/>
    </style:style>
    <style:style style:name="P43" style:family="paragraph" style:parent-style-name="Standard">
      <style:text-properties fo:font-style="italic" officeooo:rsid="0023ca0e" officeooo:paragraph-rsid="00591351" style:font-style-asian="italic" style:font-style-complex="italic"/>
    </style:style>
    <style:style style:name="P44" style:family="paragraph" style:parent-style-name="Standard">
      <style:text-properties fo:font-style="italic" officeooo:rsid="0023ca0e" officeooo:paragraph-rsid="005d941f" style:font-style-asian="italic" style:font-style-complex="italic"/>
    </style:style>
    <style:style style:name="P45" style:family="paragraph" style:parent-style-name="Standard">
      <style:paragraph-properties fo:text-align="center" style:justify-single-word="false"/>
      <style:text-properties fo:font-style="italic" officeooo:rsid="0023ca0e" officeooo:paragraph-rsid="00640ae0"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officeooo:rsid="003eb605" officeooo:paragraph-rsid="003eb605" style:font-style-asian="normal" style:font-style-complex="normal"/>
    </style:style>
    <style:style style:name="P48" style:family="paragraph" style:parent-style-name="Standard">
      <style:text-properties fo:font-style="normal" officeooo:rsid="005a9200" officeooo:paragraph-rsid="00591351" style:font-style-asian="normal" style:font-style-complex="normal"/>
    </style:style>
    <style:style style:name="P49" style:family="paragraph" style:parent-style-name="Standard">
      <style:text-properties fo:font-style="normal" fo:font-weight="normal" style:font-style-asian="normal" style:font-weight-asian="normal" style:font-style-complex="normal" style:font-weight-complex="normal"/>
    </style:style>
    <style:style style:name="P50" style:family="paragraph" style:parent-style-name="Standard">
      <style:text-properties fo:font-style="normal" fo:font-weight="normal" fo:background-color="#99ff99" style:font-style-asian="normal" style:font-weight-asian="normal" style:font-style-complex="normal" style:font-weight-complex="normal"/>
    </style:style>
    <style:style style:name="P51" style:family="paragraph" style:parent-style-name="Standard">
      <style:text-properties fo:font-style="normal" fo:font-weight="normal" fo:background-color="transparent" style:font-style-asian="normal" style:font-weight-asian="normal" style:font-style-complex="normal" style:font-weight-complex="normal"/>
    </style:style>
    <style:style style:name="P52" style:family="paragraph" style:parent-style-name="Standard">
      <style:text-properties officeooo:rsid="000d5f0a" officeooo:paragraph-rsid="000d5f0a"/>
    </style:style>
    <style:style style:name="P53" style:family="paragraph" style:parent-style-name="Standard">
      <style:text-properties officeooo:paragraph-rsid="000f81a2"/>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officeooo:rsid="0012693f"/>
    </style:style>
    <style:style style:name="P56" style:family="paragraph" style:parent-style-name="Standard">
      <style:text-properties officeooo:rsid="0012693f" officeooo:paragraph-rsid="0012693f"/>
    </style:style>
    <style:style style:name="P57" style:family="paragraph" style:parent-style-name="Standard">
      <style:text-properties officeooo:rsid="0012693f" officeooo:paragraph-rsid="001846da"/>
    </style:style>
    <style:style style:name="P58" style:family="paragraph" style:parent-style-name="Standard">
      <style:text-properties officeooo:rsid="0012693f" officeooo:paragraph-rsid="001f373d"/>
    </style:style>
    <style:style style:name="P59" style:family="paragraph" style:parent-style-name="Standard">
      <style:text-properties officeooo:rsid="0012bf0c" officeooo:paragraph-rsid="0012bf0c"/>
    </style:style>
    <style:style style:name="P60" style:family="paragraph" style:parent-style-name="Standard">
      <style:text-properties officeooo:rsid="0012bf0c" officeooo:paragraph-rsid="0028106a"/>
    </style:style>
    <style:style style:name="P61" style:family="paragraph" style:parent-style-name="Standard">
      <style:text-properties officeooo:rsid="0012bf0c" officeooo:paragraph-rsid="0029558e"/>
    </style:style>
    <style:style style:name="P62" style:family="paragraph" style:parent-style-name="Standard">
      <style:text-properties officeooo:rsid="0012bf0c" officeooo:paragraph-rsid="002c8b18"/>
    </style:style>
    <style:style style:name="P63" style:family="paragraph" style:parent-style-name="Standard">
      <style:text-properties officeooo:rsid="0012bf0c" officeooo:paragraph-rsid="002fa87f"/>
    </style:style>
    <style:style style:name="P64" style:family="paragraph" style:parent-style-name="Standard">
      <style:text-properties officeooo:rsid="00133e0c" officeooo:paragraph-rsid="00133e0c"/>
    </style:style>
    <style:style style:name="P65" style:family="paragraph" style:parent-style-name="Standard">
      <style:text-properties officeooo:rsid="00133e0c" officeooo:paragraph-rsid="002fa87f"/>
    </style:style>
    <style:style style:name="P66" style:family="paragraph" style:parent-style-name="Standard">
      <style:text-properties officeooo:rsid="002eb0e9" officeooo:paragraph-rsid="002eb0e9"/>
    </style:style>
    <style:style style:name="P67" style:family="paragraph" style:parent-style-name="Standard">
      <style:text-properties officeooo:rsid="001a5ff4" officeooo:paragraph-rsid="001a5ff4"/>
    </style:style>
    <style:style style:name="P68" style:family="paragraph" style:parent-style-name="Standard">
      <style:text-properties officeooo:rsid="001a5ff4" officeooo:paragraph-rsid="002fa87f"/>
    </style:style>
    <style:style style:name="P69" style:family="paragraph" style:parent-style-name="Standard">
      <style:text-properties officeooo:rsid="0032a796" officeooo:paragraph-rsid="0032a796"/>
    </style:style>
    <style:style style:name="P70" style:family="paragraph" style:parent-style-name="Standard">
      <style:paragraph-properties fo:text-align="center" style:justify-single-word="false"/>
      <style:text-properties fo:font-size="12pt" fo:font-style="italic" fo:font-weight="bold" officeooo:rsid="0023ca0e" officeooo:paragraph-rsid="00640ae0" style:font-size-asian="12pt" style:font-style-asian="italic" style:font-weight-asian="bold" style:font-size-complex="12pt" style:font-style-complex="italic" style:font-weight-complex="bold"/>
    </style:style>
    <style:style style:name="P71" style:family="paragraph" style:parent-style-name="Standard">
      <style:text-properties fo:font-size="12pt" fo:font-style="italic" fo:font-weight="bold" officeooo:rsid="00640ae0" officeooo:paragraph-rsid="00640ae0" style:font-size-asian="12pt" style:font-style-asian="italic" style:font-weight-asian="bold" style:font-size-complex="12pt" style:font-style-complex="italic" style:font-weight-complex="bold"/>
    </style:style>
    <style:style style:name="P72" style:family="paragraph" style:parent-style-name="Standard">
      <style:text-properties fo:font-size="12pt" fo:font-style="italic" officeooo:rsid="0023ca0e" officeooo:paragraph-rsid="003c5358" style:font-size-asian="12pt" style:font-style-asian="italic" style:font-size-complex="12pt" style:font-style-complex="italic"/>
    </style:style>
    <style:style style:name="P73" style:family="paragraph" style:parent-style-name="Standard">
      <style:paragraph-properties fo:text-align="center" style:justify-single-word="false"/>
      <style:text-properties fo:font-size="12pt" fo:font-style="italic" officeooo:rsid="0023ca0e" officeooo:paragraph-rsid="00640ae0" style:font-size-asian="12pt" style:font-style-asian="italic" style:font-size-complex="12pt" style:font-style-complex="italic"/>
    </style:style>
    <style:style style:name="P74" style:family="paragraph" style:parent-style-name="Standard">
      <style:paragraph-properties fo:text-align="center" style:justify-single-word="false"/>
      <style:text-properties fo:font-size="12pt" fo:font-style="normal" fo:font-weight="normal" officeooo:rsid="0035efbe" officeooo:paragraph-rsid="00640ae0" style:font-size-asian="12pt" style:font-style-asian="normal" style:font-weight-asian="normal" style:font-size-complex="12pt" style:font-style-complex="normal" style:font-weight-complex="normal"/>
    </style:style>
    <style:style style:name="P75" style:family="paragraph" style:parent-style-name="Standard">
      <style:text-properties fo:font-size="10.5pt" fo:font-style="italic" officeooo:rsid="0023ca0e" officeooo:paragraph-rsid="003aa402" style:font-size-asian="10.5pt" style:font-style-asian="italic" style:font-size-complex="10.5pt" style:font-style-complex="italic"/>
    </style:style>
    <style:style style:name="P76" style:family="paragraph" style:parent-style-name="Standard">
      <style:text-properties fo:font-size="10.5pt" fo:font-style="italic" officeooo:rsid="0023ca0e" officeooo:paragraph-rsid="0025ac72" style:font-size-asian="10.5pt" style:font-style-asian="italic" style:font-size-complex="10.5pt" style:font-style-complex="italic"/>
    </style:style>
    <style:style style:name="P77" style:family="paragraph" style:parent-style-name="Standard">
      <style:text-properties fo:font-size="10.5pt" fo:font-style="italic" officeooo:rsid="0023ca0e" officeooo:paragraph-rsid="0041b98f" style:font-size-asian="10.5pt" style:font-style-asian="italic" style:font-size-complex="10.5pt" style:font-style-complex="italic"/>
    </style:style>
    <style:style style:name="P78" style:family="paragraph" style:parent-style-name="Standard">
      <style:text-properties fo:font-size="10.5pt" fo:font-style="italic" officeooo:rsid="0023ca0e" officeooo:paragraph-rsid="0047a739" style:font-size-asian="10.5pt" style:font-style-asian="italic" style:font-size-complex="10.5pt" style:font-style-complex="italic"/>
    </style:style>
    <style:style style:name="P79" style:family="paragraph" style:parent-style-name="Standard">
      <style:text-properties fo:font-size="10.5pt" fo:font-style="italic" officeooo:rsid="0023ca0e" officeooo:paragraph-rsid="004bd69d" style:font-size-asian="10.5pt" style:font-style-asian="italic" style:font-size-complex="10.5pt" style:font-style-complex="italic"/>
    </style:style>
    <style:style style:name="P80" style:family="paragraph" style:parent-style-name="Standard">
      <style:text-properties fo:font-size="10.5pt" fo:font-style="italic" officeooo:rsid="0023ca0e" officeooo:paragraph-rsid="00580bbb" style:font-size-asian="10.5pt" style:font-style-asian="italic" style:font-size-complex="10.5pt" style:font-style-complex="italic"/>
    </style:style>
    <style:style style:name="P81" style:family="paragraph" style:parent-style-name="Standard">
      <style:text-properties fo:font-size="10.5pt" fo:font-style="italic" officeooo:rsid="0023ca0e" officeooo:paragraph-rsid="005d941f" style:font-size-asian="10.5pt" style:font-style-asian="italic" style:font-size-complex="10.5pt" style:font-style-complex="italic"/>
    </style:style>
    <style:style style:name="P82" style:family="paragraph" style:parent-style-name="Standard">
      <style:text-properties officeooo:paragraph-rsid="003eb605"/>
    </style:style>
    <style:style style:name="P83" style:family="paragraph" style:parent-style-name="Standard">
      <style:text-properties officeooo:paragraph-rsid="0043b0bf"/>
    </style:style>
    <style:style style:name="P84" style:family="paragraph" style:parent-style-name="Standard">
      <style:text-properties officeooo:paragraph-rsid="00431b0d"/>
    </style:style>
    <style:style style:name="P85" style:family="paragraph" style:parent-style-name="Standard">
      <style:text-properties officeooo:paragraph-rsid="00467020"/>
    </style:style>
    <style:style style:name="P86" style:family="paragraph" style:parent-style-name="Standard">
      <style:text-properties officeooo:rsid="0042bc2b" officeooo:paragraph-rsid="00431b0d"/>
    </style:style>
    <style:style style:name="P87" style:family="paragraph" style:parent-style-name="Standard">
      <style:text-properties officeooo:paragraph-rsid="0048fdcf"/>
    </style:style>
    <style:style style:name="P88" style:family="paragraph" style:parent-style-name="Standard">
      <style:text-properties officeooo:paragraph-rsid="004bd69d"/>
    </style:style>
    <style:style style:name="P89" style:family="paragraph" style:parent-style-name="Standard">
      <style:text-properties officeooo:paragraph-rsid="004bfd9c"/>
    </style:style>
    <style:style style:name="P90" style:family="paragraph" style:parent-style-name="Standard">
      <style:text-properties officeooo:paragraph-rsid="004e6912"/>
    </style:style>
    <style:style style:name="P91" style:family="paragraph" style:parent-style-name="Standard">
      <style:text-properties officeooo:paragraph-rsid="0054959e"/>
    </style:style>
    <style:style style:name="P92" style:family="paragraph" style:parent-style-name="Standard">
      <style:text-properties officeooo:paragraph-rsid="00580bbb"/>
    </style:style>
    <style:style style:name="P93" style:family="paragraph" style:parent-style-name="Standard">
      <style:text-properties officeooo:paragraph-rsid="005d941f"/>
    </style:style>
    <style:style style:name="P94" style:family="paragraph" style:parent-style-name="Standard">
      <style:text-properties officeooo:rsid="00628a01" officeooo:paragraph-rsid="00628a01"/>
    </style:style>
    <style:style style:name="P95" style:family="paragraph" style:parent-style-name="Standard">
      <style:paragraph-properties fo:text-align="center" style:justify-single-word="false"/>
      <style:text-properties fo:font-size="26pt" officeooo:rsid="0011f6fd" officeooo:paragraph-rsid="0011f6fd" style:font-size-asian="26pt" style:font-size-complex="26pt"/>
    </style:style>
    <style:style style:name="P96" style:family="paragraph" style:parent-style-name="Standard">
      <style:paragraph-properties fo:text-align="center" style:justify-single-word="false"/>
      <style:text-properties fo:font-size="26pt" officeooo:rsid="00083ad7" officeooo:paragraph-rsid="00083ad7" style:font-size-asian="26pt" style:font-size-complex="26pt"/>
    </style:style>
    <style:style style:name="P97" style:family="paragraph" style:parent-style-name="Standard">
      <style:paragraph-properties fo:text-align="end" style:justify-single-word="false"/>
      <style:text-properties officeooo:rsid="00083ad7" officeooo:paragraph-rsid="00083ad7"/>
    </style:style>
    <style:style style:name="P98" style:family="paragraph" style:parent-style-name="Standard">
      <style:text-properties officeooo:rsid="0009d382" officeooo:paragraph-rsid="0009d382"/>
    </style:style>
    <style:style style:name="P99" style:family="paragraph" style:parent-style-name="Frame_20_contents">
      <style:text-properties officeooo:rsid="0029f2fa" officeooo:paragraph-rsid="0029f2fa"/>
    </style:style>
    <style:style style:name="P100" style:family="paragraph" style:parent-style-name="Frame_20_contents">
      <style:text-properties officeooo:rsid="0012693f" officeooo:paragraph-rsid="0012693f"/>
    </style:style>
    <style:style style:name="P101" style:family="paragraph" style:parent-style-name="Frame_20_contents">
      <style:text-properties officeooo:rsid="0012693f" officeooo:paragraph-rsid="0020b38e"/>
    </style:style>
    <style:style style:name="P102" style:family="paragraph" style:parent-style-name="Standard">
      <style:paragraph-properties fo:break-before="page"/>
      <style:text-properties fo:font-style="normal" style:font-style-asian="normal" style:font-style-complex="normal"/>
    </style:style>
    <style:style style:name="P103" style:family="paragraph" style:parent-style-name="Standard">
      <style:paragraph-properties fo:break-before="page"/>
      <style:text-properties fo:font-style="italic" officeooo:rsid="0023ca0e" officeooo:paragraph-rsid="00400986" style:font-style-asian="italic" style:font-style-complex="italic"/>
    </style:style>
    <style:style style:name="P104" style:family="paragraph" style:parent-style-name="Standard">
      <style:paragraph-properties fo:break-before="page"/>
      <style:text-properties fo:font-style="italic" officeooo:rsid="0023ca0e" officeooo:paragraph-rsid="004bd69d" style:font-style-asian="italic" style:font-style-complex="italic"/>
    </style:style>
    <style:style style:name="P105" style:family="paragraph" style:parent-style-name="Standard">
      <style:paragraph-properties fo:break-before="page"/>
      <style:text-properties officeooo:paragraph-rsid="00431b0d"/>
    </style:style>
    <style:style style:name="P106" style:family="paragraph" style:parent-style-name="Standard">
      <style:paragraph-properties fo:break-before="page"/>
      <style:text-properties officeooo:paragraph-rsid="00580bbb"/>
    </style:style>
    <style:style style:name="P107" style:family="paragraph" style:parent-style-name="Standard">
      <style:paragraph-properties fo:break-before="page"/>
      <style:text-properties officeooo:paragraph-rsid="005d941f"/>
    </style:style>
    <style:style style:name="P108" style:family="paragraph" style:parent-style-name="Table_20_Contents">
      <style:paragraph-properties fo:text-align="center" style:justify-single-word="false"/>
      <style:text-properties fo:font-weight="bold" officeooo:rsid="00640ae0" officeooo:paragraph-rsid="00640ae0" style:font-weight-asian="bold" style:font-weight-complex="bold"/>
    </style:style>
    <style:style style:name="P109" style:family="paragraph" style:parent-style-name="Table_20_Contents">
      <style:paragraph-properties fo:text-align="center" style:justify-single-word="false"/>
      <style:text-properties officeooo:rsid="00640ae0" officeooo:paragraph-rsid="00640ae0"/>
    </style:style>
    <style:style style:name="P110" style:family="paragraph" style:parent-style-name="Text_20_body">
      <style:text-properties officeooo:paragraph-rsid="0016fc2d"/>
    </style:style>
    <style:style style:name="P111" style:family="paragraph" style:parent-style-name="Standard" style:master-page-name="First_20_Page">
      <style:paragraph-properties fo:text-align="center" style:justify-single-word="false" style:page-number="auto"/>
      <style:text-properties fo:font-size="26pt" officeooo:rsid="0011f6fd" officeooo:paragraph-rsid="0011f6fd" style:font-size-asian="26pt" style:font-size-complex="26pt"/>
    </style:style>
    <style:style style:name="P112" style:family="paragraph" style:parent-style-name="Standard" style:list-style-name="L1"/>
    <style:style style:name="P113" style:family="paragraph" style:parent-style-name="Standard">
      <style:text-properties fo:font-style="normal" fo:font-weight="normal" style:font-style-asian="normal" style:font-weight-asian="normal" style:font-style-complex="normal" style:font-weight-complex="normal"/>
    </style:style>
    <style:style style:name="P114" style:family="paragraph" style:parent-style-name="Standard">
      <style:text-properties officeooo:rsid="002d41f7" officeooo:paragraph-rsid="0026e169"/>
    </style:style>
    <style:style style:name="P115" style:family="paragraph" style:parent-style-name="Standard">
      <style:text-properties officeooo:rsid="002d41f7" officeooo:paragraph-rsid="00288625"/>
    </style:style>
    <style:style style:name="P116" style:family="paragraph" style:parent-style-name="Heading_20_1">
      <style:paragraph-properties fo:break-before="page"/>
    </style:style>
    <style:style style:name="P117" style:family="paragraph" style:parent-style-name="Heading_20_3" style:list-style-name=""/>
    <style:style style:name="P118" style:family="paragraph" style:parent-style-name="Heading_20_3">
      <style:paragraph-properties fo:break-before="page"/>
    </style:style>
    <style:style style:name="P119" style:family="paragraph" style:parent-style-name="Heading_20_2">
      <style:text-properties officeooo:paragraph-rsid="0016fc2d"/>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agraph-properties fo:text-align="center"/>
    </style:style>
    <style:style style:name="T1" style:family="text">
      <style:text-properties officeooo:rsid="00083ad7"/>
    </style:style>
    <style:style style:name="T2" style:family="text">
      <style:text-properties officeooo:rsid="00334967"/>
    </style:style>
    <style:style style:name="T3" style:family="text">
      <style:text-properties style:font-name="Nimbus Roman No9 L1" style:font-name-asian="Nimbus Roman No9 L1" style:font-name-complex="Nimbus Roman No9 L1"/>
    </style:style>
    <style:style style:name="T4" style:family="text">
      <style:text-properties style:font-name="Nimbus Roman No9 L1" officeooo:rsid="001f0341" style:font-name-asian="Nimbus Roman No9 L1" style:font-name-complex="Nimbus Roman No9 L1"/>
    </style:style>
    <style:style style:name="T5" style:family="text">
      <style:text-properties style:font-name="Nimbus Roman No9 L1" officeooo:rsid="001f80a9" style:font-name-asian="Nimbus Roman No9 L1" style:font-name-complex="Nimbus Roman No9 L1"/>
    </style:style>
    <style:style style:name="T6" style:family="text">
      <style:text-properties style:font-name="Nimbus Roman No9 L1" officeooo:rsid="001fc598" style:font-name-asian="Nimbus Roman No9 L1" style:font-name-complex="Nimbus Roman No9 L1"/>
    </style:style>
    <style:style style:name="T7" style:family="text">
      <style:text-properties style:font-name="Nimbus Roman No9 L1" officeooo:rsid="002d41ce" style:font-name-asian="Nimbus Roman No9 L1" style:font-name-complex="Nimbus Roman No9 L1"/>
    </style:style>
    <style:style style:name="T8" style:family="text">
      <style:text-properties style:font-name="Nimbus Roman No9 L1" officeooo:rsid="00288345" style:font-name-asian="Nimbus Roman No9 L1" style:font-name-complex="Nimbus Roman No9 L1"/>
    </style:style>
    <style:style style:name="T9" style:family="text">
      <style:text-properties style:text-position="sub 58%"/>
    </style:style>
    <style:style style:name="T10" style:family="text">
      <style:text-properties style:text-position="sub 58%" style:font-name="Nimbus Roman No9 L1" style:font-name-asian="Nimbus Roman No9 L1" style:font-size-asian="10.5pt" style:font-name-complex="Nimbus Roman No9 L1"/>
    </style:style>
    <style:style style:name="T11" style:family="text">
      <style:text-properties style:text-position="sub 58%" style:font-name="Nimbus Roman No9 L1" officeooo:rsid="001d599d" style:font-name-asian="Nimbus Roman No9 L1" style:font-size-asian="10.5pt" style:font-name-complex="Nimbus Roman No9 L1"/>
    </style:style>
    <style:style style:name="T12" style:family="text">
      <style:text-properties style:text-underline-style="solid" style:text-underline-width="auto" style:text-underline-color="font-color"/>
    </style:style>
    <style:style style:name="T13" style:family="text">
      <style:text-properties fo:background-color="#ff9999" loext:char-shading-value="0"/>
    </style:style>
    <style:style style:name="T14" style:family="text">
      <style:text-properties fo:background-color="#99ff99" loext:char-shading-value="0"/>
    </style:style>
    <style:style style:name="T15" style:family="text">
      <style:text-properties fo:font-style="normal" style:font-style-asian="normal" style:font-style-complex="normal"/>
    </style:style>
    <style:style style:name="T16" style:family="text">
      <style:text-properties fo:font-style="normal" officeooo:rsid="0025ac72" style:font-style-asian="normal" style:font-style-complex="normal"/>
    </style:style>
    <style:style style:name="T17" style:family="text">
      <style:text-properties fo:font-style="normal" officeooo:rsid="0027e02d" style:font-style-asian="normal" style:font-style-complex="normal"/>
    </style:style>
    <style:style style:name="T18" style:family="text">
      <style:text-properties fo:font-style="normal" officeooo:rsid="0033ed75" style:font-style-asian="normal" style:font-style-complex="normal"/>
    </style:style>
    <style:style style:name="T19" style:family="text">
      <style:text-properties fo:font-style="normal" officeooo:rsid="00351005" style:font-style-asian="normal" style:font-style-complex="normal"/>
    </style:style>
    <style:style style:name="T20" style:family="text">
      <style:text-properties fo:font-style="normal" officeooo:rsid="003bd25a" style:font-style-asian="normal" style:font-style-complex="normal"/>
    </style:style>
    <style:style style:name="T21" style:family="text">
      <style:text-properties fo:font-style="normal" officeooo:rsid="003c5358" style:font-style-asian="normal" style:font-style-complex="normal"/>
    </style:style>
    <style:style style:name="T22" style:family="text">
      <style:text-properties fo:font-style="normal" officeooo:rsid="003dc864" style:font-style-asian="normal" style:font-style-complex="normal"/>
    </style:style>
    <style:style style:name="T23" style:family="text">
      <style:text-properties fo:font-style="normal" officeooo:rsid="0035efbe" style:font-style-asian="normal" style:font-style-complex="normal"/>
    </style:style>
    <style:style style:name="T24" style:family="text">
      <style:text-properties fo:font-style="normal" officeooo:rsid="0037b158" style:font-style-asian="normal" style:font-style-complex="normal"/>
    </style:style>
    <style:style style:name="T25" style:family="text">
      <style:text-properties fo:font-style="normal" officeooo:rsid="003eb605" style:font-style-asian="normal" style:font-style-complex="normal"/>
    </style:style>
    <style:style style:name="T26" style:family="text">
      <style:text-properties fo:font-style="normal" officeooo:rsid="004115ba" style:font-style-asian="normal" style:font-style-complex="normal"/>
    </style:style>
    <style:style style:name="T27" style:family="text">
      <style:text-properties fo:font-style="normal" officeooo:rsid="00467020" style:font-style-asian="normal" style:font-style-complex="normal"/>
    </style:style>
    <style:style style:name="T28" style:family="text">
      <style:text-properties fo:font-style="normal" officeooo:rsid="004b1f97" style:font-style-asian="normal" style:font-style-complex="normal"/>
    </style:style>
    <style:style style:name="T29" style:family="text">
      <style:text-properties fo:font-style="normal" officeooo:rsid="00591351" style:font-style-asian="normal" style:font-style-complex="normal"/>
    </style:style>
    <style:style style:name="T30" style:family="text">
      <style:text-properties fo:font-style="normal" officeooo:rsid="005a9200"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5efbe" style:font-style-asian="normal" style:font-weight-asian="normal" style:font-style-complex="normal" style:font-weight-complex="normal"/>
    </style:style>
    <style:style style:name="T33" style:family="text">
      <style:text-properties fo:font-style="normal" fo:font-weight="bold" officeooo:rsid="0025ac72" style:font-style-asian="normal" style:font-weight-asian="bold" style:font-style-complex="normal" style:font-weight-complex="bold"/>
    </style:style>
    <style:style style:name="T34" style:family="text">
      <style:text-properties fo:font-style="normal" fo:font-weight="bold" officeooo:rsid="0035efbe" style:font-style-asian="normal" style:font-weight-asian="bold" style:font-style-complex="normal" style:font-weight-complex="bold"/>
    </style:style>
    <style:style style:name="T35" style:family="text">
      <style:text-properties fo:font-style="normal" fo:font-weight="bold" officeooo:rsid="00351005" style:font-style-asian="normal" style:font-weight-asian="bold" style:font-style-complex="normal" style:font-weight-complex="bold"/>
    </style:style>
    <style:style style:name="T36" style:family="text">
      <style:text-properties fo:font-style="normal" fo:font-weight="bold" officeooo:rsid="003bd25a" style:font-style-asian="normal" style:font-weight-asian="bold" style:font-style-complex="normal" style:font-weight-complex="bold"/>
    </style:style>
    <style:style style:name="T37" style:family="text">
      <style:text-properties fo:font-style="normal" fo:font-weight="bold" officeooo:rsid="003c5358" style:font-style-asian="normal" style:font-weight-asian="bold" style:font-style-complex="normal" style:font-weight-complex="bold"/>
    </style:style>
    <style:style style:name="T38" style:family="text">
      <style:text-properties officeooo:rsid="000dcbf7"/>
    </style:style>
    <style:style style:name="T39" style:family="text">
      <style:text-properties officeooo:rsid="000f81a2"/>
    </style:style>
    <style:style style:name="T40" style:family="text">
      <style:text-properties fo:font-weight="bold" style:font-weight-asian="bold" style:font-weight-complex="bold"/>
    </style:style>
    <style:style style:name="T41" style:family="text">
      <style:text-properties fo:font-weight="bold" officeooo:rsid="002fa87f"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5229dc" style:font-weight-asian="normal" style:font-weight-complex="normal"/>
    </style:style>
    <style:style style:name="T44" style:family="text">
      <style:text-properties fo:font-weight="normal" officeooo:rsid="0052e10a" style:font-weight-asian="normal" style:font-weight-complex="normal"/>
    </style:style>
    <style:style style:name="T45" style:family="text">
      <style:text-properties officeooo:rsid="00174fd1"/>
    </style:style>
    <style:style style:name="T46" style:family="text">
      <style:text-properties officeooo:rsid="00111881"/>
    </style:style>
    <style:style style:name="T47" style:family="text">
      <style:text-properties officeooo:rsid="00122957"/>
    </style:style>
    <style:style style:name="T48" style:family="text">
      <style:text-properties fo:background-color="transparent" loext:char-shading-value="0"/>
    </style:style>
    <style:style style:name="T49" style:family="text">
      <style:text-properties officeooo:rsid="00149a48"/>
    </style:style>
    <style:style style:name="T50" style:family="text">
      <style:text-properties officeooo:rsid="0028106a"/>
    </style:style>
    <style:style style:name="T51" style:family="text">
      <style:text-properties officeooo:rsid="0029558e"/>
    </style:style>
    <style:style style:name="T52" style:family="text">
      <style:text-properties officeooo:rsid="002c8b18"/>
    </style:style>
    <style:style style:name="T53" style:family="text">
      <style:text-properties officeooo:rsid="0012bf0c"/>
    </style:style>
    <style:style style:name="T54" style:family="text">
      <style:text-properties officeooo:rsid="00135413"/>
    </style:style>
    <style:style style:name="T55" style:family="text">
      <style:text-properties officeooo:rsid="001846da"/>
    </style:style>
    <style:style style:name="T56" style:family="text">
      <style:text-properties officeooo:rsid="002fa87f"/>
    </style:style>
    <style:style style:name="T57" style:family="text">
      <style:text-properties officeooo:rsid="0019f8c9"/>
    </style:style>
    <style:style style:name="T58" style:family="text">
      <style:text-properties officeooo:rsid="0023ca0e"/>
    </style:style>
    <style:style style:name="T59" style:family="text">
      <style:text-properties officeooo:rsid="00351005"/>
    </style:style>
    <style:style style:name="T60" style:family="text">
      <style:text-properties fo:font-style="italic" officeooo:rsid="0023ca0e" style:font-style-asian="italic" style:font-style-complex="italic"/>
    </style:style>
    <style:style style:name="T61" style:family="text">
      <style:text-properties fo:font-style="italic" officeooo:rsid="00351005" style:font-style-asian="italic" style:font-style-complex="italic"/>
    </style:style>
    <style:style style:name="T62" style:family="text">
      <style:text-properties fo:font-style="italic" officeooo:rsid="004bb6f5" style:font-style-asian="italic" style:font-style-complex="italic"/>
    </style:style>
    <style:style style:name="T63" style:family="text">
      <style:text-properties fo:font-style="italic" officeooo:rsid="00467020" style:font-style-asian="italic" style:font-style-complex="italic"/>
    </style:style>
    <style:style style:name="T64" style:family="text">
      <style:text-properties fo:font-style="italic" officeooo:rsid="00580bbb" style:font-style-asian="italic" style:font-style-complex="italic"/>
    </style:style>
    <style:style style:name="T65" style:family="text">
      <style:text-properties fo:font-style="italic" officeooo:rsid="005f5968" style:font-style-asian="italic" style:font-style-complex="italic"/>
    </style:style>
    <style:style style:name="T66" style:family="text">
      <style:text-properties officeooo:rsid="0041b98f"/>
    </style:style>
    <style:style style:name="T67" style:family="text">
      <style:text-properties officeooo:rsid="0042bc2b"/>
    </style:style>
    <style:style style:name="T68" style:family="text">
      <style:text-properties officeooo:rsid="00467020"/>
    </style:style>
    <style:style style:name="T69" style:family="text">
      <style:text-properties officeooo:rsid="004bd69d"/>
    </style:style>
    <style:style style:name="T70" style:family="text">
      <style:text-properties officeooo:rsid="004bfd9c"/>
    </style:style>
    <style:style style:name="T71" style:family="text">
      <style:text-properties officeooo:rsid="004cd741"/>
    </style:style>
    <style:style style:name="T72" style:family="text">
      <style:text-properties officeooo:rsid="004f8be5"/>
    </style:style>
    <style:style style:name="T73" style:family="text">
      <style:text-properties officeooo:rsid="005029ab"/>
    </style:style>
    <style:style style:name="T74" style:family="text">
      <style:text-properties officeooo:rsid="0050b146"/>
    </style:style>
    <style:style style:name="T75" style:family="text">
      <style:text-properties officeooo:rsid="0055f1b1"/>
    </style:style>
    <style:style style:name="T76" style:family="text">
      <style:text-properties officeooo:rsid="0056c6d9"/>
    </style:style>
    <style:style style:name="T77" style:family="text">
      <style:text-properties fo:font-size="10.5pt" fo:font-style="italic" officeooo:rsid="0023ca0e" style:font-size-asian="10.5pt" style:font-style-asian="italic" style:font-size-complex="10.5pt" style:font-style-complex="italic"/>
    </style:style>
    <style:style style:name="T78" style:family="text">
      <style:text-properties fo:font-size="10.5pt" fo:font-style="italic" officeooo:rsid="00580bbb" style:font-size-asian="10.5pt" style:font-style-asian="italic" style:font-size-complex="10.5pt" style:font-style-complex="italic"/>
    </style:style>
    <style:style style:name="T79" style:family="text">
      <style:text-properties fo:font-size="10.5pt" fo:font-style="italic" officeooo:rsid="0058acb7" style:font-size-asian="10.5pt" style:font-style-asian="italic" style:font-size-complex="10.5pt" style:font-style-complex="italic"/>
    </style:style>
    <style:style style:name="T80" style:family="text">
      <style:text-properties fo:font-size="10.5pt" fo:font-style="italic" officeooo:rsid="005f5968" style:font-size-asian="10.5pt" style:font-style-asian="italic" style:font-size-complex="10.5pt" style:font-style-complex="italic"/>
    </style:style>
    <style:style style:name="T81" style:family="text">
      <style:text-properties fo:font-size="10.5pt" fo:font-style="normal" officeooo:rsid="004b1f97" style:font-size-asian="10.5pt" style:font-style-asian="normal" style:font-size-complex="10.5pt" style:font-style-complex="normal"/>
    </style:style>
    <style:style style:name="T82" style:family="text">
      <style:text-properties fo:font-size="10.5pt" fo:font-style="normal" officeooo:rsid="0025ac72" style:font-size-asian="10.5pt" style:font-style-asian="normal" style:font-size-complex="10.5pt" style:font-style-complex="normal"/>
    </style:style>
    <style:style style:name="T83" style:family="text">
      <style:text-properties fo:font-size="10.5pt" fo:font-style="normal" officeooo:rsid="00351005" style:font-size-asian="10.5pt" style:font-style-asian="normal" style:font-size-complex="10.5pt" style:font-style-complex="normal"/>
    </style:style>
    <style:style style:name="T84" style:family="text">
      <style:text-properties fo:font-size="10.5pt" fo:font-style="normal" officeooo:rsid="003c5358" style:font-size-asian="10.5pt" style:font-style-asian="normal" style:font-size-complex="10.5pt" style:font-style-complex="normal"/>
    </style:style>
    <style:style style:name="T85" style:family="text">
      <style:text-properties officeooo:rsid="00611bf2"/>
    </style:style>
    <style:style style:name="T86" style:family="text">
      <style:text-properties officeooo:rsid="00640ae0"/>
    </style:style>
    <style:style style:name="T87" style:family="text">
      <style:text-properties officeooo:rsid="001f373d"/>
    </style:style>
    <style:style style:name="T88" style:family="text">
      <style:text-properties officeooo:rsid="0020b38e"/>
    </style:style>
    <style:style style:name="T89" style:family="text">
      <style:text-properties officeooo:rsid="002220a7"/>
    </style:style>
    <style:style style:name="T90" style:family="text">
      <style:text-properties officeooo:rsid="002603d0"/>
    </style:style>
    <style:style style:name="T91" style:family="text">
      <style:text-properties officeooo:rsid="0029df8d"/>
    </style:style>
    <style:style style:name="T92" style:family="text">
      <style:text-properties officeooo:rsid="002aa81b"/>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035cm" svg:stroke-color="#0066cc" draw:fill-color="#3399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5cm" svg:stroke-color="#0066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AREA SEMANAL 2 – <text:span text:style-name="T1">2</text:span></text:p>
      <text:p text:style-name="P95"/>
      <text:p text:style-name="P96">BACKTRACKIN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Integrantes:</text:p>
      <text:p text:style-name="P97">Andrés Monetta</text:p>
      <text:p text:style-name="P97">Alejandro Clara</text:p>
      <text:p text:style-name="P97">Sebastián Daloia</text:p>
      <text:p text:style-name="Standard"/>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Contenido</text:p>
          </text:index-title>
          <text:p text:style-name="P122"><text:a xlink:type="simple" xlink:href="#__RefHeading___Toc3448_1478927255" text:style-name="Index_20_Link" text:visited-style-name="Index_20_Link">3 PREGUNTAS<text:tab/>3</text:a></text:p>
          <text:p text:style-name="P120"><text:a xlink:type="simple" xlink:href="#__RefHeading___Toc3450_1478927255" text:style-name="Index_20_Link" text:visited-style-name="Index_20_Link">a. ¿Cómo implementa Backtracking la recorrida sobre el espacio de soluciones?<text:tab/>3</text:a></text:p>
          <text:p text:style-name="P120"><text:a xlink:type="simple" xlink:href="#__RefHeading___Toc3452_1478927255" text:style-name="Index_20_Link" text:visited-style-name="Index_20_Link">b. ¿Qué diferencia a Backtracking de los algoritmos de “fuerza bruta”?<text:tab/>3</text:a></text:p>
          <text:p text:style-name="P120"><text:a xlink:type="simple" xlink:href="#__RefHeading___Toc3454_1478927255" text:style-name="Index_20_Link" text:visited-style-name="Index_20_Link">c. ¿Qué es la función objetivo y cuándo corresponde tenerla?<text:tab/>3</text:a></text:p>
          <text:p text:style-name="P120"><text:a xlink:type="simple" xlink:href="#__RefHeading___Toc3456_1478927255" text:style-name="Index_20_Link" text:visited-style-name="Index_20_Link">d. Si no se controla un predicado de poda, ¿se pierden soluciones?<text:tab/>3</text:a></text:p>
          <text:p text:style-name="P120"><text:a xlink:type="simple" xlink:href="#__RefHeading___Toc3458_1478927255" text:style-name="Index_20_Link" text:visited-style-name="Index_20_Link">e. ¿Cómo se determina la performance (en general) de los algoritmos de Backtracking?<text:tab/>4</text:a></text:p>
          <text:p text:style-name="P122"><text:a xlink:type="simple" xlink:href="#__RefHeading___Toc11078_1478927255" text:style-name="Index_20_Link" text:visited-style-name="Index_20_Link">4 PROBLEMAS<text:tab/>5</text:a></text:p>
          <text:p text:style-name="P122"><text:a xlink:type="simple" xlink:href="#__RefHeading___Toc11080_1478927255" text:style-name="Index_20_Link" text:visited-style-name="Index_20_Link">Caso m = 1, m cantidad de salas<text:tab/>5</text:a></text:p>
          <text:p text:style-name="P120"><text:a xlink:type="simple" xlink:href="#__RefHeading___Toc11082_1478927255" text:style-name="Index_20_Link" text:visited-style-name="Index_20_Link">Formalización<text:tab/>5</text:a></text:p>
          <text:p text:style-name="P120"><text:a xlink:type="simple" xlink:href="#__RefHeading___Toc11084_1478927255" text:style-name="Index_20_Link" text:visited-style-name="Index_20_Link">Recorrido: Casos de ejemplo<text:tab/>6</text:a></text:p>
          <text:p text:style-name="P121"><text:a xlink:type="simple" xlink:href="#__RefHeading___Toc11086_1478927255" text:style-name="Index_20_Link" text:visited-style-name="Index_20_Link">Caso en donde no todas las charlas pueden ser asignadas a la sala<text:tab/>6</text:a></text:p>
          <text:p text:style-name="P121"><text:a xlink:type="simple" xlink:href="#__RefHeading___Toc11088_1478927255" text:style-name="Index_20_Link" text:visited-style-name="Index_20_Link">Caso en donde todas las charlas pueden ser asignadas a la sala<text:tab/>8</text:a></text:p>
          <text:p text:style-name="P122"><text:a xlink:type="simple" xlink:href="#__RefHeading___Toc11090_1478927255" text:style-name="Index_20_Link" text:visited-style-name="Index_20_Link">Caso general<text:tab/>9</text:a></text:p>
          <text:p text:style-name="P120"><text:a xlink:type="simple" xlink:href="#__RefHeading___Toc11092_1478927255" text:style-name="Index_20_Link" text:visited-style-name="Index_20_Link">Formalización<text:tab/>9</text:a></text:p>
          <text:p text:style-name="P120"><text:a xlink:type="simple" xlink:href="#__RefHeading___Toc11094_1478927255" text:style-name="Index_20_Link" text:visited-style-name="Index_20_Link">Recorrido: Casos de ejemplo<text:tab/>10</text:a></text:p>
          <text:p text:style-name="P121"><text:a xlink:type="simple" xlink:href="#__RefHeading___Toc11096_1478927255" text:style-name="Index_20_Link" text:visited-style-name="Index_20_Link">Casos en donde todas las charlas pueden ser asignadas a alguna sala<text:tab/>10</text:a></text:p>
          <text:p text:style-name="P121"><text:a xlink:type="simple" xlink:href="#__RefHeading___Toc11098_1478927255" text:style-name="Index_20_Link" text:visited-style-name="Index_20_Link">Caso en donde todas las charlas entran en una única sala<text:tab/>10</text:a></text:p>
          <text:p text:style-name="P121"><text:a xlink:type="simple" xlink:href="#__RefHeading___Toc11100_1478927255" text:style-name="Index_20_Link" text:visited-style-name="Index_20_Link">Caso en donde hay una distribución homogénea de charlas en salas<text:tab/>12</text:a></text:p>
          <text:p text:style-name="P121"><text:a xlink:type="simple" xlink:href="#__RefHeading___Toc11102_1478927255" text:style-name="Index_20_Link" text:visited-style-name="Index_20_Link">Caso en donde hay una charla por sala (m=n, caso particular del anterior)<text:tab/>15</text:a></text:p>
          <text:p text:style-name="P121"><text:a xlink:type="simple" xlink:href="#__RefHeading___Toc11104_1478927255" text:style-name="Index_20_Link" text:visited-style-name="Index_20_Link">Casos en donde no todas las charlas pueden ser asignadas a alguna sala<text:tab/>17</text:a></text:p>
          <text:p text:style-name="P121"><text:a xlink:type="simple" xlink:href="#__RefHeading___Toc11106_1478927255" text:style-name="Index_20_Link" text:visited-style-name="Index_20_Link">Caso en donde ninguna charla puede ser asignada a ninguna sala<text:tab/>17</text:a></text:p>
          <text:p text:style-name="P121"><text:a xlink:type="simple" xlink:href="#__RefHeading___Toc11108_1478927255" text:style-name="Index_20_Link" text:visited-style-name="Index_20_Link">Caso en donde una sola charla es asignada a alguna sala<text:tab/>18</text:a></text:p>
          <text:p text:style-name="P121"><text:a xlink:type="simple" xlink:href="#__RefHeading___Toc11110_1478927255" text:style-name="Index_20_Link" text:visited-style-name="Index_20_Link">Caso en donde hay poca diferencia entre la cantidad de charlas asignadas y charlas rechazadas<text:tab/>18</text:a></text:p>
        </text:index-body>
      </text:table-of-content>
      <text:p text:style-name="P98"/>
      <text:h text:style-name="P116" text:outline-level="1"><text:bookmark-start text:name="__RefHeading___Toc3448_1478927255"/>3 PREGUNTAS<text:bookmark-end text:name="__RefHeading___Toc3448_1478927255"/></text:h>
      <text:p text:style-name="P98"/>
      <text:h text:style-name="Heading_20_2" text:outline-level="2"><text:bookmark-start text:name="__RefHeading___Toc3450_1478927255"/>a. ¿Cómo implementa Backtracking la recorrida sobre el espacio de soluciones?<text:bookmark-end text:name="__RefHeading___Toc3450_1478927255"/></text:h>
      <text:p text:style-name="Standard"/>
      <text:p text:style-name="Standard">Los algoritmos basados en Backtracking proceden construyendo la tupla solución componente a componente y evaluando si el prefijo de tupla que se tiene en cada momento tiene posibilidades de conducir a una tupla solución, si no existe tal posibilidad se descarta el valor de dicha componente y se analiza con otro valor para la misma. Si no quedan valores para dicha componente se descarta el valor de la penúltima componente y se sigue de esta forma hasta agotar el espacio de soluciones.</text:p>
      <text:p text:style-name="Standard"/>
      <text:p text:style-name="Standard"/>
      <text:h text:style-name="Heading_20_2" text:outline-level="2"><text:bookmark-start text:name="__RefHeading___Toc3452_1478927255"/>b. ¿Qué diferencia a Backtracking de los algoritmos de “fuerza bruta”?<text:bookmark-end text:name="__RefHeading___Toc3452_1478927255"/></text:h>
      <text:p text:style-name="Standard"/>
      <text:p text:style-name="Standard">Un algoritmo de fuerza bruta hallaria todas las soluciones posibles a cirto problema, luego se fijaria cual de ellas cumple con las restrinciones dadas. Para esto el algoritmo debe chequear todos los subconjuntos generados, lo que llevaria a un tiempo de ejecución muy elevado. </text:p>
      <text:p text:style-name="Standard">Por otro lado tenemos a los algoritmos basados en Backtracking, que son mas eficientes en tiempo de ejecución. Estos algoritmos cuentan con ciertas restrinciones y condiciónes que hacen que el espacio de soluciones generado sea mas chico (comparando con todas las soluciones posibles). Como resultado, se buscara la solucion en un conjunto de soluciones mas chico.</text:p>
      <text:p text:style-name="Standard"/>
      <text:h text:style-name="Heading_20_2" text:outline-level="2"><text:bookmark-start text:name="__RefHeading___Toc3454_1478927255"/>c. ¿Qué es la función objetivo y cuándo corresponde tenerla?<text:bookmark-end text:name="__RefHeading___Toc3454_1478927255"/></text:h>
      <text:p text:style-name="Standard"/>
      <text:p text:style-name="Standard">La función objeto se especifica en problemas de optimización, y se refiere a optimizar alguna cantidad. </text:p>
      <text:p text:style-name="Standard">Por ejemplo si se tiene un problema de colorear un mapa con la minima cantidad de colores, es un problema de optimización. Entonces en este caso corresponde tener una función objeto. Esta seria f = min (cantColores(t)), donde cantColores(t) es la cantidad de colores deistintos utilizados en una tupla solución. Por otro lado si se tiene un problema de colocar n reinas en un tablero de ajedrez de nxn, de tal forma que dos reinas cualesquiera no puedan comerse entra si. No es un problema de optimización, por lo que no corresponde tener una función objeto.</text:p>
      <text:p text:style-name="Standard"/>
      <text:h text:style-name="Heading_20_2" text:outline-level="2"><text:bookmark-start text:name="__RefHeading___Toc3456_1478927255"/>d. Si no se controla un predicado de poda, ¿se pierden soluciones?<text:bookmark-end text:name="__RefHeading___Toc3456_1478927255"/></text:h>
      <text:p text:style-name="Standard"/>
      <text:p text:style-name="Standard">Dependiendo del problema a resolver, pueden existir datos obtenidos del planteo del mismo que permitan mejorar la recorrida del árbol de soluciones en cuanto a la cantidad de tuplas a generar. Estos datos se denominan predicados de poda. Se debe tener en cuenta que este no determina si una tupla sera solución, es decir el hecho de no controlar este tipo de predicados no genera “falsas” <text:soft-page-break/>soluciones, porque dicha tupla cuando este completamente construida no verificará alguna restricción implícita o la función objetivo.</text:p>
      <text:p text:style-name="Standard"/>
      <text:p text:style-name="Standard"/>
      <text:h text:style-name="Heading_20_2" text:outline-level="2"><text:bookmark-start text:name="__RefHeading___Toc3458_1478927255"/>e. ¿Cómo se determina la performance (en general) de los algoritmos de Backtracking?<text:bookmark-end text:name="__RefHeading___Toc3458_1478927255"/></text:h>
      <text:p text:style-name="Standard"/>
      <text:p text:style-name="Standard">En general la eficiencia de un algoritmo de Backtracking depende de: </text:p>
      <text:p text:style-name="Standard"/>
      <text:p text:style-name="Standard"><text:tab/></text:p>
      <text:list xml:id="list13104145091" text:style-name="L1">
        <text:list-item>
          <text:p text:style-name="P112">Tiempo necesario para generar cada valor de una componente. </text:p>
        </text:list-item>
        <text:list-item>
          <text:p text:style-name="P112">Cantidad de valores de cada componente que satisfacen las restricciones implícitas. </text:p>
        </text:list-item>
        <text:list-item>
          <text:p text:style-name="P112">Tiempo necesario para evaluar las restricciones implícitas y los predicados de poda.</text:p>
        </text:list-item>
      </text:list>
      <text:p text:style-name="Standard"><text:tab/> <text:s text:c="2"/></text:p>
      <text:p text:style-name="Standard"/>
      <text:p text:style-name="Standard"/>
      <text:p text:style-name="Standard"/>
      <text:p text:style-name="Standard"/>
      <text:h text:style-name="P116" text:outline-level="1"><text:bookmark-start text:name="__RefHeading___Toc11078_1478927255"/>4 PROBLEMAS<text:bookmark-end text:name="__RefHeading___Toc11078_1478927255"/></text:h>
      <text:h text:style-name="Heading_20_1" text:outline-level="1"><text:bookmark-start text:name="__RefHeading___Toc11080_1478927255"/>Caso m = 1, m cantidad de salas<text:bookmark-end text:name="__RefHeading___Toc11080_1478927255"/></text:h>
      <text:h text:style-name="Heading_20_2" text:outline-level="2"><text:bookmark-start text:name="__RefHeading___Toc11082_1478927255"/>Formalización<text:bookmark-end text:name="__RefHeading___Toc11082_1478927255"/></text:h>
      <text:p text:style-name="P15">Se definen</text:p>
      <text:p text:style-name="P16">array salas</text:p>
      <text:p text:style-name="P16">array charlas</text:p>
      <text:p text:style-name="P16"/>
      <text:p text:style-name="P19">Las estructuras para el problem<text:span text:style-name="T2">a</text:span> son:</text:p>
      <text:p text:style-name="P17"><draw:frame draw:style-name="fr1" draw:name="Frame1" text:anchor-type="paragraph" svg:x="0.506cm" svg:y="0.517cm" svg:width="9.035cm" draw:z-index="278"><draw:text-box fo:min-height="3.708cm"><text:p text:style-name="P99">Charla</text:p><text:p text:style-name="P99"><text:tab/>inicio : unsigned int</text:p><text:p text:style-name="P99"><text:tab/>fin : unsigned int</text:p><text:p text:style-name="P99"><text:tab/>asistentes : unsigned int /*cantidad <text:tab/><text:tab/> <text:s text:c="19"/>esperada de asistentes*/</text:p></draw:text-box></draw:frame></text:p>
      <text:p text:style-name="P16"><draw:frame draw:style-name="fr2" draw:name="Frame2" text:anchor-type="paragraph" svg:x="11.033cm" svg:y="0.002cm" svg:width="5.86cm" draw:z-index="328"><draw:text-box fo:min-height="3.607cm"><text:p text:style-name="P99">Sala</text:p><text:p text:style-name="P99"><text:tab/>inicio : unsigned int</text:p><text:p text:style-name="P99"><text:tab/>fin: unsigned int</text:p></draw:text-box></draw:frame></text:p>
      <text:p text:style-name="P16"/>
      <text:p text:style-name="P16"/>
      <text:p text:style-name="P16"/>
      <text:p text:style-name="P16"/>
      <text:p text:style-name="P16"/>
      <text:p text:style-name="P20"/>
      <text:p text:style-name="P20">Caso m=1 siendo m la cantidad de salas disponibles</text:p>
      <text:p text:style-name="P20"/>
      <text:p text:style-name="P2">□ Forma de solución</text:p>
      <text:p text:style-name="P22"><text:span text:style-name="T3">k variable de la forma <text:s/>&lt;x</text:span><text:span text:style-name="T10">0</text:span><text:span text:style-name="T3">, … , x</text:span><text:span text:style-name="T10">k-1</text:span><text:span text:style-name="T3">&gt; con </text:span><text:span text:style-name="T3"><draw:frame draw:style-name="fr3" draw:name="Object1" text:anchor-type="as-char" svg:y="-0.393cm" svg:width="1.686cm" svg:height="0.492cm" draw:z-index="7"><draw:object xlink:href="./Object 1" xlink:type="simple" xlink:show="embed" xlink:actuate="onLoad"/><draw:image xlink:href="./ObjectReplacements/Object 1" xlink:type="simple" xlink:show="embed" xlink:actuate="onLoad"/><svg:desc>formula</svg:desc></draw:frame></text:span><text:span text:style-name="T4">y n = |charlas|</text:span></text:p>
      <text:p text:style-name="P16"><text:span text:style-name="T3">x</text:span><text:span text:style-name="T11">i</text:span><text:span text:style-name="T3"> representa el índice de un elemento del conjunto charlas para i=0, … , k-1</text:span></text:p>
      <text:p text:style-name="P5"/>
      <text:p text:style-name="P23"><text:span text:style-name="T3">□</text:span><text:span text:style-name="T5"> Restricciones explícitas</text:span></text:p>
      <text:p text:style-name="P26"><text:span text:style-name="T3">xi ∈{0, … , n-1}para todo i </text:span><text:span text:style-name="T3"><draw:frame draw:style-name="fr3" draw:name="Object2" text:anchor-type="as-char" svg:y="-0.393cm" svg:width="2.194cm" svg:height="0.492cm" draw:z-index="0"><draw:object xlink:href="./Object 2" xlink:type="simple" xlink:show="embed" xlink:actuate="onLoad"/><draw:image xlink:href="./ObjectReplacements/Object 2" xlink:type="simple" xlink:show="embed" xlink:actuate="onLoad"/><svg:desc>formula</svg:desc></draw:frame></text:span></text:p>
      <text:p text:style-name="P6"/>
      <text:p text:style-name="P24"><text:span text:style-name="T3">□ </text:span><text:span text:style-name="T6">Restricciones implícitas</text:span></text:p>
      <text:p text:style-name="P27"><text:span text:style-name="T6">D</text:span><text:span text:style-name="T3">os charlas pueden ser asignadas a la única sala del problema si sus horarios son compatibles.</text:span></text:p>
      <text:p text:style-name="P7"><draw:frame draw:style-name="fr3" draw:name="Object4" text:anchor-type="as-char" svg:y="-0.393cm" svg:width="14.376cm" svg:height="0.513cm" draw:z-index="1"><draw:object xlink:href="./Object 3" xlink:type="simple" xlink:show="embed" xlink:actuate="onLoad"/><draw:image xlink:href="./ObjectReplacements/Object 3" xlink:type="simple" xlink:show="embed" xlink:actuate="onLoad"/><svg:desc>formula</svg:desc></draw:frame></text:p>
      <text:p text:style-name="P7"/>
      <text:p text:style-name="P28"><text:span text:style-name="T3">La suma del horario de las charlas no debe exceder el to</text:span><text:span text:style-name="T7">t</text:span><text:span text:style-name="T3">al de horas disponibles por la única sala.</text:span></text:p>
      <text:p text:style-name="P8"><draw:frame draw:style-name="fr3" draw:name="Object3" text:anchor-type="as-char" svg:y="-0.914cm" svg:width="10.657cm" svg:height="1.753cm" draw:z-index="327"><draw:object xlink:href="./Object 4" xlink:type="simple" xlink:show="embed" xlink:actuate="onLoad"/><draw:image xlink:href="./ObjectReplacements/Object 4" xlink:type="simple" xlink:show="embed" xlink:actuate="onLoad"/><svg:desc>formula</svg:desc></draw:frame></text:p>
      <text:p text:style-name="P8"/>
      <text:p text:style-name="P25"><text:span text:style-name="T6">□ </text:span><text:span text:style-name="T8">Función objetivo</text:span></text:p>
      <text:p text:style-name="P10"><draw:frame draw:style-name="fr3" draw:name="Object5" text:anchor-type="as-char" svg:y="-0.393cm" svg:width="8.107cm" svg:height="0.563cm" draw:z-index="329"><draw:object xlink:href="./Object 5" xlink:type="simple" xlink:show="embed" xlink:actuate="onLoad"/><draw:image xlink:href="./ObjectReplacements/Object 5" xlink:type="simple" xlink:show="embed" xlink:actuate="onLoad"/><svg:desc>formula</svg:desc></draw:frame></text:p>
      <text:p text:style-name="P9"/>
      <text:p text:style-name="P29"><text:span text:style-name="T6">f</text:span><text:span text:style-name="T3">=max</text:span><text:span text:style-name="T10">t∈T</text:span><text:span text:style-name="T3">{cantAsistentes(t)}</text:span></text:p>
      <text:p text:style-name="P11"/>
      <text:p text:style-name="P30"><text:span text:style-name="T3">cantAsistentes(t)= </text:span><text:span text:style-name="T3"><draw:frame draw:style-name="fr3" draw:name="Object6" text:anchor-type="as-char" svg:y="-0.728cm" svg:width="5.436cm" svg:height="1.169cm" draw:z-index="330"><draw:object xlink:href="./Object 6" xlink:type="simple" xlink:show="embed" xlink:actuate="onLoad"/><draw:image xlink:href="./ObjectReplacements/Object 6" xlink:type="simple" xlink:show="embed" xlink:actuate="onLoad"/><svg:desc>formula</svg:desc></draw:frame></text:span></text:p>
      <text:p text:style-name="Standard"/>
      <text:h text:style-name="Heading_20_2" text:outline-level="2"><text:bookmark-start text:name="__RefHeading___Toc11084_1478927255"/><text:soft-page-break/>Recorrido: Casos de ejemplo<text:bookmark-end text:name="__RefHeading___Toc11084_1478927255"/></text:h>
      <text:h text:style-name="Heading_20_3" text:outline-level="3"><text:bookmark-start text:name="__RefHeading___Toc11086_1478927255"/>Caso en donde <text:span text:style-name="T12">no</text:span> todas las charlas pueden ser asignadas a la sala<text:bookmark-end text:name="__RefHeading___Toc11086_1478927255"/></text:h>
      <text:p text:style-name="Standard"/>
      <text:p text:style-name="P46"><text:tab/><text:tab/>Juego de datos</text:p>
      <text:p text:style-name="P46"><draw:frame draw:style-name="fr2" draw:name="Marco1" text:anchor-type="paragraph" svg:x="0.037cm" svg:y="0.344cm" svg:width="3.454cm" draw:z-index="331"><draw:text-box fo:min-height="3.156cm"><text:p text:style-name="P46">Sala 0</text:p><text:p text:style-name="P46"/><text:p text:style-name="P46"><text:tab/>inicio: 16</text:p><text:p text:style-name="P46"><text:tab/>fin: 19</text:p></draw:text-box></draw:frame></text:p>
      <text:p text:style-name="P46"/>
      <text:p text:style-name="P46"/>
      <text:p text:style-name="P46"/>
      <text:p text:style-name="P46"/>
      <text:p text:style-name="P46"/>
      <text:p text:style-name="P46"/>
      <text:p text:style-name="P46"/>
      <text:p text:style-name="P46"><draw:frame draw:style-name="fr2" draw:name="Marco2" text:anchor-type="paragraph" svg:x="-0.042cm" svg:y="0.34cm" svg:width="4.143cm" draw:z-index="332"><draw:text-box fo:min-height="2.97cm"><text:p text:style-name="P46">Charla 0</text:p><text:p text:style-name="P46"><text:tab/>asistentes: 15</text:p><text:p text:style-name="P46"><text:tab/>inicio: 16</text:p><text:p text:style-name="P46"><text:tab/>fin: 17</text:p></draw:text-box></draw:frame><draw:frame draw:style-name="fr2" draw:name="Marco3" text:anchor-type="paragraph" svg:x="4.842cm" svg:y="0.339cm" svg:width="4.143cm" draw:z-index="333"><draw:text-box fo:min-height="3.032cm"><text:p text:style-name="P46">Charla 1</text:p><text:p text:style-name="P46"><text:tab/>asistentes: 30</text:p><text:p text:style-name="P46"><text:tab/>inicio: 17</text:p><text:p text:style-name="P46"><text:tab/>fin: 18</text:p></draw:text-box></draw:frame><draw:frame draw:style-name="fr2" draw:name="Marco4" text:anchor-type="paragraph" svg:x="9.807cm" svg:y="0.319cm" svg:width="4.143cm" draw:z-index="334"><draw:text-box fo:min-height="3.094cm"><text:p text:style-name="P46">Charla 2</text:p><text:p text:style-name="P46"><text:tab/>asistentes: 30</text:p><text:p text:style-name="P46"><text:tab/>inicio: 18</text:p><text:p text:style-name="P46"><text:tab/>fin: 20</text:p></draw:text-box></draw:frame></text:p>
      <text:p text:style-name="P46"/>
      <text:p text:style-name="P46"/>
      <text:p text:style-name="P46"/>
      <text:p text:style-name="P46"/>
      <text:p text:style-name="P46"/>
      <text:p text:style-name="P46"/>
      <text:p text:style-name="P46"/>
      <text:p text:style-name="P46">Árbol de soluciones</text:p>
      <text:p text:style-name="P46"/>
      <text:p text:style-name="P46"><draw:line text:anchor-type="paragraph" draw:z-index="295" draw:style-name="gr1" draw:text-style-name="P124" svg:x1="0.633cm" svg:y1="0.45cm" svg:x2="2.833cm" svg:y2="0.993cm"><text:p/></draw:line>&lt;,&gt;</text:p>
      <text:p text:style-name="P46"><draw:line text:anchor-type="paragraph" draw:z-index="292" draw:style-name="gr1" draw:text-style-name="P124" svg:x1="0.312cm" svg:y1="0.074cm" svg:x2="0.312cm" svg:y2="0.464cm"><text:p/></draw:line><draw:line text:anchor-type="paragraph" draw:z-index="294" draw:style-name="gr1" draw:text-style-name="P124" svg:x1="0.494cm" svg:y1="0.088cm" svg:x2="1.496cm" svg:y2="0.478cm"><text:p/></draw:line></text:p>
      <text:p text:style-name="P46"><draw:line text:anchor-type="paragraph" draw:z-index="299" draw:style-name="gr1" draw:text-style-name="P124" svg:x1="3.166cm" svg:y1="0.312cm" svg:x2="5.283cm" svg:y2="1.021cm"><text:p/></draw:line><draw:line text:anchor-type="paragraph" draw:z-index="300" draw:style-name="gr1" draw:text-style-name="P124" svg:x1="3.166cm" svg:y1="0.312cm" svg:x2="6.412cm" svg:y2="0.966cm"><text:p/></draw:line>&lt;0&gt;<text:tab/>&lt;1&gt;<text:tab/><text:span text:style-name="T13">&lt;2&gt;</text:span></text:p>
      <text:p text:style-name="P46"><draw:line text:anchor-type="paragraph" draw:z-index="293" draw:style-name="gr1" draw:text-style-name="P124" svg:x1="0.369cm" svg:y1="0.048cm" svg:x2="0.369cm" svg:y2="0.466cm"><text:p/></draw:line><draw:line text:anchor-type="paragraph" draw:z-index="296" draw:style-name="gr1" draw:text-style-name="P124" svg:x1="0.494cm" svg:y1="0.005cm" svg:x2="1.593cm" svg:y2="0.494cm"><text:p/></draw:line><draw:line text:anchor-type="paragraph" draw:z-index="297" draw:style-name="gr1" draw:text-style-name="P124" svg:x1="1.593cm" svg:y1="0.005cm" svg:x2="2.736cm" svg:y2="0.534cm"><text:p/></draw:line><draw:line text:anchor-type="paragraph" draw:z-index="298" draw:style-name="gr1" draw:text-style-name="P124" svg:x1="1.829cm" svg:y1="0.005cm" svg:x2="3.919cm" svg:y2="0.494cm"><text:p/></draw:line></text:p>
      <text:p text:style-name="P46">&lt;0,1&gt; &lt;0,2&gt; <text:s text:c="2"/>&lt;1,0&gt; &lt;1,2&gt; <text:s text:c="2"/>&lt;2,0&gt; &lt;2,1&gt;</text:p>
      <text:p text:style-name="P46"><draw:line text:anchor-type="paragraph" draw:z-index="301" draw:style-name="gr1" draw:text-style-name="P124" svg:x1="0.349cm" svg:y1="0.037cm" svg:x2="0.349cm" svg:y2="0.49cm"><text:p/></draw:line><draw:line text:anchor-type="paragraph" draw:z-index="302" draw:style-name="gr1" draw:text-style-name="P124" svg:x1="1.697cm" svg:y1="0.037cm" svg:x2="1.988cm" svg:y2="0.464cm"><text:p/></draw:line><draw:line text:anchor-type="paragraph" draw:z-index="303" draw:style-name="gr1" draw:text-style-name="P124" svg:x1="2.958cm" svg:y1="0.049cm" svg:x2="3.688cm" svg:y2="0.515cm"><text:p/></draw:line><draw:line text:anchor-type="paragraph" draw:z-index="304" draw:style-name="gr1" draw:text-style-name="P124" svg:x1="4.09cm" svg:y1="0.062cm" svg:x2="5.148cm" svg:y2="0.439cm"><text:p/></draw:line><draw:line text:anchor-type="paragraph" draw:z-index="305" draw:style-name="gr1" draw:text-style-name="P124" svg:x1="5.44cm" svg:y1="0.062cm" svg:x2="6.675cm" svg:y2="0.452cm"><text:p/></draw:line><draw:line text:anchor-type="paragraph" draw:z-index="306" draw:style-name="gr1" draw:text-style-name="P124" svg:x1="6.599cm" svg:y1="0.062cm" svg:x2="8.162cm" svg:y2="0.439cm"><text:p/></draw:line></text:p>
      <text:p text:style-name="P46">&lt;0,1,2&gt; &lt;0,2,1&gt; <text:s text:c="2"/>&lt;1,0,2&gt; &lt;1,2,0&gt; <text:s text:c="2"/>&lt;2,0,1&gt; &lt;2,1,0&gt;</text:p>
      <text:p text:style-name="P46"/>
      <text:p text:style-name="P46">En la raíz se cumple la restricción implícita de la no coincidencia horaria charla-sala, ya que la charla 2 no está contenida por los horarios de la sala.</text:p>
      <text:p text:style-name="P46">Luego no se sigue recorriendo el árbol de soluciones por los estados de los subárboles generados por &lt;2&gt;.</text:p>
      <text:p text:style-name="P46"/>
      <text:p text:style-name="P46"/>
      <text:p text:style-name="P102">Se procede a observar el siguiente árbol</text:p>
      <text:p text:style-name="P46"/>
      <text:p text:style-name="P46">&lt;,&gt;</text:p>
      <text:p text:style-name="P46"><draw:line text:anchor-type="paragraph" draw:z-index="307" draw:style-name="gr1" draw:text-style-name="P124" svg:x1="0.312cm" svg:y1="0.074cm" svg:x2="0.312cm" svg:y2="0.464cm"><text:p/></draw:line><draw:line text:anchor-type="paragraph" draw:z-index="309" draw:style-name="gr1" draw:text-style-name="P124" svg:x1="0.494cm" svg:y1="0.088cm" svg:x2="1.496cm" svg:y2="0.478cm"><text:p/></draw:line></text:p>
      <text:p text:style-name="P46">&lt;0&gt;<text:tab/>&lt;1&gt;</text:p>
      <text:p text:style-name="P46"><draw:line text:anchor-type="paragraph" draw:z-index="308" draw:style-name="gr1" draw:text-style-name="P124" svg:x1="0.369cm" svg:y1="0.048cm" svg:x2="0.369cm" svg:y2="0.466cm"><text:p/></draw:line><draw:line text:anchor-type="paragraph" draw:z-index="310" draw:style-name="gr1" draw:text-style-name="P124" svg:x1="0.494cm" svg:y1="0.005cm" svg:x2="1.593cm" svg:y2="0.494cm"><text:p/></draw:line><draw:line text:anchor-type="paragraph" draw:z-index="311" draw:style-name="gr1" draw:text-style-name="P124" svg:x1="1.593cm" svg:y1="0.005cm" svg:x2="2.736cm" svg:y2="0.534cm"><text:p/></draw:line><draw:line text:anchor-type="paragraph" draw:z-index="312" draw:style-name="gr1" draw:text-style-name="P124" svg:x1="1.829cm" svg:y1="0.005cm" svg:x2="3.919cm" svg:y2="0.494cm"><text:p/></draw:line></text:p>
      <text:p text:style-name="P46">&lt;0,1&gt; <text:span text:style-name="T13">&lt;0,2&gt;</text:span> <text:s text:c="2"/>&lt;1,0&gt; <text:span text:style-name="T13">&lt;1,2&gt;</text:span> </text:p>
      <text:p text:style-name="P46"><draw:line text:anchor-type="paragraph" draw:z-index="313" draw:style-name="gr1" draw:text-style-name="P124" svg:x1="0.349cm" svg:y1="0.037cm" svg:x2="0.349cm" svg:y2="0.49cm"><text:p/></draw:line><draw:line text:anchor-type="paragraph" draw:z-index="314" draw:style-name="gr1" draw:text-style-name="P124" svg:x1="1.697cm" svg:y1="0.037cm" svg:x2="1.988cm" svg:y2="0.464cm"><text:p/></draw:line><draw:line text:anchor-type="paragraph" draw:z-index="315" draw:style-name="gr1" draw:text-style-name="P124" svg:x1="2.958cm" svg:y1="0.049cm" svg:x2="3.688cm" svg:y2="0.515cm"><text:p/></draw:line><draw:line text:anchor-type="paragraph" draw:z-index="316" draw:style-name="gr1" draw:text-style-name="P124" svg:x1="4.09cm" svg:y1="0.062cm" svg:x2="5.148cm" svg:y2="0.439cm"><text:p/></draw:line></text:p>
      <text:p text:style-name="P46">&lt;0,1,2&gt; &lt;0,2,1&gt; <text:s text:c="2"/>&lt;1,0,2&gt; &lt;1,2,0&gt;</text:p>
      <text:p text:style-name="P46"/>
      <text:p text:style-name="P46">Tanto en &lt;0&gt; como en &lt;1&gt; se cumple la misma restricción implícita mencionada anteriormente. Entonces no se sigue recorriendo por</text:p>
      <text:p text:style-name="P46">&lt;0,2&gt; <text:s text:c="2"/>&lt;1,2&gt;</text:p>
      <text:p text:style-name="P46"/>
      <text:p text:style-name="P46">Se procede a observar el siguiente árbol</text:p>
      <text:p text:style-name="P46"/>
      <text:p text:style-name="P46">&lt;,&gt;</text:p>
      <text:p text:style-name="P46"><draw:line text:anchor-type="paragraph" draw:z-index="317" draw:style-name="gr1" draw:text-style-name="P124" svg:x1="0.312cm" svg:y1="0.074cm" svg:x2="0.312cm" svg:y2="0.464cm"><text:p/></draw:line><draw:line text:anchor-type="paragraph" draw:z-index="319" draw:style-name="gr1" draw:text-style-name="P124" svg:x1="0.494cm" svg:y1="0.088cm" svg:x2="1.496cm" svg:y2="0.478cm"><text:p/></draw:line></text:p>
      <text:p text:style-name="P46">&lt;0&gt;<text:tab/>&lt;1&gt;</text:p>
      <text:p text:style-name="P46"><draw:line text:anchor-type="paragraph" draw:z-index="318" draw:style-name="gr1" draw:text-style-name="P124" svg:x1="0.369cm" svg:y1="0.048cm" svg:x2="0.369cm" svg:y2="0.466cm"><text:p/></draw:line><draw:line text:anchor-type="paragraph" draw:z-index="320" draw:style-name="gr1" draw:text-style-name="P124" svg:x1="1.593cm" svg:y1="0.005cm" svg:x2="2.736cm" svg:y2="0.534cm"><text:p/></draw:line></text:p>
      <text:p text:style-name="P46">&lt;0,1&gt; <text:tab/> <text:s text:c="8"/>&lt;1,0&gt;</text:p>
      <text:p text:style-name="P46"><draw:line text:anchor-type="paragraph" draw:z-index="321" draw:style-name="gr1" draw:text-style-name="P124" svg:x1="0.349cm" svg:y1="0.037cm" svg:x2="0.349cm" svg:y2="0.49cm"><text:p/></draw:line><draw:line text:anchor-type="paragraph" draw:z-index="322" draw:style-name="gr1" draw:text-style-name="P124" svg:x1="2.958cm" svg:y1="0.049cm" svg:x2="3.688cm" svg:y2="0.515cm"><text:p/></draw:line></text:p>
      <text:p text:style-name="P46"><text:span text:style-name="T13">&lt;0,1,2&gt; </text:span><text:tab/> <text:s text:c="4"/><text:span text:style-name="T13">&lt;1,0,2&gt;</text:span></text:p>
      <text:p text:style-name="P46"/>
      <text:p text:style-name="P46">Tanto en &lt;0,1&gt; como en &lt;1,0&gt; se cumple la misma restricción implícita mencionada anteriormente. Entonces se descartan</text:p>
      <text:p text:style-name="P46">&lt;0,1,2&gt; <text:s text:c="2"/>&lt;1,0,2&gt;</text:p>
      <text:p text:style-name="P46"/>
      <text:p text:style-name="P46">Se procede a observar el siguiente árbol</text:p>
      <text:p text:style-name="P46"/>
      <text:p text:style-name="P46">&lt;,&gt;</text:p>
      <text:p text:style-name="P46"><draw:line text:anchor-type="paragraph" draw:z-index="323" draw:style-name="gr1" draw:text-style-name="P124" svg:x1="0.312cm" svg:y1="0.074cm" svg:x2="0.312cm" svg:y2="0.464cm"><text:p/></draw:line><draw:line text:anchor-type="paragraph" draw:z-index="325" draw:style-name="gr1" draw:text-style-name="P124" svg:x1="0.494cm" svg:y1="0.088cm" svg:x2="1.496cm" svg:y2="0.478cm"><text:p/></draw:line></text:p>
      <text:p text:style-name="P46">&lt;0&gt;<text:tab/>&lt;1&gt;</text:p>
      <text:p text:style-name="P46"><draw:line text:anchor-type="paragraph" draw:z-index="324" draw:style-name="gr1" draw:text-style-name="P124" svg:x1="0.369cm" svg:y1="0.048cm" svg:x2="0.369cm" svg:y2="0.466cm"><text:p/></draw:line><draw:line text:anchor-type="paragraph" draw:z-index="326" draw:style-name="gr1" draw:text-style-name="P124" svg:x1="1.593cm" svg:y1="0.005cm" svg:x2="2.736cm" svg:y2="0.534cm"><text:p/></draw:line></text:p>
      <text:p text:style-name="P46"><text:span text:style-name="T14">&lt;0,1&gt;</text:span> <text:tab/> <text:s text:c="8"/><text:span text:style-name="T14">&lt;1,0&gt;</text:span></text:p>
      <text:p text:style-name="P46"/>
      <text:p text:style-name="P46">en el cual todas las tuplas son soluciones posibles, y la función objetivo (dependiendo de su implementación) va a devolver &lt;0,1&gt; o &lt;1,0&gt; (son permutaciones una de la otra) que son las soluciones con mayor cantidad de asistentes.</text:p>
      <text:p text:style-name="P46"/>
      <text:h text:style-name="P118" text:outline-level="3"><text:bookmark-start text:name="__RefHeading___Toc11088_1478927255"/>Caso en donde todas las charlas pueden ser asignadas a la sala<text:bookmark-end text:name="__RefHeading___Toc11088_1478927255"/></text:h>
      <text:p text:style-name="P46"><draw:frame draw:style-name="fr2" draw:name="Marco5" text:anchor-type="paragraph" svg:x="0.037cm" svg:y="0.344cm" svg:width="3.454cm" draw:z-index="338"><draw:text-box fo:min-height="3.156cm"><text:p text:style-name="P46">Sala 0</text:p><text:p text:style-name="P46"/><text:p text:style-name="P46"><text:tab/>inicio: 16</text:p><text:p text:style-name="P46"><text:tab/>fin: 19</text:p></draw:text-box></draw:frame><text:tab/>Juego de datos</text:p>
      <text:p text:style-name="P46"/>
      <text:p text:style-name="P46"/>
      <text:p text:style-name="P46"/>
      <text:p text:style-name="P46"/>
      <text:p text:style-name="P46"/>
      <text:p text:style-name="P46"/>
      <text:p text:style-name="P46"><draw:frame draw:style-name="fr2" draw:name="Marco8" text:anchor-type="paragraph" svg:x="9.807cm" svg:y="0.319cm" svg:width="4.143cm" draw:z-index="337"><draw:text-box fo:min-height="3.094cm"><text:p text:style-name="P46">Charla 2</text:p><text:p text:style-name="P46"><text:tab/>asistentes: 15</text:p><text:p text:style-name="P46"><text:tab/>inicio: 18</text:p><text:p text:style-name="P46"><text:tab/>fin: 19</text:p></draw:text-box></draw:frame><draw:frame draw:style-name="fr2" draw:name="Marco7" text:anchor-type="paragraph" svg:x="4.842cm" svg:y="0.339cm" svg:width="4.143cm" draw:z-index="336"><draw:text-box fo:min-height="3.032cm"><text:p text:style-name="P46">Charla 1</text:p><text:p text:style-name="P46"><text:tab/>asistentes: 30</text:p><text:p text:style-name="P46"><text:tab/>inicio: 17</text:p><text:p text:style-name="P46"><text:tab/>fin: 18</text:p></draw:text-box></draw:frame><draw:frame draw:style-name="fr2" draw:name="Marco6" text:anchor-type="paragraph" svg:x="-0.042cm" svg:y="0.34cm" svg:width="4.143cm" draw:z-index="335"><draw:text-box fo:min-height="2.97cm"><text:p text:style-name="P46">Charla 0</text:p><text:p text:style-name="P46"><text:tab/>asistentes: 15</text:p><text:p text:style-name="P46"><text:tab/>inicio: 16</text:p><text:p text:style-name="P46"><text:tab/>fin: 17</text:p></draw:text-box></draw:frame></text:p>
      <text:p text:style-name="P46"/>
      <text:p text:style-name="P46"/>
      <text:p text:style-name="P46"/>
      <text:p text:style-name="P46"/>
      <text:p text:style-name="P46"/>
      <text:p text:style-name="P46"/>
      <text:p text:style-name="P46">Árbol de soluciones</text:p>
      <text:p text:style-name="P46"/>
      <text:p text:style-name="P46"><draw:line text:anchor-type="paragraph" draw:z-index="279" draw:style-name="gr1" draw:text-style-name="P124" svg:x1="0.513cm" svg:y1="0.561cm" svg:x2="1.515cm" svg:y2="0.951cm"><text:p/></draw:line><draw:line text:anchor-type="paragraph" draw:z-index="280" draw:style-name="gr1" draw:text-style-name="P124" svg:x1="0.633cm" svg:y1="0.416cm" svg:x2="2.833cm" svg:y2="0.959cm"><text:p/></draw:line>&lt;,&gt;</text:p>
      <text:p text:style-name="P46"><draw:line text:anchor-type="paragraph" draw:z-index="161" draw:style-name="gr1" draw:text-style-name="P124" svg:x1="0.312cm" svg:y1="0.074cm" svg:x2="0.312cm" svg:y2="0.464cm"><text:p/></draw:line></text:p>
      <text:p text:style-name="P46"><draw:line text:anchor-type="paragraph" draw:z-index="281" draw:style-name="gr1" draw:text-style-name="P124" svg:x1="0.646cm" svg:y1="0.534cm" svg:x2="1.745cm" svg:y2="1.023cm"><text:p/></draw:line><draw:line text:anchor-type="paragraph" draw:z-index="282" draw:style-name="gr1" draw:text-style-name="P124" svg:x1="1.745cm" svg:y1="0.402cm" svg:x2="2.888cm" svg:y2="0.931cm"><text:p/></draw:line><draw:line text:anchor-type="paragraph" draw:z-index="283" draw:style-name="gr1" draw:text-style-name="P124" svg:x1="2.094cm" svg:y1="0.445cm" svg:x2="3.907cm" svg:y2="1.096cm"><text:p/></draw:line><draw:line text:anchor-type="paragraph" draw:z-index="285" draw:style-name="gr1" draw:text-style-name="P124" svg:x1="3.166cm" svg:y1="0.441cm" svg:x2="6.412cm" svg:y2="1.095cm"><text:p/></draw:line><draw:line text:anchor-type="paragraph" draw:z-index="284" draw:style-name="gr1" draw:text-style-name="P124" svg:x1="3.261cm" svg:y1="0.444cm" svg:x2="5.378cm" svg:y2="1.153cm"><text:p/></draw:line>&lt;0&gt;<text:tab/>&lt;1&gt;<text:tab/>&lt;2&gt;</text:p>
      <text:p text:style-name="P46"><draw:line text:anchor-type="paragraph" draw:z-index="201" draw:style-name="gr1" draw:text-style-name="P124" svg:x1="0.369cm" svg:y1="0.048cm" svg:x2="0.369cm" svg:y2="0.466cm"><text:p/></draw:line></text:p>
      <text:p text:style-name="P46"><draw:line text:anchor-type="paragraph" draw:z-index="287" draw:style-name="gr1" draw:text-style-name="P124" svg:x1="1.866cm" svg:y1="0.566cm" svg:x2="2.157cm" svg:y2="0.993cm"><text:p/></draw:line><draw:line text:anchor-type="paragraph" draw:z-index="288" draw:style-name="gr1" draw:text-style-name="P124" svg:x1="3.108cm" svg:y1="0.515cm" svg:x2="3.838cm" svg:y2="0.981cm"><text:p/></draw:line><draw:line text:anchor-type="paragraph" draw:z-index="289" draw:style-name="gr1" draw:text-style-name="P124" svg:x1="4.09cm" svg:y1="0.439cm" svg:x2="5.148cm" svg:y2="0.816cm"><text:p/></draw:line><draw:line text:anchor-type="paragraph" draw:z-index="291" draw:style-name="gr1" draw:text-style-name="P124" svg:x1="6.599cm" svg:y1="0.439cm" svg:x2="8.162cm" svg:y2="0.816cm"><text:p/></draw:line>&lt;0,1&gt; &lt;0,2&gt; <text:s text:c="2"/>&lt;1,0&gt; &lt;1,2&gt; <text:s text:c="2"/>&lt;2,0&gt; &lt;2,1&gt;</text:p>
      <text:p text:style-name="P46"><draw:line text:anchor-type="paragraph" draw:z-index="286" draw:style-name="gr1" draw:text-style-name="P124" svg:x1="0.349cm" svg:y1="0.037cm" svg:x2="0.349cm" svg:y2="0.49cm"><text:p/></draw:line><draw:line text:anchor-type="paragraph" draw:z-index="290" draw:style-name="gr1" draw:text-style-name="P124" svg:x1="5.553cm" svg:y1="0.014cm" svg:x2="6.788cm" svg:y2="0.404cm"><text:p/></draw:line></text:p>
      <text:p text:style-name="P46"><text:span text:style-name="T14">&lt;0,1,2&gt;</text:span> <text:span text:style-name="T14">&lt;0,2,1&gt;</text:span> <text:s text:c="2"/><text:span text:style-name="T14">&lt;1,0,2&gt;</text:span> <text:span text:style-name="T14">&lt;1,2,0&gt;</text:span> <text:s text:c="2"/><text:span text:style-name="T14">&lt;2,0,1&gt;</text:span> <text:span text:style-name="T14">&lt;2,1,0&gt;</text:span></text:p>
      <text:p text:style-name="P46"/>
      <text:p text:style-name="P46">Para este caso no existen restricciones de ningún tipo, ya que todas las charlas entran en la sala y no hay coincidencias de horarios entre charlas.</text:p>
      <text:p text:style-name="P46"/>
      <text:p text:style-name="P46">Por lo tanto todas las tuplas son soluciones posibles, y la función objetivo (dependiendo de su implementación) va a devolver cualquier tupla de las que son hoja (&lt;0,1,2&gt;, &lt;0,2,1&gt;, etc), las cuales son permutaciones una de la otra.</text:p>
      <text:p text:style-name="P46"/>
      <text:h text:style-name="P116" text:outline-level="1"><text:bookmark-start text:name="__RefHeading___Toc11090_1478927255"/>Caso general<text:bookmark-end text:name="__RefHeading___Toc11090_1478927255"/></text:h>
      <text:h text:style-name="Heading_20_2" text:outline-level="2"><text:bookmark-start text:name="__RefHeading___Toc11092_1478927255"/>Formalización<text:bookmark-end text:name="__RefHeading___Toc11092_1478927255"/></text:h>
      <text:p text:style-name="P18">Las estructuras para el problem<text:span text:style-name="T2">a</text:span> son:</text:p>
      <text:p text:style-name="P17"><draw:frame draw:style-name="fr1" draw:name="Frame11" text:anchor-type="paragraph" svg:x="0.506cm" svg:y="0.517cm" svg:width="9.035cm" draw:z-index="339"><draw:text-box fo:min-height="3.708cm"><text:p text:style-name="P99">Charla</text:p><text:p text:style-name="P99"><text:tab/>inicio : unsigned int</text:p><text:p text:style-name="P99"><text:tab/>fin : unsigned int</text:p><text:p text:style-name="P99"><text:tab/>asistentes : unsigned int /*cantidad <text:tab/><text:tab/> <text:s text:c="19"/>esperada de asistentes*/</text:p></draw:text-box></draw:frame></text:p>
      <text:p text:style-name="P16"><draw:frame draw:style-name="fr2" draw:name="Frame21" text:anchor-type="paragraph" svg:x="11.033cm" svg:y="0.002cm" svg:width="5.86cm" draw:z-index="340"><draw:text-box fo:min-height="3.607cm"><text:p text:style-name="P99">Sala</text:p><text:p text:style-name="P99"><text:tab/>inicio : unsigned int</text:p><text:p text:style-name="P99"><text:tab/>fin: unsigned int</text:p><text:p text:style-name="P99"/><text:p text:style-name="P99"><text:tab/><text:span text:style-name="T47">charlas : lista de charlas asignadas</text:span></text:p></draw:text-box></draw:frame></text:p>
      <text:p text:style-name="P16"/>
      <text:p text:style-name="P16"/>
      <text:p text:style-name="P16"/>
      <text:p text:style-name="P16"/>
      <text:p text:style-name="P16"/>
      <text:p text:style-name="P20"/>
      <text:p text:style-name="P21"/>
      <text:p text:style-name="P2">□ Forma de solución</text:p>
      <text:p text:style-name="P52">&lt;x<text:span text:style-name="T9">0</text:span>, … , x<text:span text:style-name="T9">n-1</text:span>&gt; <text:s/>tupla de largo n donde n es la cantidad de charlas</text:p>
      <text:p text:style-name="P52">Cada componente xi representa la sala donde se ubicará la charla <text:span text:style-name="T91">valores del 1 al m, o se indica con el valor 0 la no disponibilidad de sala la charla </text:span><text:span text:style-name="T92">correspondiente</text:span><text:span text:style-name="T91"> al índice del valor.</text:span></text:p>
      <text:p text:style-name="P52"/>
      <text:p text:style-name="P3">□ <text:span text:style-name="T38">Restricciones explícitas</text:span></text:p>
      <text:p text:style-name="P3"><draw:frame draw:style-name="fr3" draw:name="Object11" text:anchor-type="as-char" svg:y="-0.609cm" svg:width="2.207cm" svg:height="1.076cm" draw:z-index="341"><draw:object xlink:href="./Object 7" xlink:type="simple" xlink:show="embed" xlink:actuate="onLoad"/><draw:image xlink:href="./ObjectReplacements/Object 7" xlink:type="simple" xlink:show="embed" xlink:actuate="onLoad"/><svg:desc>formula</svg:desc></draw:frame>, <text:span text:style-name="T38">n cantidad de charlas, m cantidad de salas.</text:span></text:p>
      <text:p text:style-name="P3"/>
      <text:p text:style-name="P4">□ <text:span text:style-name="T39">Restricciones implícitas</text:span></text:p>
      <text:p text:style-name="P4"/>
      <text:p text:style-name="P12">Dos charlas pertenecen a la misma sala si son compatibles (o la negativa de esto)</text:p>
      <text:p text:style-name="P12"/>
      <text:p text:style-name="P12">A una sala se le asigna una charla si el horario de disponibilidad se ajusta a as horas de exposición de la charla.</text:p>
      <text:p text:style-name="P12"/>
      <text:p text:style-name="P4">□ <text:span text:style-name="T39">Función objetivo</text:span></text:p>
      <text:p text:style-name="P4"/>
      <text:p text:style-name="P12">Devolver aquella solución que asegura la maxima asistencia.</text:p>
      <text:p text:style-name="P53"/>
      <text:p text:style-name="P1"><draw:frame draw:style-name="fr3" draw:name="Object51" text:anchor-type="as-char" svg:y="-0.393cm" svg:width="8.35cm" svg:height="0.563cm" draw:z-index="342"><draw:object xlink:href="./Object 8" xlink:type="simple" xlink:show="embed" xlink:actuate="onLoad"/><draw:image xlink:href="./ObjectReplacements/Object 8" xlink:type="simple" xlink:show="embed" xlink:actuate="onLoad"/><svg:desc>formula</svg:desc></draw:frame></text:p>
      <text:p text:style-name="P1"/>
      <text:p text:style-name="Standard"><text:span text:style-name="T3">f=max</text:span><text:span text:style-name="T10">t∈T</text:span><text:span text:style-name="T3">{cantAsistentes(t)}</text:span></text:p>
      <text:p text:style-name="P1"/>
      <text:p text:style-name="P13">cantAsistentes(t)= <draw:frame draw:style-name="fr3" draw:name="Object61" text:anchor-type="as-char" svg:y="-0.728cm" svg:width="8.073cm" svg:height="1.169cm" draw:z-index="343"><draw:object xlink:href="./Object 9" xlink:type="simple" xlink:show="embed" xlink:actuate="onLoad"/><draw:image xlink:href="./ObjectReplacements/Object 9" xlink:type="simple" xlink:show="embed" xlink:actuate="onLoad"/><svg:desc>formula</svg:desc></draw:frame></text:p>
      <text:p text:style-name="P13"/>
      <text:p text:style-name="P14">deltaSala(j) = <draw:frame draw:style-name="fr3" draw:name="Object111" text:anchor-type="as-char" svg:y="-0.829cm" svg:width="2.048cm" svg:height="1.515cm" draw:z-index="344"><draw:object xlink:href="./Object 10" xlink:type="simple" xlink:show="embed" xlink:actuate="onLoad"/><draw:image xlink:href="./ObjectReplacements/Object 10" xlink:type="simple" xlink:show="embed" xlink:actuate="onLoad"/><svg:desc>formula</svg:desc></draw:frame></text:p>
      <text:p text:style-name="P12"/>
      <text:p text:style-name="P12"/>
      <text:p text:style-name="P4">□ <text:span text:style-name="T39">Predicados de poda</text:span></text:p>
      <text:p text:style-name="P12">Si una charla es compatible con la disponibilidad de al menos una sala, <text:span text:style-name="T45">si no es compatible con las </text:span><text:soft-page-break/><text:span text:style-name="T45">charlas ya asignadas en la lista de charlas de la sala y</text:span> su cantidad de asistentes es menor a la de las charlas ya asignadas a esas salas. <text:span text:style-name="T46">(entonces poda pues queremos asegurar la máxima cantidad de asistentes y esta tiene pocos ).</text:span></text:p>
      <text:p text:style-name="Standard"/>
      <text:h text:style-name="P119" text:outline-level="2"><text:bookmark-start text:name="__RefHeading___Toc11094_1478927255"/>Recorrido: Casos de ejemplo<text:bookmark-end text:name="__RefHeading___Toc11094_1478927255"/></text:h>
      <text:p text:style-name="P110"/>
      <text:h text:style-name="Heading_20_3" text:outline-level="3"><text:bookmark-start text:name="__RefHeading___Toc11096_1478927255"/>Casos en donde todas las charlas pueden ser asignadas a alguna sala<text:bookmark-end text:name="__RefHeading___Toc11096_1478927255"/></text:h>
      <text:p text:style-name="P49">Observación: Cabe destacar que en estos casos, la función objetivo va a tener cierto grado ambigüedad (cuando tenga más de una solución posible) debido a que, al poder ser asignadas todas las charlas a alguna sala el máximo número de asistentes siempre va a estar garantizado.</text:p>
      <text:p text:style-name="Standard"/>
      <text:h text:style-name="Heading_20_3" text:outline-level="3"><text:bookmark-start text:name="__RefHeading___Toc11098_1478927255"/>Caso en donde todas las charlas entran en una única sala<text:bookmark-end text:name="__RefHeading___Toc11098_1478927255"/></text:h>
      <text:p text:style-name="P46"><draw:frame draw:style-name="fr2" draw:name="Marco9" text:anchor-type="paragraph" svg:x="0.037cm" svg:y="0.344cm" svg:width="3.454cm" draw:z-index="348"><draw:text-box fo:min-height="3.156cm"><text:p text:style-name="P46">Sala 0</text:p><text:p text:style-name="P46"/><text:p text:style-name="P46"><text:tab/>inicio: 16</text:p><text:p text:style-name="P46"><text:tab/>fin: 19</text:p></draw:text-box></draw:frame><draw:frame draw:style-name="fr2" draw:name="Marco13" text:anchor-type="paragraph" svg:x="4.27cm" svg:y="0.376cm" svg:width="3.454cm" draw:z-index="349"><draw:text-box fo:min-height="3.156cm"><text:p text:style-name="P46">Sala 1</text:p><text:p text:style-name="P46"/><text:p text:style-name="P46"><text:tab/>inicio: 13</text:p><text:p text:style-name="P46"><text:tab/>fin: 14</text:p></draw:text-box></draw:frame>Juego de datos</text:p>
      <text:p text:style-name="P46"/>
      <text:p text:style-name="P46"/>
      <text:p text:style-name="P46"/>
      <text:p text:style-name="P46"/>
      <text:p text:style-name="P46"/>
      <text:p text:style-name="P46"/>
      <text:p text:style-name="P46"/>
      <text:p text:style-name="P46"><draw:frame draw:style-name="fr2" draw:name="Marco10" text:anchor-type="paragraph" svg:x="-0.042cm" svg:y="0.34cm" svg:width="4.143cm" draw:z-index="345"><draw:text-box fo:min-height="2.97cm"><text:p text:style-name="P46">Charla 0</text:p><text:p text:style-name="P46"><text:tab/>asistentes: 20</text:p><text:p text:style-name="P46"><text:tab/>inicio: 16</text:p><text:p text:style-name="P46"><text:tab/>fin: 17</text:p></draw:text-box></draw:frame><draw:frame draw:style-name="fr2" draw:name="Marco11" text:anchor-type="paragraph" svg:x="4.842cm" svg:y="0.339cm" svg:width="4.143cm" draw:z-index="346"><draw:text-box fo:min-height="3.032cm"><text:p text:style-name="P46">Charla 1</text:p><text:p text:style-name="P46"><text:tab/>asistentes: 10</text:p><text:p text:style-name="P46"><text:tab/>inicio: 17</text:p><text:p text:style-name="P46"><text:tab/>fin: 18</text:p></draw:text-box></draw:frame><draw:frame draw:style-name="fr2" draw:name="Marco12" text:anchor-type="paragraph" svg:x="9.807cm" svg:y="0.319cm" svg:width="4.143cm" draw:z-index="347"><draw:text-box fo:min-height="3.094cm"><text:p text:style-name="P46">Charla 2</text:p><text:p text:style-name="P46"><text:tab/>asistentes: 30</text:p><text:p text:style-name="P46"><text:tab/>inicio: 18</text:p><text:p text:style-name="P46"><text:tab/>fin: 19</text:p></draw:text-box></draw:frame></text:p>
      <text:p text:style-name="P46"/>
      <text:p text:style-name="P46"/>
      <text:p text:style-name="P46"/>
      <text:p text:style-name="P46"/>
      <text:p text:style-name="P46"/>
      <text:p text:style-name="P46"/>
      <text:p text:style-name="P46"/>
      <text:p text:style-name="P46"/>
      <text:p text:style-name="P46"/>
      <text:p text:style-name="P46">Árbol de soluciones</text:p>
      <text:p text:style-name="P46"/>
      <text:p text:style-name="P46"><draw:line text:anchor-type="paragraph" draw:z-index="2" draw:style-name="gr1" draw:text-style-name="P124" svg:x1="0.884cm" svg:y1="1.068cm" svg:x2="0.783cm" svg:y2="0.474cm"><text:p/></draw:line>&lt;-1,-1,-1&gt;</text:p>
      <text:p text:style-name="P46"><draw:line text:anchor-type="paragraph" draw:z-index="265" draw:style-name="gr1" draw:text-style-name="P124" svg:x1="2.358cm" svg:y1="0.436cm" svg:x2="2.937cm" svg:y2="0.778cm"><text:p/></draw:line><draw:line text:anchor-type="paragraph" draw:z-index="4" draw:style-name="gr1" draw:text-style-name="P124" svg:x1="1.342cm" svg:y1="0.103cm" svg:x2="2.51cm" svg:y2="0.544cm"><text:p/></draw:line></text:p>
      <text:p text:style-name="P46"><draw:line text:anchor-type="paragraph" draw:z-index="261" draw:style-name="gr1" draw:text-style-name="P124" svg:x1="0.808cm" svg:y1="0.88cm" svg:x2="0.783cm" svg:y2="0.503cm"><text:p/></draw:line><draw:line text:anchor-type="paragraph" draw:z-index="262" draw:style-name="gr1" draw:text-style-name="P124" svg:x1="0.783cm" svg:y1="0.711cm" svg:x2="0.774cm" svg:y2="0.503cm"><text:p/></draw:line><draw:line text:anchor-type="paragraph" draw:z-index="266" draw:style-name="gr1" draw:text-style-name="P124" svg:x1="3.047cm" svg:y1="0.302cm" svg:x2="2.983cm" svg:y2="0.247cm"><text:p/></draw:line><draw:line text:anchor-type="paragraph" draw:z-index="267" draw:style-name="gr1" draw:text-style-name="P124" svg:x1="3.175cm" svg:y1="0.394cm" svg:x2="3.101cm" svg:y2="0.339cm"><text:p/></draw:line><draw:line text:anchor-type="paragraph" draw:z-index="268" draw:style-name="gr1" draw:text-style-name="P124" svg:x1="3.303cm" svg:y1="0.485cm" svg:x2="3.239cm" svg:y2="0.439cm"><text:p/></draw:line>&lt;0,-1,-1&gt; <text:span text:style-name="T13">&lt;1,-1,-1&gt;</text:span></text:p>
      <text:p text:style-name="P46"><draw:line text:anchor-type="paragraph" draw:z-index="263" draw:style-name="gr1" draw:text-style-name="P124" svg:x1="0.774cm" svg:y1="0.079cm" svg:x2="0.774cm" svg:y2="0.134cm"><text:p/></draw:line><draw:line text:anchor-type="paragraph" draw:z-index="264" draw:style-name="gr1" draw:text-style-name="P124" svg:x1="0.774cm" svg:y1="0.379cm" svg:x2="0.808cm" svg:y2="0.644cm"><text:p/></draw:line></text:p>
      <text:p text:style-name="P46"/>
      <text:p text:style-name="P46">En la raíz se cumple la restricción implícita de la no coincidencia horaria charla-sala, ya que la sala 1 no contiene los horarios de la charla 0.</text:p>
      <text:p text:style-name="P46">Luego no se sigue recorriendo el árbol de soluciones por los estados de los subárboles generados por &lt;1,-1,-1&gt;.</text:p>
      <text:p text:style-name="P46"/>
      <text:p text:style-name="P49">Se procede a observar el siguiente árbol</text:p>
      <text:p text:style-name="P49"/>
      <text:p text:style-name="P49">&lt;-1,-1,-1&gt;</text:p>
      <text:p text:style-name="P49"><draw:line text:anchor-type="paragraph" draw:z-index="269" draw:style-name="gr1" draw:text-style-name="P124" svg:x1="0.751cm" svg:y1="0.268cm" svg:x2="0.751cm" svg:y2="0.628cm"><text:p/></draw:line><text:soft-page-break/></text:p>
      <text:p text:style-name="P49">&lt;0,-1,-1&gt;</text:p>
      <text:p text:style-name="P49"><draw:line text:anchor-type="paragraph" draw:z-index="272" draw:style-name="gr1" draw:text-style-name="P124" svg:x1="1.185cm" svg:y1="0.023cm" svg:x2="2.28cm" svg:y2="0.381cm"><text:p/></draw:line><draw:line text:anchor-type="paragraph" draw:z-index="271" draw:style-name="gr1" draw:text-style-name="P124" svg:x1="0.732cm" svg:y1="0.11cm" svg:x2="0.732cm" svg:y2="0.581cm"><text:p/></draw:line></text:p>
      <text:p text:style-name="P49">&lt;0,0,-1&gt; <text:span text:style-name="T13">&lt;0,1,-1&gt;</text:span></text:p>
      <text:p text:style-name="P49"><draw:line text:anchor-type="paragraph" draw:z-index="273" draw:style-name="gr1" draw:text-style-name="P124" svg:x1="2.319cm" svg:y1="0.163cm" svg:x2="2.319cm" svg:y2="0.56cm"><text:p/></draw:line><draw:line text:anchor-type="paragraph" draw:z-index="274" draw:style-name="gr1" draw:text-style-name="P124" svg:x1="2.623cm" svg:y1="0.049cm" svg:x2="3.907cm" svg:y2="0.502cm"><text:p/></draw:line><draw:line text:anchor-type="paragraph" draw:z-index="270" draw:style-name="gr1" draw:text-style-name="P124" svg:x1="0.656cm" svg:y1="0.109cm" svg:x2="0.656cm" svg:y2="0.524cm"><text:p/></draw:line></text:p>
      <text:p text:style-name="P49">&lt;0,0,0&gt; <text:s text:c="2"/>&lt;0,1,0&gt; &lt;0,1,1&gt;</text:p>
      <text:p text:style-name="P49"/>
      <text:p text:style-name="P49">En &lt;0,1,-1&gt; se da una restricción implícita, ya que la sala 1 no contiene los horarios de la charla 2.</text:p>
      <text:p text:style-name="P49"/>
      <text:p text:style-name="P49">Se procede a observar el siguiente árbol</text:p>
      <text:p text:style-name="P49"/>
      <text:p text:style-name="P49">&lt;-1,-1,-1&gt;</text:p>
      <text:p text:style-name="P49"><draw:line text:anchor-type="paragraph" draw:z-index="275" draw:style-name="gr1" draw:text-style-name="P124" svg:x1="0.77cm" svg:y1="0.145cm" svg:x2="0.77cm" svg:y2="0.505cm"><text:p/></draw:line></text:p>
      <text:p text:style-name="P49">&lt;0,-1,-1&gt;</text:p>
      <text:p text:style-name="P49"><draw:line text:anchor-type="paragraph" draw:z-index="276" draw:style-name="gr1" draw:text-style-name="P124" svg:x1="0.827cm" svg:y1="0.174cm" svg:x2="0.827cm" svg:y2="0.589cm"><text:p/></draw:line></text:p>
      <text:p text:style-name="P49"><draw:line text:anchor-type="paragraph" draw:z-index="277" draw:style-name="gr1" draw:text-style-name="P124" svg:x1="0.732cm" svg:y1="0.553cm" svg:x2="0.732cm" svg:y2="1.024cm"><text:p/></draw:line>&lt;0,0,-1&gt;</text:p>
      <text:p text:style-name="P49"/>
      <text:p text:style-name="P50">&lt;0,0,0&gt;</text:p>
      <text:p text:style-name="P49"/>
      <text:p text:style-name="P49">en el cual la solución que garantiza mayor cantidad de asistentes es &lt;0,0,0&gt; y entonces la función objetivo la devuelve.</text:p>
      <text:p text:style-name="P49"/>
      <text:h text:style-name="P117" text:outline-level="3"/>
      <text:h text:style-name="P118" text:outline-level="3"><text:bookmark-start text:name="__RefHeading___Toc11100_1478927255"/>Caso en donde hay una distribución homogénea de charlas en salas<text:bookmark-end text:name="__RefHeading___Toc11100_1478927255"/></text:h>
      <text:p text:style-name="P46">Juego de datos</text:p>
      <text:p text:style-name="P46"><draw:frame draw:style-name="fr2" draw:name="Marco20" text:anchor-type="paragraph" svg:x="0.037cm" svg:y="0.108cm" svg:width="3.454cm" draw:z-index="354"><draw:text-box fo:min-height="3.156cm"><text:p text:style-name="P46">Sala 0</text:p><text:p text:style-name="P46"/><text:p text:style-name="P46"><text:tab/>inicio: 10</text:p><text:p text:style-name="P46"><text:tab/>fin: 15</text:p></draw:text-box></draw:frame><draw:frame draw:style-name="fr2" draw:name="Marco25" text:anchor-type="paragraph" svg:x="8.751cm" svg:y="0.194cm" svg:width="3.454cm" draw:z-index="356"><draw:text-box fo:min-height="3.156cm"><text:p text:style-name="P46">Sala 2</text:p><text:p text:style-name="P46"/><text:p text:style-name="P46"><text:tab/>inicio: 14</text:p><text:p text:style-name="P46"><text:tab/>fin: 19</text:p></draw:text-box></draw:frame><draw:frame draw:style-name="fr2" draw:name="Marco24" text:anchor-type="paragraph" svg:x="4.364cm" svg:y="0.071cm" svg:width="3.454cm" draw:z-index="355"><draw:text-box fo:min-height="3.156cm"><text:p text:style-name="P46">Sala 1</text:p><text:p text:style-name="P46"/><text:p text:style-name="P46"><text:tab/>inicio: 13</text:p><text:p text:style-name="P46"><text:tab/>fin: 15</text:p></draw:text-box></draw:frame></text:p>
      <text:p text:style-name="P46"/>
      <text:p text:style-name="P46"/>
      <text:p text:style-name="P46"/>
      <text:p text:style-name="P46"/>
      <text:p text:style-name="P46"/>
      <text:p text:style-name="P46"/>
      <text:p text:style-name="P46"><draw:frame draw:style-name="fr2" draw:name="Marco21" text:anchor-type="paragraph" svg:x="-0.042cm" svg:y="0.34cm" svg:width="4.143cm" draw:z-index="350"><draw:text-box fo:min-height="2.97cm"><text:p text:style-name="P46">Charla 0</text:p><text:p text:style-name="P46"><text:tab/>asistentes: 20</text:p><text:p text:style-name="P46"><text:tab/>inicio: 10</text:p><text:p text:style-name="P46"><text:tab/>fin: 11</text:p></draw:text-box></draw:frame><draw:frame draw:style-name="fr2" draw:name="Marco22" text:anchor-type="paragraph" svg:x="4.842cm" svg:y="0.339cm" svg:width="4.143cm" draw:z-index="351"><draw:text-box fo:min-height="3.032cm"><text:p text:style-name="P46">Charla 1</text:p><text:p text:style-name="P46"><text:tab/>asistentes: 30</text:p><text:p text:style-name="P46"><text:tab/>inicio: 11</text:p><text:p text:style-name="P46"><text:tab/>fin: 12</text:p></draw:text-box></draw:frame><draw:frame draw:style-name="fr2" draw:name="Marco23" text:anchor-type="paragraph" svg:x="9.807cm" svg:y="0.319cm" svg:width="4.143cm" draw:z-index="352"><draw:text-box fo:min-height="3.094cm"><text:p text:style-name="P46">Charla 2</text:p><text:p text:style-name="P46"><text:tab/>asistentes: 100</text:p><text:p text:style-name="P46"><text:tab/>inicio: 14</text:p><text:p text:style-name="P46"><text:tab/>fin: 17</text:p></draw:text-box></draw:frame></text:p>
      <text:p text:style-name="P46"/>
      <text:p text:style-name="P46"/>
      <text:p text:style-name="P46"/>
      <text:p text:style-name="P46"/>
      <text:p text:style-name="P46"/>
      <text:p text:style-name="P46"/>
      <text:p text:style-name="P49"/>
      <text:p text:style-name="P46"><draw:frame draw:style-name="fr2" draw:name="Marco26" text:anchor-type="paragraph" svg:x="-0.042cm" svg:y="0.34cm" svg:width="4.143cm" draw:z-index="353"><draw:text-box fo:min-height="2.97cm"><text:p text:style-name="P46">Charla 3</text:p><text:p text:style-name="P46"><text:tab/>asistentes: 45</text:p><text:p text:style-name="P46"><text:tab/>inicio: 13</text:p><text:p text:style-name="P46"><text:tab/>fin: 14</text:p></draw:text-box></draw:frame></text:p>
      <text:p text:style-name="P46"/>
      <text:p text:style-name="P46"/>
      <text:p text:style-name="P46"/>
      <text:p text:style-name="P46"/>
      <text:p text:style-name="P46"/>
      <text:p text:style-name="P46"/>
      <text:p text:style-name="P49"/>
      <text:p text:style-name="P49"/>
      <text:p text:style-name="P49"/>
      <text:p text:style-name="P49"/>
      <text:p text:style-name="P49"/>
      <text:p text:style-name="P49"/>
      <text:p text:style-name="P49">Árbol de soluciones</text:p>
      <text:p text:style-name="P49"/>
      <text:p text:style-name="P49"><draw:line text:anchor-type="paragraph" draw:z-index="203" draw:style-name="gr3" draw:text-style-name="P124" svg:x1="1.492cm" svg:y1="0.548cm" svg:x2="3.203cm" svg:y2="0.874cm"><text:p/></draw:line><draw:line text:anchor-type="paragraph" draw:z-index="204" draw:style-name="gr3" draw:text-style-name="P124" svg:x1="2.157cm" svg:y1="0.325cm" svg:x2="5.362cm" svg:y2="0.875cm"><text:p/></draw:line>&lt;-1,-1,-1,-1&gt;</text:p>
      <text:p text:style-name="P49"><draw:line text:anchor-type="paragraph" draw:z-index="206" draw:style-name="gr3" draw:text-style-name="P124" svg:x1="1.044cm" svg:y1="1.18cm" svg:x2="1.044cm" svg:y2="1.102cm"><text:p/></draw:line><draw:line text:anchor-type="paragraph" draw:z-index="207" draw:style-name="gr3" draw:text-style-name="P124" svg:x1="1.055cm" svg:y1="1.377cm" svg:x2="1.055cm" svg:y2="1.289cm"><text:p/></draw:line><draw:line text:anchor-type="paragraph" draw:z-index="208" draw:style-name="gr3" draw:text-style-name="P124" svg:x1="1.055cm" svg:y1="1.543cm" svg:x2="1.055cm" svg:y2="1.485cm"><text:p/></draw:line><draw:line text:anchor-type="paragraph" draw:z-index="210" draw:style-name="gr3" draw:text-style-name="P124" svg:x1="3.514cm" svg:y1="0.995cm" svg:x2="3.475cm" svg:y2="0.937cm"><text:p/></draw:line><draw:line text:anchor-type="paragraph" draw:z-index="211" draw:style-name="gr3" draw:text-style-name="P124" svg:x1="3.632cm" svg:y1="1.151cm" svg:x2="3.574cm" svg:y2="1.072cm"><text:p/></draw:line><draw:line text:anchor-type="paragraph" draw:z-index="212" draw:style-name="gr3" draw:text-style-name="P124" svg:x1="3.711cm" svg:y1="1.268cm" svg:x2="3.662cm" svg:y2="1.201cm"><text:p/></draw:line><draw:line text:anchor-type="paragraph" draw:z-index="214" draw:style-name="gr3" draw:text-style-name="P124" svg:x1="5.641cm" svg:y1="0.937cm" svg:x2="5.68cm" svg:y2="0.995cm"><text:p/></draw:line><draw:line text:anchor-type="paragraph" draw:z-index="215" draw:style-name="gr3" draw:text-style-name="P124" svg:x1="5.798cm" svg:y1="1.151cm" svg:x2="5.759cm" svg:y2="1.072cm"><text:p/></draw:line><draw:line text:anchor-type="paragraph" draw:z-index="216" draw:style-name="gr3" draw:text-style-name="P124" svg:x1="5.895cm" svg:y1="1.279cm" svg:x2="5.837cm" svg:y2="1.221cm"><text:p/></draw:line><draw:line text:anchor-type="paragraph" draw:z-index="202" draw:style-name="gr3" draw:text-style-name="P124" svg:x1="1.097cm" svg:y1="0.041cm" svg:x2="1.097cm" svg:y2="0.438cm"><text:p/></draw:line></text:p>
      <text:p text:style-name="P49"><draw:line text:anchor-type="paragraph" draw:z-index="213" draw:style-name="gr3" draw:text-style-name="P124" svg:x1="5.798cm" svg:y1="0.575cm" svg:x2="5.925cm" svg:y2="0.82cm"><text:p/></draw:line>&lt;0,-1,-1,-1&gt; <text:span text:style-name="T13">&lt;1,-1,-1,-1&gt;</text:span> <text:span text:style-name="T13">&lt;2,-1,-1,-1&gt;</text:span></text:p>
      <text:p text:style-name="P49"><draw:line text:anchor-type="paragraph" draw:z-index="205" draw:style-name="gr3" draw:text-style-name="P124" svg:x1="1.055cm" svg:y1="0.136cm" svg:x2="1.055cm" svg:y2="0.528cm"><text:p/></draw:line><draw:line text:anchor-type="paragraph" draw:z-index="209" draw:style-name="gr3" draw:text-style-name="P124" svg:x1="3.711cm" svg:y1="0.115cm" svg:x2="3.829cm" svg:y2="0.41cm"><text:p/></draw:line></text:p>
      <text:p text:style-name="P49"/>
      <text:p text:style-name="P49"/>
      <text:p text:style-name="P46">En la raíz se cumple la restricción implícita de la no coincidencia horaria charla-sala, ya que la charla 0 no está contenida por los horarios de la sala 1 y 2.</text:p>
      <text:p text:style-name="P49"/>
      <text:p text:style-name="P49">Se procede con el siguiente árbol</text:p>
      <text:p text:style-name="P49"/>
      <text:p text:style-name="P49">&lt;-1,-1,-1,-1&gt;</text:p>
      <text:p text:style-name="P49"><draw:line text:anchor-type="paragraph" draw:z-index="217" draw:style-name="gr1" draw:text-style-name="P124" svg:x1="0.883cm" svg:y1="0.162cm" svg:x2="0.883cm" svg:y2="0.522cm"><text:p/></draw:line></text:p>
      <text:p text:style-name="P49"><draw:line text:anchor-type="paragraph" draw:z-index="220" draw:style-name="gr3" draw:text-style-name="P124" svg:x1="1.459cm" svg:y1="0.445cm" svg:x2="2.923cm" svg:y2="0.805cm"><text:p/></draw:line><draw:line text:anchor-type="paragraph" draw:z-index="221" draw:style-name="gr3" draw:text-style-name="P124" svg:x1="2.062cm" svg:y1="0.344cm" svg:x2="4.972cm" svg:y2="0.949cm"><text:p/></draw:line>&lt;0,-1,-1,-1&gt;</text:p>
      <text:p text:style-name="P49"><draw:line text:anchor-type="paragraph" draw:z-index="218" draw:style-name="gr1" draw:text-style-name="P124" svg:x1="0.807cm" svg:y1="0.079cm" svg:x2="0.807cm" svg:y2="0.494cm"><text:p/></draw:line></text:p>
      <text:p text:style-name="P49"><draw:line text:anchor-type="paragraph" draw:z-index="219" draw:style-name="gr1" draw:text-style-name="P124" svg:x1="0.732cm" svg:y1="0.004cm" svg:x2="0.732cm" svg:y2="0.475cm"><text:p/></draw:line><draw:line text:anchor-type="paragraph" draw:z-index="225" draw:style-name="gr3" draw:text-style-name="P124" svg:x1="4.983cm" svg:y1="0.122cm" svg:x2="5.369cm" svg:y2="0.519cm"><text:p/></draw:line><draw:line text:anchor-type="paragraph" draw:z-index="229" draw:style-name="gr3" draw:text-style-name="P124" svg:x1="3.018cm" svg:y1="0.065cm" svg:x2="3.14cm" svg:y2="0.414cm"><text:p/></draw:line><draw:line text:anchor-type="paragraph" draw:z-index="230" draw:style-name="gr3" draw:text-style-name="P124" svg:x1="3.187cm" svg:y1="0.529cm" svg:x2="3.168cm" svg:y2="0.462cm"><text:p/></draw:line>&lt;0,0,-1,-1&gt; <text:span text:style-name="T13">&lt;0,1,-1,-1&gt;</text:span> <text:span text:style-name="T13">&lt;0,2,-1,-1&gt;</text:span></text:p>
      <text:p text:style-name="P49"><draw:line text:anchor-type="paragraph" draw:z-index="222" draw:style-name="gr3" draw:text-style-name="P124" svg:x1="0.73cm" svg:y1="0.06cm" svg:x2="0.73cm" svg:y2="0.164cm"><text:p/></draw:line><draw:line text:anchor-type="paragraph" draw:z-index="223" draw:style-name="gr3" draw:text-style-name="P124" svg:x1="0.73cm" svg:y1="0.344cm" svg:x2="0.73cm" svg:y2="0.231cm"><text:p/></draw:line><draw:line text:anchor-type="paragraph" draw:z-index="224" draw:style-name="gr3" draw:text-style-name="P124" svg:x1="0.73cm" svg:y1="0.495cm" svg:x2="0.73cm" svg:y2="0.4cm"><text:p/></draw:line><draw:line text:anchor-type="paragraph" draw:z-index="226" draw:style-name="gr3" draw:text-style-name="P124" svg:x1="5.445cm" svg:y1="0.088cm" svg:x2="5.512cm" svg:y2="0.155cm"><text:p/></draw:line><draw:line text:anchor-type="paragraph" draw:z-index="227" draw:style-name="gr3" draw:text-style-name="P124" svg:x1="5.653cm" svg:y1="0.288cm" svg:x2="5.577cm" svg:y2="0.212cm"><text:p/></draw:line><draw:line text:anchor-type="paragraph" draw:z-index="228" draw:style-name="gr3" draw:text-style-name="P124" svg:x1="5.805cm" svg:y1="0.4cm" svg:x2="5.729cm" svg:y2="0.335cm"><text:p/></draw:line><draw:line text:anchor-type="paragraph" draw:z-index="231" draw:style-name="gr3" draw:text-style-name="P124" svg:x1="3.272cm" svg:y1="0.175cm" svg:x2="3.235cm" svg:y2="0.099cm"><text:p/></draw:line><draw:line text:anchor-type="paragraph" draw:z-index="232" draw:style-name="gr3" draw:text-style-name="P124" svg:x1="3.348cm" svg:y1="0.296cm" svg:x2="3.3cm" svg:y2="0.231cm"><text:p/></draw:line></text:p>
      <text:p text:style-name="P49"><text:soft-page-break/></text:p>
      <text:p text:style-name="P49"/>
      <text:p text:style-name="P49">En &lt;0,-1,-1,-1&gt; se cumple la restricción implícita de la no coincidencia horaria charla-sala, ya que la charla 1 no está contenida por los horarios de la sala 1 y 2.</text:p>
      <text:p text:style-name="P49"/>
      <text:p text:style-name="P49">Se procede con el siguiente árbol</text:p>
      <text:p text:style-name="P49"/>
      <text:p text:style-name="P49">&lt;-1,-1,-1,-1&gt;</text:p>
      <text:p text:style-name="P49"><draw:line text:anchor-type="paragraph" draw:z-index="233" draw:style-name="gr1" draw:text-style-name="P124" svg:x1="0.788cm" svg:y1="0.032cm" svg:x2="0.788cm" svg:y2="0.392cm"><text:p/></draw:line></text:p>
      <text:p text:style-name="P49">&lt;0,-1,-1,-1&gt;</text:p>
      <text:p text:style-name="P49"><draw:line text:anchor-type="paragraph" draw:z-index="253" draw:style-name="gr3" draw:text-style-name="P124" svg:x1="0.72cm" svg:y1="0.173cm" svg:x2="0.72cm" svg:y2="0.513cm"><text:p/></draw:line></text:p>
      <text:p text:style-name="P49"><draw:line text:anchor-type="paragraph" draw:z-index="236" draw:style-name="gr3" draw:text-style-name="P124" svg:x1="1.459cm" svg:y1="0.54cm" svg:x2="2.923cm" svg:y2="0.9cm"><text:p/></draw:line><draw:line text:anchor-type="paragraph" draw:z-index="237" draw:style-name="gr3" draw:text-style-name="P124" svg:x1="1.969cm" svg:y1="0.295cm" svg:x2="4.879cm" svg:y2="0.9cm"><text:p/></draw:line>&lt;0,0,-1,-1&gt;</text:p>
      <text:p text:style-name="P49"><draw:line text:anchor-type="paragraph" draw:z-index="234" draw:style-name="gr1" draw:text-style-name="P124" svg:x1="0.79cm" svg:y1="0.06cm" svg:x2="0.79cm" svg:y2="0.475cm"><text:p/></draw:line></text:p>
      <text:p text:style-name="P49"><draw:line text:anchor-type="paragraph" draw:z-index="235" draw:style-name="gr1" draw:text-style-name="P124" svg:x1="0.732cm" svg:y1="0.004cm" svg:x2="0.732cm" svg:y2="0.475cm"><text:p/></draw:line><draw:line text:anchor-type="paragraph" draw:z-index="241" draw:style-name="gr3" draw:text-style-name="P124" svg:x1="4.983cm" svg:y1="0.122cm" svg:x2="5.369cm" svg:y2="0.519cm"><text:p/></draw:line><draw:line text:anchor-type="paragraph" draw:z-index="245" draw:style-name="gr3" draw:text-style-name="P124" svg:x1="3.018cm" svg:y1="0.065cm" svg:x2="3.14cm" svg:y2="0.414cm"><text:p/></draw:line><draw:line text:anchor-type="paragraph" draw:z-index="246" draw:style-name="gr3" draw:text-style-name="P124" svg:x1="3.187cm" svg:y1="0.529cm" svg:x2="3.168cm" svg:y2="0.462cm"><text:p/></draw:line><text:span text:style-name="T13">&lt;0,0,0,-1&gt;</text:span> <text:span text:style-name="T13">&lt;0,0,1,-1&gt;</text:span><text:span text:style-name="T48"> &lt;0,0,2,-1&gt;</text:span></text:p>
      <text:p text:style-name="P49"><draw:line text:anchor-type="paragraph" draw:z-index="238" draw:style-name="gr3" draw:text-style-name="P124" svg:x1="0.73cm" svg:y1="0.06cm" svg:x2="0.73cm" svg:y2="0.164cm"><text:p/></draw:line><draw:line text:anchor-type="paragraph" draw:z-index="239" draw:style-name="gr3" draw:text-style-name="P124" svg:x1="0.73cm" svg:y1="0.344cm" svg:x2="0.73cm" svg:y2="0.231cm"><text:p/></draw:line><draw:line text:anchor-type="paragraph" draw:z-index="240" draw:style-name="gr3" draw:text-style-name="P124" svg:x1="0.73cm" svg:y1="0.495cm" svg:x2="0.73cm" svg:y2="0.4cm"><text:p/></draw:line><draw:line text:anchor-type="paragraph" draw:z-index="242" draw:style-name="gr3" draw:text-style-name="P124" svg:x1="5.445cm" svg:y1="0.088cm" svg:x2="5.512cm" svg:y2="0.155cm"><text:p/></draw:line><draw:line text:anchor-type="paragraph" draw:z-index="243" draw:style-name="gr3" draw:text-style-name="P124" svg:x1="5.653cm" svg:y1="0.288cm" svg:x2="5.577cm" svg:y2="0.212cm"><text:p/></draw:line><draw:line text:anchor-type="paragraph" draw:z-index="244" draw:style-name="gr3" draw:text-style-name="P124" svg:x1="5.805cm" svg:y1="0.4cm" svg:x2="5.729cm" svg:y2="0.335cm"><text:p/></draw:line><draw:line text:anchor-type="paragraph" draw:z-index="247" draw:style-name="gr3" draw:text-style-name="P124" svg:x1="3.272cm" svg:y1="0.175cm" svg:x2="3.235cm" svg:y2="0.099cm"><text:p/></draw:line><draw:line text:anchor-type="paragraph" draw:z-index="248" draw:style-name="gr3" draw:text-style-name="P124" svg:x1="3.348cm" svg:y1="0.296cm" svg:x2="3.3cm" svg:y2="0.231cm"><text:p/></draw:line></text:p>
      <text:p text:style-name="P49"/>
      <text:p text:style-name="P49"/>
      <text:p text:style-name="P49">En &lt;0,0,-1,-1&gt; se cumple otra vez la restricción implícita de la no coincidencia horaria charla-sala, ya que la charla 2 no está contenida por los horarios de la sala 0 y 1.</text:p>
      <text:p text:style-name="P49"/>
      <text:p text:style-name="P49"/>
      <text:p text:style-name="P49"/>
      <text:p text:style-name="P49"/>
      <text:p text:style-name="P49"/>
      <text:p text:style-name="P49"/>
      <text:p text:style-name="P49">Se procede a mirar el siguiente árbol</text:p>
      <text:p text:style-name="P49"/>
      <text:p text:style-name="P49">&lt;-1,-1,-1,-1&gt;</text:p>
      <text:p text:style-name="P49"><draw:line text:anchor-type="paragraph" draw:z-index="249" draw:style-name="gr1" draw:text-style-name="P124" svg:x1="0.77cm" svg:y1="0.051cm" svg:x2="0.77cm" svg:y2="0.411cm"><text:p/></draw:line></text:p>
      <text:p text:style-name="P49">&lt;0,-1,-1,-1&gt;</text:p>
      <text:p text:style-name="P49"><draw:line text:anchor-type="paragraph" draw:z-index="254" draw:style-name="gr3" draw:text-style-name="P124" svg:x1="0.886cm" svg:y1="0.121cm" svg:x2="0.886cm" svg:y2="0.484cm"><text:p/></draw:line></text:p>
      <text:p text:style-name="P49">&lt;0,0,-1,-1&gt;</text:p>
      <text:p text:style-name="P49"><draw:line text:anchor-type="paragraph" draw:z-index="255" draw:style-name="gr3" draw:text-style-name="P124" svg:x1="0.88cm" svg:y1="0.063cm" svg:x2="0.88cm" svg:y2="0.41cm"><text:p/></draw:line></text:p>
      <text:p text:style-name="P49"><draw:line text:anchor-type="paragraph" draw:z-index="252" draw:style-name="gr3" draw:text-style-name="P124" svg:x1="1.8cm" svg:y1="0.344cm" svg:x2="4.71cm" svg:y2="0.949cm"><text:p/></draw:line>&lt;0,0,2,-1&gt;</text:p>
      <text:p text:style-name="P49"><draw:line text:anchor-type="paragraph" draw:z-index="250" draw:style-name="gr1" draw:text-style-name="P124" svg:x1="0.827cm" svg:y1="0.097cm" svg:x2="0.827cm" svg:y2="0.512cm"><text:p/></draw:line><draw:line text:anchor-type="paragraph" draw:z-index="251" draw:style-name="gr3" draw:text-style-name="P124" svg:x1="1.441cm" svg:y1="0cm" svg:x2="2.905cm" svg:y2="0.36cm"><text:p/></draw:line></text:p>
      <text:p text:style-name="P49"><text:span text:style-name="T13">&lt;0,0,2,0&gt;</text:span><text:span text:style-name="T48"> &lt;0,0,2,1&gt; &lt;0,0,2,2&gt;</text:span></text:p>
      <text:p text:style-name="P51"/>
      <text:p text:style-name="P51">En &lt;0,0,2,-1&gt; se cumple nuevamente la restricción implícita de la no coincidencia horaria charla-sala, esta vez debido a que la charla 3 no está contenida por los horarios de la sala 0.</text:p>
      <text:p text:style-name="P49"/>
      <text:p text:style-name="P49">Se procede a mirar el siguiente árbol</text:p>
      <text:p text:style-name="P49"/>
      <text:p text:style-name="P49">&lt;-1,-1,-1,-1&gt;</text:p>
      <text:p text:style-name="P49"><draw:line text:anchor-type="paragraph" draw:z-index="256" draw:style-name="gr1" draw:text-style-name="P124" svg:x1="0.77cm" svg:y1="0.03cm" svg:x2="0.77cm" svg:y2="0.39cm"><text:p/></draw:line></text:p>
      <text:p text:style-name="P49">&lt;0,-1,-1,-1&gt;</text:p>
      <text:p text:style-name="P49"><draw:line text:anchor-type="paragraph" draw:z-index="257" draw:style-name="gr3" draw:text-style-name="P124" svg:x1="0.827cm" svg:y1="0.16cm" svg:x2="0.827cm" svg:y2="0.523cm"><text:p/></draw:line></text:p>
      <text:p text:style-name="P49"><draw:line text:anchor-type="paragraph" draw:z-index="258" draw:style-name="gr3" draw:text-style-name="P124" svg:x1="0.898cm" svg:y1="0.545cm" svg:x2="0.898cm" svg:y2="0.892cm"><text:p/></draw:line>&lt;0,0,-1,-1&gt;</text:p>
      <text:p text:style-name="P49"/>
      <text:p text:style-name="P49"><draw:line text:anchor-type="paragraph" draw:z-index="260" draw:style-name="gr3" draw:text-style-name="P124" svg:x1="1.511cm" svg:y1="0.51cm" svg:x2="2.686cm" svg:y2="0.805cm"><text:p/></draw:line><draw:line text:anchor-type="paragraph" draw:z-index="259" draw:style-name="gr3" draw:text-style-name="P124" svg:x1="0.639cm" svg:y1="0.878cm" svg:x2="0.695cm" svg:y2="0.501cm"><text:p/></draw:line>&lt;0,0,2,-1&gt;</text:p>
      <text:p text:style-name="P49"/>
      <text:p text:style-name="P49"><text:soft-page-break/><text:span text:style-name="T14">&lt;0,0,2,1&gt;</text:span> <text:span text:style-name="T14">&lt;0,0,2,2&gt;</text:span></text:p>
      <text:p text:style-name="P49"/>
      <text:p text:style-name="P49">en el cual se tienen las soluciones &lt;0,0,2,1&gt; y &lt;0,0,2,2&gt;, que trivialmente se sabe que son mejores que las de niveles inferiores. Aquí, la función objetivo va a devolver de manera arbitraria entre éstas dos, ya que ambas soluciones garantizan una máxima asistencia.</text:p>
      <text:p text:style-name="P49"/>
      <text:h text:style-name="P118" text:outline-level="3"><text:bookmark-start text:name="__RefHeading___Toc11102_1478927255"/>Caso en donde hay una charla por sala (m=n, caso particular del anterior)<text:bookmark-end text:name="__RefHeading___Toc11102_1478927255"/></text:h>
      <text:p text:style-name="P46">Juego de datos</text:p>
      <text:p text:style-name="P46"><draw:frame draw:style-name="fr2" draw:name="Marco14" text:anchor-type="paragraph" svg:x="0.037cm" svg:y="0.353cm" svg:width="3.454cm" draw:z-index="360"><draw:text-box fo:min-height="3.156cm"><text:p text:style-name="P46">Sala 0</text:p><text:p text:style-name="P46"/><text:p text:style-name="P46"><text:tab/>inicio: 10</text:p><text:p text:style-name="P46"><text:tab/>fin: 11</text:p></draw:text-box></draw:frame><draw:frame draw:style-name="fr2" draw:name="Marco18" text:anchor-type="paragraph" svg:x="4.27cm" svg:y="0.272cm" svg:width="3.454cm" draw:z-index="361"><draw:text-box fo:min-height="3.156cm"><text:p text:style-name="P46">Sala 1</text:p><text:p text:style-name="P46"/><text:p text:style-name="P46"><text:tab/>inicio: 13</text:p><text:p text:style-name="P46"><text:tab/>fin: 14</text:p></draw:text-box></draw:frame><draw:frame draw:style-name="fr2" draw:name="Marco19" text:anchor-type="paragraph" svg:x="8.618cm" svg:y="0.263cm" svg:width="3.454cm" draw:z-index="362"><draw:text-box fo:min-height="3.156cm"><text:p text:style-name="P46">Sala 2</text:p><text:p text:style-name="P46"/><text:p text:style-name="P46"><text:tab/>inicio: 15</text:p><text:p text:style-name="P46"><text:tab/>fin: 17</text:p></draw:text-box></draw:frame></text:p>
      <text:p text:style-name="P46"/>
      <text:p text:style-name="P46"/>
      <text:p text:style-name="P46"/>
      <text:p text:style-name="P46"/>
      <text:p text:style-name="P46"/>
      <text:p text:style-name="P46"/>
      <text:p text:style-name="P46"/>
      <text:p text:style-name="P46"><draw:frame draw:style-name="fr2" draw:name="Marco15" text:anchor-type="paragraph" svg:x="-0.042cm" svg:y="0.34cm" svg:width="4.143cm" draw:z-index="357"><draw:text-box fo:min-height="2.97cm"><text:p text:style-name="P46">Charla 0</text:p><text:p text:style-name="P46"><text:tab/>asistentes: 15</text:p><text:p text:style-name="P46"><text:tab/>inicio: 10</text:p><text:p text:style-name="P46"><text:tab/>fin: 11</text:p></draw:text-box></draw:frame><draw:frame draw:style-name="fr2" draw:name="Marco16" text:anchor-type="paragraph" svg:x="4.842cm" svg:y="0.339cm" svg:width="4.143cm" draw:z-index="358"><draw:text-box fo:min-height="3.032cm"><text:p text:style-name="P46">Charla 1</text:p><text:p text:style-name="P46"><text:tab/>asistentes: 30</text:p><text:p text:style-name="P46"><text:tab/>inicio: 13</text:p><text:p text:style-name="P46"><text:tab/>fin: 14</text:p></draw:text-box></draw:frame><draw:frame draw:style-name="fr2" draw:name="Marco17" text:anchor-type="paragraph" svg:x="9.807cm" svg:y="0.319cm" svg:width="4.143cm" draw:z-index="359"><draw:text-box fo:min-height="3.094cm"><text:p text:style-name="P46">Charla 2</text:p><text:p text:style-name="P46"><text:tab/>asistentes: 30</text:p><text:p text:style-name="P46"><text:tab/>inicio: 15</text:p><text:p text:style-name="P46"><text:tab/>fin: 16</text:p></draw:text-box></draw:frame></text:p>
      <text:p text:style-name="P46"/>
      <text:p text:style-name="P46"/>
      <text:p text:style-name="P46"/>
      <text:p text:style-name="P46"/>
      <text:p text:style-name="P46"/>
      <text:p text:style-name="P46"/>
      <text:p text:style-name="P49">Árbol de soluciones</text:p>
      <text:p text:style-name="P49"/>
      <text:p text:style-name="P49"><draw:line text:anchor-type="paragraph" draw:z-index="162" draw:style-name="gr1" draw:text-style-name="P124" svg:x1="0.845cm" svg:y1="0.538cm" svg:x2="0.845cm" svg:y2="0.974cm"><text:p/></draw:line><draw:line text:anchor-type="paragraph" draw:z-index="163" draw:style-name="gr1" draw:text-style-name="P124" svg:x1="1.183cm" svg:y1="0.464cm" svg:x2="2.582cm" svg:y2="0.919cm"><text:p/></draw:line><draw:line text:anchor-type="paragraph" draw:z-index="164" draw:style-name="gr1" draw:text-style-name="P124" svg:x1="1.695cm" svg:y1="0.203cm" svg:x2="4.039cm" svg:y2="0.771cm"><text:p/></draw:line>&lt;-1,-1,-1&gt;</text:p>
      <text:p text:style-name="P49"/>
      <text:p text:style-name="P49"><draw:line text:anchor-type="paragraph" draw:z-index="165" draw:style-name="gr1" draw:text-style-name="P124" svg:x1="0.769cm" svg:y1="0.056cm" svg:x2="0.769cm" svg:y2="0.34cm"><text:p/></draw:line><draw:line text:anchor-type="paragraph" draw:z-index="166" draw:style-name="gr1" draw:text-style-name="P124" svg:x1="2.581cm" svg:y1="0.067cm" svg:x2="2.726cm" svg:y2="0.314cm"><text:p/></draw:line><draw:line text:anchor-type="paragraph" draw:z-index="167" draw:style-name="gr1" draw:text-style-name="P124" svg:x1="4.304cm" svg:y1="0.085cm" svg:x2="4.56cm" svg:y2="0.323cm"><text:p/></draw:line><draw:line text:anchor-type="paragraph" draw:z-index="168" draw:style-name="gr1" draw:text-style-name="P124" svg:x1="0.771cm" svg:y1="0.416cm" svg:x2="0.771cm" svg:y2="0.476cm"><text:p/></draw:line><draw:line text:anchor-type="paragraph" draw:z-index="171" draw:style-name="gr1" draw:text-style-name="P124" svg:x1="2.768cm" svg:y1="0.383cm" svg:x2="2.802cm" svg:y2="0.425cm"><text:p/></draw:line><draw:line text:anchor-type="paragraph" draw:z-index="172" draw:style-name="gr1" draw:text-style-name="P124" svg:x1="2.87cm" svg:y1="0.527cm" svg:x2="2.828cm" svg:y2="0.476cm"><text:p/></draw:line><draw:line text:anchor-type="paragraph" draw:z-index="174" draw:style-name="gr1" draw:text-style-name="P124" svg:x1="4.653cm" svg:y1="0.409cm" svg:x2="4.611cm" svg:y2="0.374cm"><text:p/></draw:line><draw:line text:anchor-type="paragraph" draw:z-index="175" draw:style-name="gr1" draw:text-style-name="P124" svg:x1="4.748cm" svg:y1="0.494cm" svg:x2="4.697cm" svg:y2="0.452cm"><text:p/></draw:line>&lt;0,-1,-1&gt; <text:span text:style-name="T13">&lt;1,-1,-1&gt;</text:span> <text:span text:style-name="T13">&lt;2,-1,-1&gt;</text:span></text:p>
      <text:p text:style-name="P49"><draw:line text:anchor-type="paragraph" draw:z-index="169" draw:style-name="gr1" draw:text-style-name="P124" svg:x1="0.762cm" svg:y1="0.127cm" svg:x2="0.762cm" svg:y2="0.058cm"><text:p/></draw:line><draw:line text:anchor-type="paragraph" draw:z-index="170" draw:style-name="gr1" draw:text-style-name="P124" svg:x1="0.762cm" svg:y1="0.229cm" svg:x2="0.762cm" svg:y2="0.178cm"><text:p/></draw:line><draw:line text:anchor-type="paragraph" draw:z-index="173" draw:style-name="gr1" draw:text-style-name="P124" svg:x1="2.947cm" svg:y1="0.127cm" svg:x2="2.912cm" svg:y2="0.092cm"><text:p/></draw:line><draw:line text:anchor-type="paragraph" draw:z-index="176" draw:style-name="gr1" draw:text-style-name="P124" svg:x1="4.858cm" svg:y1="0.109cm" svg:x2="4.807cm" svg:y2="0.058cm"><text:p/></draw:line></text:p>
      <text:p text:style-name="P49"/>
      <text:p text:style-name="P49">En la raíz se da una restricción implícita, ya que la charla 0 no es contenida ni por la sala 1 ni por la sala 2.</text:p>
      <text:p text:style-name="P49"/>
      <text:p text:style-name="P49">Se procede a observar el siguiente árbol</text:p>
      <text:p text:style-name="P49"/>
      <text:p text:style-name="P49">&lt;-1,-1,-1&gt;</text:p>
      <text:p text:style-name="P49"><draw:line text:anchor-type="paragraph" draw:z-index="177" draw:style-name="gr1" draw:text-style-name="P124" svg:x1="0.815cm" svg:y1="0.041cm" svg:x2="0.815cm" svg:y2="0.418cm"><text:p/></draw:line></text:p>
      <text:p text:style-name="P49"><draw:line text:anchor-type="paragraph" draw:z-index="178" draw:style-name="gr1" draw:text-style-name="P124" svg:x1="0.803cm" svg:y1="0.507cm" svg:x2="0.803cm" svg:y2="0.936cm"><text:p/></draw:line><draw:line text:anchor-type="paragraph" draw:z-index="180" draw:style-name="gr1" draw:text-style-name="P124" svg:x1="1.514cm" svg:y1="0.341cm" svg:x2="3.782cm" svg:y2="0.807cm"><text:p/></draw:line>&lt;0,-1,-1&gt;</text:p>
      <text:p text:style-name="P49"><draw:line text:anchor-type="paragraph" draw:z-index="181" draw:style-name="gr1" draw:text-style-name="P124" svg:x1="0.778cm" svg:y1="0.624cm" svg:x2="0.778cm" svg:y2="0.934cm"><text:p/></draw:line><draw:line text:anchor-type="paragraph" draw:z-index="182" draw:style-name="gr1" draw:text-style-name="P124" svg:x1="0.778cm" svg:y1="1.143cm" svg:x2="0.778cm" svg:y2="1.058cm"><text:p/></draw:line><draw:line text:anchor-type="paragraph" draw:z-index="183" draw:style-name="gr1" draw:text-style-name="P124" svg:x1="0.778cm" svg:y1="1.295cm" svg:x2="0.778cm" svg:y2="1.21cm"><text:p/></draw:line><draw:line text:anchor-type="paragraph" draw:z-index="184" draw:style-name="gr1" draw:text-style-name="P124" svg:x1="0.778cm" svg:y1="1.427cm" svg:x2="0.778cm" svg:y2="1.351cm"><text:p/></draw:line><draw:line text:anchor-type="paragraph" draw:z-index="185" draw:style-name="gr1" draw:text-style-name="P124" svg:x1="2.45cm" svg:y1="0.549cm" svg:x2="2.591cm" svg:y2="0.785cm"><text:p/></draw:line><draw:line text:anchor-type="paragraph" draw:z-index="186" draw:style-name="gr1" draw:text-style-name="P124" svg:x1="2.667cm" svg:y1="0.935cm" svg:x2="2.621cm" svg:y2="0.861cm"><text:p/></draw:line><draw:line text:anchor-type="paragraph" draw:z-index="187" draw:style-name="gr1" draw:text-style-name="P124" svg:x1="2.734cm" svg:y1="1.05cm" svg:x2="2.695cm" svg:y2="1.002cm"><text:p/></draw:line><draw:line text:anchor-type="paragraph" draw:z-index="188" draw:style-name="gr1" draw:text-style-name="P124" svg:x1="2.819cm" svg:y1="1.162cm" svg:x2="2.782cm" svg:y2="1.095cm"><text:p/></draw:line><draw:line text:anchor-type="paragraph" draw:z-index="189" draw:style-name="gr1" draw:text-style-name="P124" svg:x1="3.962cm" svg:y1="0.538cm" svg:x2="4.19cm" svg:y2="0.757cm"><text:p/></draw:line><draw:line text:anchor-type="paragraph" draw:z-index="190" draw:style-name="gr1" draw:text-style-name="P124" svg:x1="4.274cm" svg:y1="0.842cm" svg:x2="4.226cm" svg:y2="0.803cm"><text:p/></draw:line><draw:line text:anchor-type="paragraph" draw:z-index="191" draw:style-name="gr1" draw:text-style-name="P124" svg:x1="4.386cm" svg:y1="0.935cm" svg:x2="4.33cm" svg:y2="0.889cm"><text:p/></draw:line><draw:line text:anchor-type="paragraph" draw:z-index="192" draw:style-name="gr1" draw:text-style-name="P124" svg:x1="4.491cm" svg:y1="1.03cm" svg:x2="4.426cm" svg:y2="0.982cm"><text:p/></draw:line><draw:line text:anchor-type="paragraph" draw:z-index="179" draw:style-name="gr1" draw:text-style-name="P124" svg:x1="1.175cm" svg:y1="0.011cm" svg:x2="2.385cm" svg:y2="0.364cm"><text:p/></draw:line></text:p>
      <text:p text:style-name="P49"><text:span text:style-name="T13">&lt;0,0,-1&gt;</text:span> &lt;0,1,-1&gt; <text:span text:style-name="T13">&lt;0,2,-1&gt;</text:span></text:p>
      <text:p text:style-name="P49"/>
      <text:p text:style-name="P49"/>
      <text:p text:style-name="P49"/>
      <text:p text:style-name="P49">Se da una restricción implícita en &lt;0,-1,-1&gt;, ya que la charla 1 no es contenida ni por la sala 0 ni por la sala 2.</text:p>
      <text:p text:style-name="P49"/>
      <text:p text:style-name="P49"/>
      <text:p text:style-name="P49"/>
      <text:p text:style-name="P49">Se procede a observar el siguiente árbol</text:p>
      <text:p text:style-name="P49"/>
      <text:p text:style-name="P49">&lt;-1,-1,-1&gt;</text:p>
      <text:p text:style-name="P49"><draw:line text:anchor-type="paragraph" draw:z-index="193" draw:style-name="gr1" draw:text-style-name="P124" svg:x1="0.852cm" svg:y1="0.002cm" svg:x2="0.852cm" svg:y2="0.379cm"><text:p/></draw:line></text:p>
      <text:p text:style-name="P49">&lt;0,-1,-1&gt;</text:p>
      <text:p text:style-name="P49"><draw:line text:anchor-type="paragraph" draw:z-index="194" draw:style-name="gr1" draw:text-style-name="P124" svg:x1="0.803cm" svg:y1="0.043cm" svg:x2="0.803cm" svg:y2="0.472cm"><text:p/></draw:line></text:p>
      <text:p text:style-name="P49"><draw:line text:anchor-type="paragraph" draw:z-index="196" draw:style-name="gr1" draw:text-style-name="P124" svg:x1="0.984cm" svg:y1="0.51cm" svg:x2="1.963cm" svg:y2="0.986cm"><text:p/></draw:line><draw:line text:anchor-type="paragraph" draw:z-index="197" draw:style-name="gr1" draw:text-style-name="P124" svg:x1="1.281cm" svg:y1="0.51cm" svg:x2="3.433cm" svg:y2="0.942cm"><text:p/></draw:line><text:soft-page-break/>&lt;0,1,-1&gt;</text:p>
      <text:p text:style-name="P49"><draw:line text:anchor-type="paragraph" draw:z-index="195" draw:style-name="gr1" draw:text-style-name="P124" svg:x1="0.8cm" svg:y1="0.097cm" svg:x2="0.8cm" svg:y2="0.494cm"><text:p/></draw:line></text:p>
      <text:p text:style-name="P49"><text:span text:style-name="T13">&lt;0,1,0&gt;</text:span> <text:span text:style-name="T13">&lt;0,1,1&gt;</text:span> &lt;0,1,2&gt;</text:p>
      <text:p text:style-name="P49">en el cual se produce una restricción implícita en &lt;0,1,-1&gt;, debido a que la charla 2 no es contenida ni por la sala 0 ni por la sala 2.</text:p>
      <text:p text:style-name="P49"/>
      <text:p text:style-name="P49">Se procede a observar el siguiente árbol</text:p>
      <text:p text:style-name="P49"/>
      <text:p text:style-name="P49">&lt;-1,-1,-1&gt;</text:p>
      <text:p text:style-name="P49"><draw:line text:anchor-type="paragraph" draw:z-index="198" draw:style-name="gr1" draw:text-style-name="P124" svg:x1="0.891cm" svg:y1="0.058cm" svg:x2="0.891cm" svg:y2="0.435cm"><text:p/></draw:line></text:p>
      <text:p text:style-name="P49">&lt;0,-1,-1&gt;</text:p>
      <text:p text:style-name="P49"><draw:line text:anchor-type="paragraph" draw:z-index="199" draw:style-name="gr1" draw:text-style-name="P124" svg:x1="0.803cm" svg:y1="0.126cm" svg:x2="0.803cm" svg:y2="0.555cm"><text:p/></draw:line></text:p>
      <text:p text:style-name="P49">&lt;0,1,-1&gt;</text:p>
      <text:p text:style-name="P49"><draw:line text:anchor-type="paragraph" draw:z-index="200" draw:style-name="gr1" draw:text-style-name="P124" svg:x1="0.781cm" svg:y1="0.134cm" svg:x2="0.781cm" svg:y2="0.531cm"><text:p/></draw:line></text:p>
      <text:p text:style-name="P50">&lt;0,1,2&gt;</text:p>
      <text:p text:style-name="P49"/>
      <text:p text:style-name="P49">&lt;0,1,2&gt; es la solución que garantiza mayor cantidad de asistentes (única en que se llenan todas las salas) y por lo tanto es devuelta por la función objetivo.</text:p>
      <text:p text:style-name="P49"/>
      <text:p text:style-name="P49"/>
      <text:h text:style-name="P118" text:outline-level="3"><text:bookmark-start text:name="__RefHeading___Toc11104_1478927255"/>Casos en donde no todas las charlas pueden ser asignadas a alguna sala<text:bookmark-end text:name="__RefHeading___Toc11104_1478927255"/></text:h>
      <text:p text:style-name="Text_20_body"/>
      <text:h text:style-name="Heading_20_3" text:outline-level="3"><text:bookmark-start text:name="__RefHeading___Toc11106_1478927255"/>Caso en donde <text:span text:style-name="T49">n</text:span>inguna charla puede ser asignada a ninguna sala<text:bookmark-end text:name="__RefHeading___Toc11106_1478927255"/></text:h>
      <text:p text:style-name="Text_20_body"/>
      <text:p text:style-name="P55">Juego de datos</text:p>
      <text:p text:style-name="P56"><draw:frame draw:style-name="fr2" draw:name="Frame12" text:anchor-type="paragraph" svg:x="9.483cm" svg:y="0.288cm" svg:width="3.759cm" draw:z-index="363"><draw:text-box fo:min-height="3.157cm"><text:p text:style-name="P100">Sala 3</text:p><text:p text:style-name="P100"/><text:p text:style-name="P100"><text:tab/>inicio: 9</text:p><text:p text:style-name="P100"><text:tab/>fin: 1<text:span text:style-name="T54">2</text:span></text:p></draw:text-box></draw:frame><draw:frame draw:style-name="fr2" draw:name="Frame22" text:anchor-type="paragraph" svg:x="4.815cm" svg:y="0.229cm" svg:width="3.759cm" draw:z-index="364"><draw:text-box fo:min-height="3.157cm"><text:p text:style-name="P100">Sala 2</text:p><text:p text:style-name="P100"/><text:p text:style-name="P100"><text:tab/>inicio 15</text:p><text:p text:style-name="P100"><text:tab/>fin: 19</text:p></draw:text-box></draw:frame><draw:frame draw:style-name="fr2" draw:name="Frame3" text:anchor-type="paragraph" svg:x="0.222cm" svg:y="0.173cm" svg:width="3.759cm" draw:z-index="365"><draw:text-box fo:min-height="3.157cm"><text:p text:style-name="P100">Sala 1</text:p><text:p text:style-name="P100"/><text:p text:style-name="P100"><text:tab/>inicio: 17</text:p><text:p text:style-name="P100"><text:tab/>fin: 18</text:p></draw:text-box></draw:frame></text:p>
      <text:p text:style-name="P56"/>
      <text:p text:style-name="P56"/>
      <text:p text:style-name="P56"/>
      <text:p text:style-name="P56"/>
      <text:p text:style-name="P56"/>
      <text:p text:style-name="P56"/>
      <text:p text:style-name="P56"><draw:frame draw:style-name="fr2" draw:name="Frame4" text:anchor-type="paragraph" svg:x="0.222cm" svg:y="0.173cm" svg:width="4.103cm" draw:z-index="366"><draw:text-box fo:min-height="3.187cm"><text:p text:style-name="P100">Charla 1</text:p><text:p text:style-name="P100"><text:tab/>asistentes: 20</text:p><text:p text:style-name="P100"><text:tab/>inicio: <text:span text:style-name="T54">13</text:span></text:p><text:p text:style-name="P100"><text:tab/>fin: <text:span text:style-name="T54">14</text:span></text:p></draw:text-box></draw:frame><draw:frame draw:style-name="fr2" draw:name="Frame5" text:anchor-type="paragraph" svg:x="5.629cm" svg:y="0.175cm" svg:width="4.12cm" draw:z-index="367"><draw:text-box fo:min-height="3.187cm"><text:p text:style-name="P100">Charla 2</text:p><text:p text:style-name="P100"><text:tab/>asistentes: 12</text:p><text:p text:style-name="P100"><text:tab/>inicio: <text:span text:style-name="T54">13</text:span></text:p><text:p text:style-name="P100"><text:tab/>fin: <text:span text:style-name="T54">15</text:span></text:p></draw:text-box></draw:frame></text:p>
      <text:p text:style-name="P56"/>
      <text:p text:style-name="P56"/>
      <text:p text:style-name="P56"/>
      <text:p text:style-name="P56"/>
      <text:p text:style-name="P56"/>
      <text:p text:style-name="P56"/>
      <text:p text:style-name="P56"/>
      <text:p text:style-name="P59">Árbol de soluciones</text:p>
      <text:p text:style-name="P59"/>
      <text:p text:style-name="P60"><draw:line text:anchor-type="paragraph" draw:z-index="137" draw:style-name="gr2" draw:text-style-name="P124" svg:x1="0.695cm" svg:y1="0.552cm" svg:x2="0.695cm" svg:y2="1.194cm"><text:p/></draw:line><draw:line text:anchor-type="paragraph" draw:z-index="138" draw:style-name="gr2" draw:text-style-name="P124" svg:x1="0.903cm" svg:y1="0.57cm" svg:x2="2.131cm" svg:y2="1.346cm"><text:p/></draw:line><draw:line text:anchor-type="paragraph" draw:z-index="139" draw:style-name="gr2" draw:text-style-name="P124" svg:x1="1.244cm" svg:y1="0.57cm" svg:x2="4.079cm" svg:y2="1.346cm"><text:p/></draw:line><draw:line text:anchor-type="paragraph" draw:z-index="140" draw:style-name="gr2" draw:text-style-name="P124" svg:x1="1.356cm" svg:y1="0.437cm" svg:x2="5.873cm" svg:y2="1.363cm"><text:p/></draw:line>&lt;-<text:span text:style-name="T50">1</text:span>,-<text:span text:style-name="T50">1</text:span>&gt;</text:p>
      <text:p text:style-name="P59"/>
      <text:p text:style-name="P61"><draw:line text:anchor-type="paragraph" draw:z-index="144" draw:style-name="gr2" draw:text-style-name="P124" svg:x1="1.092cm" svg:y1="0.494cm" svg:x2="3.606cm" svg:y2="1.268cm"><text:p/></draw:line><draw:line text:anchor-type="paragraph" draw:z-index="145" draw:style-name="gr2" draw:text-style-name="P124" svg:x1="3cm" svg:y1="0.494cm" svg:x2="4.833cm" svg:y2="1.325cm"><text:p/></draw:line><draw:line text:anchor-type="paragraph" draw:z-index="146" draw:style-name="gr2" draw:text-style-name="P124" svg:x1="3.171cm" svg:y1="0.494cm" svg:x2="6.364cm" svg:y2="1.344cm"><text:p/></draw:line><draw:line text:anchor-type="paragraph" draw:z-index="147" draw:style-name="gr2" draw:text-style-name="P124" svg:x1="3.265cm" svg:y1="0.342cm" svg:x2="7.121cm" svg:y2="1.344cm"><text:p/></draw:line><draw:line text:anchor-type="paragraph" draw:z-index="148" draw:style-name="gr2" draw:text-style-name="P124" svg:x1="3.152cm" svg:y1="0.342cm" svg:x2="8.103cm" svg:y2="1.324cm"><text:p/></draw:line>&lt;<text:span text:style-name="T51">0</text:span>,-<text:span text:style-name="T51">1</text:span>&gt; <text:s text:c="7"/>&lt;<text:span text:style-name="T51">1</text:span>,-<text:span text:style-name="T50">1</text:span>&gt; <text:s text:c="7"/>&lt;<text:span text:style-name="T51">2</text:span>,-<text:span text:style-name="T50">1</text:span>&gt; <text:s text:c="8"/><text:span text:style-name="T51">&lt;3,-1&gt;</text:span></text:p>
      <text:p text:style-name="P59"><draw:line text:anchor-type="paragraph" draw:z-index="141" draw:style-name="gr2" draw:text-style-name="P124" svg:x1="0.318cm" svg:y1="0.012cm" svg:x2="0.355cm" svg:y2="0.748cm"><text:p/></draw:line><draw:line text:anchor-type="paragraph" draw:z-index="142" draw:style-name="gr2" draw:text-style-name="P124" svg:x1="0.467cm" svg:y1="0.012cm" svg:x2="1.375cm" svg:y2="0.786cm"><text:p/></draw:line><draw:line text:anchor-type="paragraph" draw:z-index="143" draw:style-name="gr2" draw:text-style-name="P124" svg:x1="0.808cm" svg:y1="0.012cm" svg:x2="2.302cm" svg:y2="0.767cm"><text:p/></draw:line></text:p>
      <text:p text:style-name="P61">&lt;<text:span text:style-name="T51">0</text:span>,<text:span text:style-name="T51">0</text:span>&gt; &lt;<text:span text:style-name="T51">0</text:span>,<text:span text:style-name="T51">1</text:span>&gt; &lt;<text:span text:style-name="T51">0</text:span>,<text:span text:style-name="T51">2</text:span>&gt;<text:span text:style-name="T51">&lt;0,3&gt;</text:span> <text:s text:c="3"/>&lt;<text:span text:style-name="T51">1</text:span>,<text:span text:style-name="T51">0</text:span>&gt; &lt;<text:span text:style-name="T51">1</text:span>,<text:span text:style-name="T51">1</text:span>&gt; &lt;<text:span text:style-name="T51">1</text:span>,<text:span text:style-name="T51">2</text:span>&gt;<text:span text:style-name="T51">&lt;1,3&gt; </text:span></text:p>
      <text:p text:style-name="P61"/>
      <text:p text:style-name="P61"/>
      <text:p text:style-name="P61"><draw:line text:anchor-type="paragraph" draw:z-index="157" draw:style-name="gr2" draw:text-style-name="P124" svg:x1="0.751cm" svg:y1="0.517cm" svg:x2="0.619cm" svg:y2="1.311cm"><text:p/></draw:line><draw:line text:anchor-type="paragraph" draw:z-index="158" draw:style-name="gr2" draw:text-style-name="P124" svg:x1="0.96cm" svg:y1="0.575cm" svg:x2="2.339cm" svg:y2="1.254cm"><text:p/></draw:line><draw:line text:anchor-type="paragraph" draw:z-index="159" draw:style-name="gr2" draw:text-style-name="P124" svg:x1="1.319cm" svg:y1="0.423cm" svg:x2="3.982cm" svg:y2="1.368cm"><text:p/></draw:line><draw:line text:anchor-type="paragraph" draw:z-index="160" draw:style-name="gr2" draw:text-style-name="P124" svg:x1="1.393cm" svg:y1="0.252cm" svg:x2="6.118cm" svg:y2="1.254cm"><text:p/></draw:line>&lt;-<text:span text:style-name="T50">1</text:span>,-<text:span text:style-name="T50">1</text:span>&gt;</text:p>
      <text:p text:style-name="P61"/>
      <text:p text:style-name="P61"><draw:line text:anchor-type="paragraph" draw:z-index="149" draw:style-name="gr2" draw:text-style-name="P124" svg:x1="4.115cm" svg:y1="0.492cm" svg:x2="0.563cm" svg:y2="1.228cm"><text:p/></draw:line><draw:line text:anchor-type="paragraph" draw:z-index="150" draw:style-name="gr2" draw:text-style-name="P124" svg:x1="1.981cm" svg:y1="1.228cm" svg:x2="4.343cm" svg:y2="0.51cm"><text:p/></draw:line><draw:line text:anchor-type="paragraph" draw:z-index="151" draw:style-name="gr2" draw:text-style-name="P124" svg:x1="3.039cm" svg:y1="1.343cm" svg:x2="4.343cm" svg:y2="0.51cm"><text:p/></draw:line><draw:line text:anchor-type="paragraph" draw:z-index="152" draw:style-name="gr2" draw:text-style-name="P124" svg:x1="4.059cm" svg:y1="1.343cm" svg:x2="4.343cm" svg:y2="0.51cm"><text:p/></draw:line><draw:line text:anchor-type="paragraph" draw:z-index="153" draw:style-name="gr2" draw:text-style-name="P124" svg:x1="6.347cm" svg:y1="0.453cm" svg:x2="5.23cm" svg:y2="1.321cm"><text:p/></draw:line><draw:line text:anchor-type="paragraph" draw:z-index="154" draw:style-name="gr2" draw:text-style-name="P124" svg:x1="6.516cm" svg:y1="0.49cm" svg:x2="6.364cm" svg:y2="1.435cm"><text:p/></draw:line><draw:line text:anchor-type="paragraph" draw:z-index="155" draw:style-name="gr2" draw:text-style-name="P124" svg:x1="6.668cm" svg:y1="0.49cm" svg:x2="7.045cm" svg:y2="1.264cm"><text:p/></draw:line><draw:line text:anchor-type="paragraph" draw:z-index="156" draw:style-name="gr2" draw:text-style-name="P124" svg:x1="6.837cm" svg:y1="0.49cm" svg:x2="8.084cm" svg:y2="1.284cm"><text:p/></draw:line>&lt;<text:span text:style-name="T51">0</text:span>,-<text:span text:style-name="T51">1</text:span>&gt; <text:s text:c="7"/>&lt;<text:span text:style-name="T51">1</text:span>,-<text:span text:style-name="T50">1</text:span>&gt; <text:s text:c="7"/>&lt;<text:span text:style-name="T51">2</text:span>,-<text:span text:style-name="T50">1</text:span>&gt; <text:s text:c="8"/><text:span text:style-name="T51">&lt;3,-1&gt;</text:span></text:p>
      <text:p text:style-name="P61"/>
      <text:p text:style-name="P61">&lt;<text:span text:style-name="T51">2</text:span>,<text:span text:style-name="T51">0</text:span>&gt; &lt;<text:span text:style-name="T51">2</text:span>,<text:span text:style-name="T51">1</text:span>&gt; &lt;<text:span text:style-name="T51">2</text:span>,<text:span text:style-name="T51">2</text:span>&gt;<text:span text:style-name="T51">&lt;2,3&gt;</text:span> <text:s text:c="3"/>&lt;<text:span text:style-name="T51">3</text:span>,<text:span text:style-name="T51">0</text:span>&gt; &lt;<text:span text:style-name="T51">3</text:span>,<text:span text:style-name="T51">1</text:span>&gt; &lt;<text:span text:style-name="T51">3</text:span>,<text:span text:style-name="T51">2</text:span>&gt;<text:span text:style-name="T51">&lt;3,3&gt; </text:span></text:p>
      <text:p text:style-name="P59"/>
      <text:p text:style-name="P64"><text:span text:style-name="T40">&lt;0,0&gt;</text:span> <text:s/><text:span text:style-name="T52">es solución, no es asignada ninguna charla a ninguna sala.</text:span></text:p>
      <text:p text:style-name="P62">&lt;<text:span text:style-name="T51">0</text:span>,<text:span text:style-name="T51">1</text:span>&gt; &lt;<text:span text:style-name="T51">0</text:span>,<text:span text:style-name="T51">2</text:span>&gt;<text:span text:style-name="T51">&lt;0,3&gt; No son solución por restricción de no disponibilidad de la sala para esos horarios.</text:span></text:p>
      <text:p text:style-name="P114">Los árboles generados por las tuplas <text:span text:style-name="T53">&lt;1,-1&gt; <text:s/>&lt;2,-1&gt; <text:s/>&lt;3,-1&gt; </text:span>como raíz no son recorridas, <text:span text:style-name="T90">por restricción de no disponibilidad de sala.</text:span></text:p>
      <text:p text:style-name="P66">La función objetivo tiene como única solución la tupla que indica que no se ṕueden asignar las charlas a ninguna sala.</text:p>
      <text:p text:style-name="Standard"/>
      <text:h text:style-name="Heading_20_3" text:outline-level="3"><text:bookmark-start text:name="__RefHeading___Toc11108_1478927255"/><text:soft-page-break/>Caso en donde <text:span text:style-name="T55">una sola</text:span> charla <text:span text:style-name="T55">es </text:span>asignada a <text:span text:style-name="T55">alguna sala</text:span><text:bookmark-end text:name="__RefHeading___Toc11108_1478927255"/></text:h>
      <text:p text:style-name="Text_20_body"/>
      <text:p text:style-name="P55">Juego de datos</text:p>
      <text:p text:style-name="P57"><draw:frame draw:style-name="fr2" draw:name="Frame6" text:anchor-type="paragraph" svg:x="9.483cm" svg:y="0.288cm" svg:width="3.759cm" draw:z-index="368"><draw:text-box fo:min-height="3.157cm"><text:p text:style-name="P100">Sala 3</text:p><text:p text:style-name="P100"/><text:p text:style-name="P100"><text:tab/>inicio: 9</text:p><text:p text:style-name="P100"><text:tab/>fin: 1<text:span text:style-name="T54">2</text:span></text:p></draw:text-box></draw:frame><draw:frame draw:style-name="fr2" draw:name="Frame7" text:anchor-type="paragraph" svg:x="4.815cm" svg:y="0.229cm" svg:width="3.759cm" draw:z-index="369"><draw:text-box fo:min-height="3.157cm"><text:p text:style-name="P100">Sala 2</text:p><text:p text:style-name="P100"/><text:p text:style-name="P100"><text:tab/>inicio 15</text:p><text:p text:style-name="P100"><text:tab/>fin: 19</text:p></draw:text-box></draw:frame><draw:frame draw:style-name="fr2" draw:name="Frame8" text:anchor-type="paragraph" svg:x="0.222cm" svg:y="0.173cm" svg:width="3.759cm" draw:z-index="370"><draw:text-box fo:min-height="3.157cm"><text:p text:style-name="P100">Sala 1</text:p><text:p text:style-name="P100"/><text:p text:style-name="P100"><text:tab/>inicio: 17</text:p><text:p text:style-name="P100"><text:tab/>fin: 18</text:p></draw:text-box></draw:frame></text:p>
      <text:p text:style-name="P57"/>
      <text:p text:style-name="P57"/>
      <text:p text:style-name="P57"/>
      <text:p text:style-name="P57"/>
      <text:p text:style-name="P57"/>
      <text:p text:style-name="P57"/>
      <text:p text:style-name="P57"><draw:frame draw:style-name="fr2" draw:name="Frame9" text:anchor-type="paragraph" svg:x="0.222cm" svg:y="0.173cm" svg:width="4.103cm" draw:z-index="371"><draw:text-box fo:min-height="3.187cm"><text:p text:style-name="P100">Charla 1</text:p><text:p text:style-name="P100"><text:tab/>asistentes: 20</text:p><text:p text:style-name="P100"><text:tab/>inicio: <text:span text:style-name="T54">13</text:span></text:p><text:p text:style-name="P100"><text:tab/>fin: <text:span text:style-name="T54">14</text:span></text:p></draw:text-box></draw:frame><draw:frame draw:style-name="fr2" draw:name="Frame10" text:anchor-type="paragraph" svg:x="5.629cm" svg:y="0.175cm" svg:width="4.12cm" draw:z-index="372"><draw:text-box fo:min-height="3.187cm"><text:p text:style-name="P100">Charla 2</text:p><text:p text:style-name="P100"><text:tab/>asistentes: 12</text:p><text:p text:style-name="P100"><text:tab/>inicio: <text:span text:style-name="T57">10</text:span></text:p><text:p text:style-name="P100"><text:tab/>fin: <text:span text:style-name="T57">11</text:span></text:p></draw:text-box></draw:frame></text:p>
      <text:p text:style-name="P57"/>
      <text:p text:style-name="P57"/>
      <text:p text:style-name="P57"/>
      <text:p text:style-name="P57"/>
      <text:p text:style-name="P57"/>
      <text:p text:style-name="P57"/>
      <text:p text:style-name="P67">Árbol de soluciones</text:p>
      <text:p text:style-name="P67"/>
      <text:p text:style-name="P63"><draw:line text:anchor-type="paragraph" draw:z-index="3" draw:style-name="gr2" draw:text-style-name="P124" svg:x1="0.695cm" svg:y1="0.552cm" svg:x2="0.695cm" svg:y2="1.194cm"><text:p/></draw:line><draw:line text:anchor-type="paragraph" draw:z-index="114" draw:style-name="gr2" draw:text-style-name="P124" svg:x1="0.903cm" svg:y1="0.57cm" svg:x2="2.131cm" svg:y2="1.346cm"><text:p/></draw:line><draw:line text:anchor-type="paragraph" draw:z-index="115" draw:style-name="gr2" draw:text-style-name="P124" svg:x1="1.244cm" svg:y1="0.57cm" svg:x2="4.079cm" svg:y2="1.346cm"><text:p/></draw:line><draw:line text:anchor-type="paragraph" draw:z-index="116" draw:style-name="gr2" draw:text-style-name="P124" svg:x1="1.356cm" svg:y1="0.437cm" svg:x2="5.873cm" svg:y2="1.363cm"><text:p/></draw:line>&lt;-<text:span text:style-name="T50">1</text:span>,-<text:span text:style-name="T50">1</text:span>&gt;</text:p>
      <text:p text:style-name="P63"/>
      <text:p text:style-name="P63"><draw:line text:anchor-type="paragraph" draw:z-index="120" draw:style-name="gr2" draw:text-style-name="P124" svg:x1="1.092cm" svg:y1="0.494cm" svg:x2="3.606cm" svg:y2="1.268cm"><text:p/></draw:line><draw:line text:anchor-type="paragraph" draw:z-index="121" draw:style-name="gr2" draw:text-style-name="P124" svg:x1="3cm" svg:y1="0.494cm" svg:x2="4.833cm" svg:y2="1.325cm"><text:p/></draw:line><draw:line text:anchor-type="paragraph" draw:z-index="122" draw:style-name="gr2" draw:text-style-name="P124" svg:x1="3.171cm" svg:y1="0.494cm" svg:x2="6.364cm" svg:y2="1.344cm"><text:p/></draw:line><draw:line text:anchor-type="paragraph" draw:z-index="123" draw:style-name="gr2" draw:text-style-name="P124" svg:x1="3.265cm" svg:y1="0.342cm" svg:x2="7.121cm" svg:y2="1.344cm"><text:p/></draw:line><draw:line text:anchor-type="paragraph" draw:z-index="124" draw:style-name="gr2" draw:text-style-name="P124" svg:x1="3.152cm" svg:y1="0.342cm" svg:x2="8.103cm" svg:y2="1.324cm"><text:p/></draw:line>&lt;<text:span text:style-name="T51">0</text:span>,-<text:span text:style-name="T51">1</text:span>&gt; <text:s text:c="7"/>&lt;<text:span text:style-name="T51">1</text:span>,-<text:span text:style-name="T50">1</text:span>&gt; <text:s text:c="7"/>&lt;<text:span text:style-name="T51">2</text:span>,-<text:span text:style-name="T50">1</text:span>&gt; <text:s text:c="8"/><text:span text:style-name="T51">&lt;3,-1&gt;</text:span></text:p>
      <text:p text:style-name="P63"><draw:line text:anchor-type="paragraph" draw:z-index="117" draw:style-name="gr2" draw:text-style-name="P124" svg:x1="0.318cm" svg:y1="0.012cm" svg:x2="0.355cm" svg:y2="0.748cm"><text:p/></draw:line><draw:line text:anchor-type="paragraph" draw:z-index="118" draw:style-name="gr2" draw:text-style-name="P124" svg:x1="0.467cm" svg:y1="0.012cm" svg:x2="1.375cm" svg:y2="0.786cm"><text:p/></draw:line><draw:line text:anchor-type="paragraph" draw:z-index="119" draw:style-name="gr2" draw:text-style-name="P124" svg:x1="0.808cm" svg:y1="0.012cm" svg:x2="2.302cm" svg:y2="0.767cm"><text:p/></draw:line></text:p>
      <text:p text:style-name="P63">&lt;<text:span text:style-name="T51">0</text:span>,<text:span text:style-name="T51">0</text:span>&gt; &lt;<text:span text:style-name="T51">0</text:span>,<text:span text:style-name="T51">1</text:span>&gt; &lt;<text:span text:style-name="T51">0</text:span>,<text:span text:style-name="T51">2</text:span>&gt;<text:span text:style-name="T51">&lt;0,3&gt;</text:span> <text:s text:c="3"/>&lt;<text:span text:style-name="T51">1</text:span>,<text:span text:style-name="T51">0</text:span>&gt; &lt;<text:span text:style-name="T51">1</text:span>,<text:span text:style-name="T51">1</text:span>&gt; &lt;<text:span text:style-name="T51">1</text:span>,<text:span text:style-name="T51">2</text:span>&gt;<text:span text:style-name="T51">&lt;1,3&gt; </text:span></text:p>
      <text:p text:style-name="P63"/>
      <text:p text:style-name="P63"/>
      <text:p text:style-name="P63"><draw:line text:anchor-type="paragraph" draw:z-index="133" draw:style-name="gr2" draw:text-style-name="P124" svg:x1="0.751cm" svg:y1="0.517cm" svg:x2="0.619cm" svg:y2="1.311cm"><text:p/></draw:line><draw:line text:anchor-type="paragraph" draw:z-index="134" draw:style-name="gr2" draw:text-style-name="P124" svg:x1="0.96cm" svg:y1="0.575cm" svg:x2="2.339cm" svg:y2="1.254cm"><text:p/></draw:line><draw:line text:anchor-type="paragraph" draw:z-index="135" draw:style-name="gr2" draw:text-style-name="P124" svg:x1="1.319cm" svg:y1="0.423cm" svg:x2="3.982cm" svg:y2="1.368cm"><text:p/></draw:line><draw:line text:anchor-type="paragraph" draw:z-index="136" draw:style-name="gr2" draw:text-style-name="P124" svg:x1="1.393cm" svg:y1="0.252cm" svg:x2="6.118cm" svg:y2="1.254cm"><text:p/></draw:line>&lt;-<text:span text:style-name="T50">1</text:span>,-<text:span text:style-name="T50">1</text:span>&gt;</text:p>
      <text:p text:style-name="P63"/>
      <text:p text:style-name="P63"><draw:line text:anchor-type="paragraph" draw:z-index="125" draw:style-name="gr2" draw:text-style-name="P124" svg:x1="4.115cm" svg:y1="0.492cm" svg:x2="0.563cm" svg:y2="1.228cm"><text:p/></draw:line><draw:line text:anchor-type="paragraph" draw:z-index="126" draw:style-name="gr2" draw:text-style-name="P124" svg:x1="1.981cm" svg:y1="1.228cm" svg:x2="4.343cm" svg:y2="0.51cm"><text:p/></draw:line><draw:line text:anchor-type="paragraph" draw:z-index="127" draw:style-name="gr2" draw:text-style-name="P124" svg:x1="3.039cm" svg:y1="1.343cm" svg:x2="4.343cm" svg:y2="0.51cm"><text:p/></draw:line><draw:line text:anchor-type="paragraph" draw:z-index="128" draw:style-name="gr2" draw:text-style-name="P124" svg:x1="4.059cm" svg:y1="1.343cm" svg:x2="4.343cm" svg:y2="0.51cm"><text:p/></draw:line><draw:line text:anchor-type="paragraph" draw:z-index="129" draw:style-name="gr2" draw:text-style-name="P124" svg:x1="6.347cm" svg:y1="0.453cm" svg:x2="5.23cm" svg:y2="1.321cm"><text:p/></draw:line><draw:line text:anchor-type="paragraph" draw:z-index="130" draw:style-name="gr2" draw:text-style-name="P124" svg:x1="6.516cm" svg:y1="0.49cm" svg:x2="6.364cm" svg:y2="1.435cm"><text:p/></draw:line><draw:line text:anchor-type="paragraph" draw:z-index="131" draw:style-name="gr2" draw:text-style-name="P124" svg:x1="6.668cm" svg:y1="0.49cm" svg:x2="7.045cm" svg:y2="1.264cm"><text:p/></draw:line><draw:line text:anchor-type="paragraph" draw:z-index="132" draw:style-name="gr2" draw:text-style-name="P124" svg:x1="6.837cm" svg:y1="0.49cm" svg:x2="8.084cm" svg:y2="1.284cm"><text:p/></draw:line>&lt;<text:span text:style-name="T51">0</text:span>,-<text:span text:style-name="T51">1</text:span>&gt; <text:s text:c="7"/>&lt;<text:span text:style-name="T51">1</text:span>,-<text:span text:style-name="T50">1</text:span>&gt; <text:s text:c="7"/>&lt;<text:span text:style-name="T51">2</text:span>,-<text:span text:style-name="T50">1</text:span>&gt; <text:s text:c="8"/><text:span text:style-name="T51">&lt;3,-1&gt;</text:span></text:p>
      <text:p text:style-name="P63"/>
      <text:p text:style-name="P63">&lt;<text:span text:style-name="T51">2</text:span>,<text:span text:style-name="T51">0</text:span>&gt; &lt;<text:span text:style-name="T51">2</text:span>,<text:span text:style-name="T51">1</text:span>&gt; &lt;<text:span text:style-name="T51">2</text:span>,<text:span text:style-name="T51">2</text:span>&gt;<text:span text:style-name="T51">&lt;2,3&gt;</text:span> <text:s text:c="3"/>&lt;<text:span text:style-name="T51">3</text:span>,<text:span text:style-name="T51">0</text:span>&gt; &lt;<text:span text:style-name="T51">3</text:span>,<text:span text:style-name="T51">1</text:span>&gt; &lt;<text:span text:style-name="T51">3</text:span>,<text:span text:style-name="T51">2</text:span>&gt;<text:span text:style-name="T51">&lt;3,3&gt; </text:span></text:p>
      <text:p text:style-name="P68"/>
      <text:p text:style-name="P65"><text:span text:style-name="T40">&lt;0,0&gt;</text:span> <text:s/><text:span text:style-name="T52">es solución, no es asignada ninguna charla a ninguna sala.</text:span></text:p>
      <text:p text:style-name="P63">&lt;<text:span text:style-name="T51">0</text:span>,<text:span text:style-name="T51">1</text:span>&gt; &lt;<text:span text:style-name="T51">0</text:span>,<text:span text:style-name="T51">2</text:span>&gt; <text:span text:style-name="T56">no son solucíón por restricción de no disponibilidad de cada sala para la charla 2.</text:span></text:p>
      <text:p text:style-name="P65"><text:span text:style-name="T40">&lt;0,</text:span><text:span text:style-name="T41">3</text:span><text:span text:style-name="T40">&gt;</text:span> <text:s/><text:span text:style-name="T52">es solución, la charla 2 es asignada a la sala 3.</text:span></text:p>
      <text:p text:style-name="P115">Los árboles generados por las tuplas <text:span text:style-name="T53">&lt;1,-1&gt; <text:s/>&lt;2,-1&gt; <text:s/>&lt;3,-1&gt; </text:span>como raíz no son recorridas, <text:span text:style-name="T90">por restricción de no disponibilidad de sala</text:span>.</text:p>
      <text:p text:style-name="P69">La función objetivo devuelve la tupla que asegura la máxima cantidad de asistentes: &lt;0,3&gt;.</text:p>
      <text:p text:style-name="Standard"/>
      <text:h text:style-name="Heading_20_3" text:outline-level="3"><text:bookmark-start text:name="__RefHeading___Toc11110_1478927255"/>Caso en donde hay poca diferencia entre la cantidad de charlas asignadas y charlas rechazadas<text:bookmark-end text:name="__RefHeading___Toc11110_1478927255"/></text:h>
      <text:p text:style-name="Text_20_body"/>
      <text:p text:style-name="P55">Juego de datos</text:p>
      <text:p text:style-name="P58"><draw:frame draw:style-name="fr2" draw:name="Frame121" text:anchor-type="paragraph" svg:x="4.815cm" svg:y="0.229cm" svg:width="3.759cm" draw:z-index="373"><draw:text-box fo:min-height="3.157cm"><text:p text:style-name="P100">Sala 2</text:p><text:p text:style-name="P100"/><text:p text:style-name="P100"><text:tab/>inicio 15</text:p><text:p text:style-name="P100"><text:tab/>fin: 19</text:p></draw:text-box></draw:frame><draw:frame draw:style-name="fr2" draw:name="Frame13" text:anchor-type="paragraph" svg:x="0.222cm" svg:y="0.173cm" svg:width="3.759cm" draw:z-index="374"><draw:text-box fo:min-height="3.157cm"><text:p text:style-name="P100">Sala 1</text:p><text:p text:style-name="P100"/><text:p text:style-name="P100"><text:tab/>inicio: 17</text:p><text:p text:style-name="P100"><text:tab/>fin: 18</text:p></draw:text-box></draw:frame></text:p>
      <text:p text:style-name="P58"/>
      <text:p text:style-name="P58"/>
      <text:p text:style-name="P58"><text:soft-page-break/></text:p>
      <text:p text:style-name="P58"/>
      <text:p text:style-name="P58"/>
      <text:p text:style-name="P58"/>
      <text:p text:style-name="P58"><draw:frame draw:style-name="fr2" draw:name="Frame111" text:anchor-type="paragraph" svg:x="9.294cm" svg:y="0.259cm" svg:width="3.759cm" draw:z-index="375"><draw:text-box fo:min-height="3.154cm"><text:p text:style-name="P100"><text:span text:style-name="T87">Charla</text:span> 3</text:p><text:p text:style-name="P101"><text:s text:c="11"/>asistentes: <text:span text:style-name="T88">15</text:span></text:p><text:p text:style-name="P100"><text:tab/>inicio: <text:span text:style-name="T88">17</text:span></text:p><text:p text:style-name="P100"><text:tab/>fin: 1<text:span text:style-name="T88">8</text:span></text:p></draw:text-box></draw:frame><draw:frame draw:style-name="fr2" draw:name="Frame14" text:anchor-type="paragraph" svg:x="0.222cm" svg:y="0.173cm" svg:width="4.103cm" draw:z-index="376"><draw:text-box fo:min-height="3.187cm"><text:p text:style-name="P100">Charla 1</text:p><text:p text:style-name="P100"><text:tab/>asistentes: 20</text:p><text:p text:style-name="P100"><text:tab/>inicio: <text:span text:style-name="T54">15</text:span></text:p><text:p text:style-name="P100"><text:tab/>fin: <text:span text:style-name="T54">16</text:span></text:p></draw:text-box></draw:frame><draw:frame draw:style-name="fr2" draw:name="Frame15" text:anchor-type="paragraph" svg:x="4.741cm" svg:y="0.194cm" svg:width="4.12cm" draw:z-index="377"><draw:text-box fo:min-height="3.187cm"><text:p text:style-name="P100">Charla 2</text:p><text:p text:style-name="P100"><text:tab/>asistentes: 12</text:p><text:p text:style-name="P100"><text:tab/>inicio: <text:span text:style-name="T57">10</text:span></text:p><text:p text:style-name="P100"><text:tab/>fin: <text:span text:style-name="T57">11</text:span></text:p></draw:text-box></draw:frame><draw:frame draw:style-name="fr2" draw:name="Frame16" text:anchor-type="paragraph" svg:x="13.339cm" svg:y="0.288cm" svg:width="3.759cm" draw:z-index="378"><draw:text-box fo:min-height="3.154cm"><text:p text:style-name="P100"><text:span text:style-name="T87">Charla</text:span> <text:span text:style-name="T87">4</text:span></text:p><text:p text:style-name="P101"><text:s text:c="11"/>asistentes: <text:span text:style-name="T88">9</text:span></text:p><text:p text:style-name="P100"><text:tab/>inicio: <text:span text:style-name="T89">15</text:span></text:p><text:p text:style-name="P100"><text:tab/>fin: 1<text:span text:style-name="T89">6</text:span></text:p></draw:text-box></draw:frame></text:p>
      <text:p text:style-name="P58"/>
      <text:p text:style-name="P58"/>
      <text:p text:style-name="P58"/>
      <text:p text:style-name="P58"/>
      <text:p text:style-name="P58"/>
      <text:p text:style-name="P31"/>
      <text:p text:style-name="P32"/>
      <text:p text:style-name="P33"><draw:line text:anchor-type="paragraph" draw:z-index="5" draw:style-name="gr2" draw:text-style-name="P124" svg:x1="1.677cm" svg:y1="0.52cm" svg:x2="1.677cm" svg:y2="1.032cm"><text:p/></draw:line><draw:line text:anchor-type="paragraph" draw:z-index="6" draw:style-name="gr2" draw:text-style-name="P124" svg:x1="2.432cm" svg:y1="0.446cm" svg:x2="4.191cm" svg:y2="1.183cm"><text:p/></draw:line><draw:line text:anchor-type="paragraph" draw:z-index="16" draw:style-name="gr2" draw:text-style-name="P124" svg:x1="2.51cm" svg:y1="0.295cm" svg:x2="5.627cm" svg:y2="1.26cm"><text:p/></draw:line>&lt;<text:span text:style-name="T16">-</text:span><text:span text:style-name="T17">1</text:span>,<text:span text:style-name="T16">-</text:span><text:span text:style-name="T17">1</text:span><text:span text:style-name="T16">, -</text:span><text:span text:style-name="T17">1</text:span><text:span text:style-name="T16">, -</text:span><text:span text:style-name="T17">1</text:span>&gt;</text:p>
      <text:p text:style-name="P32"/>
      <text:p text:style-name="P34"><draw:line text:anchor-type="paragraph" draw:z-index="8" draw:style-name="gr2" draw:text-style-name="P124" svg:x1="1.187cm" svg:y1="0.549cm" svg:x2="1.072cm" svg:y2="1.249cm"><text:p/></draw:line><draw:line text:anchor-type="paragraph" draw:z-index="9" draw:style-name="gr2" draw:text-style-name="P124" svg:x1="2.074cm" svg:y1="0.531cm" svg:x2="3.681cm" svg:y2="1.173cm"><text:p/></draw:line><draw:line text:anchor-type="paragraph" draw:z-index="14" draw:style-name="gr2" draw:text-style-name="P124" svg:x1="2.263cm" svg:y1="0.415cm" svg:x2="5.212cm" svg:y2="1.38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35"/>
      <text:p text:style-name="P36"><draw:line text:anchor-type="paragraph" draw:z-index="10" draw:style-name="gr2" draw:text-style-name="P124" svg:x1="1.376cm" svg:y1="0.52cm" svg:x2="1.281cm" svg:y2="1.201cm"><text:p/></draw:line><draw:line text:anchor-type="paragraph" draw:z-index="11" draw:style-name="gr2" draw:text-style-name="P124" svg:x1="2.074cm" svg:y1="0.52cm" svg:x2="2.944cm" svg:y2="1.275cm"><text:p/></draw:line><draw:line text:anchor-type="paragraph" draw:z-index="17" draw:style-name="gr2" draw:text-style-name="P124" svg:x1="2.131cm" svg:y1="0.369cm" svg:x2="4.909cm" svg:y2="1.276cm"><text:p/></draw:line>&lt;<text:span text:style-name="T16">0</text:span>,<text:span text:style-name="T16">0, -</text:span><text:span text:style-name="T17">1</text:span><text:span text:style-name="T16">, -</text:span><text:span text:style-name="T17">1</text:span>&gt; <text:s text:c="3"/>&lt;<text:span text:style-name="T16">0</text:span>,<text:span text:style-name="T17">1</text:span><text:span text:style-name="T16">, -</text:span><text:span text:style-name="T17">1</text:span><text:span text:style-name="T16">, -</text:span><text:span text:style-name="T17">1</text:span>&gt; <text:s/>&lt;<text:span text:style-name="T16">0</text:span>,<text:span text:style-name="T59">2</text:span><text:span text:style-name="T16">, -</text:span><text:span text:style-name="T17">1</text:span><text:span text:style-name="T16">, -</text:span><text:span text:style-name="T17">1</text:span>&gt; <text:s text:c="4"/></text:p>
      <text:p text:style-name="P35"/>
      <text:p text:style-name="P36"><draw:line text:anchor-type="paragraph" draw:z-index="12" draw:style-name="gr2" draw:text-style-name="P124" svg:x1="0.903cm" svg:y1="0.549cm" svg:x2="0.864cm" svg:y2="1.191cm"><text:p/></draw:line><draw:line text:anchor-type="paragraph" draw:z-index="13" draw:style-name="gr2" draw:text-style-name="P124" svg:x1="1.055cm" svg:y1="0.549cm" svg:x2="2.584cm" svg:y2="1.191cm"><text:p/></draw:line><draw:line text:anchor-type="paragraph" draw:z-index="15" draw:style-name="gr2" draw:text-style-name="P124" svg:x1="1.942cm" svg:y1="0.434cm" svg:x2="4.683cm" svg:y2="1.36cm"><text:p/></draw:line><draw:line text:anchor-type="paragraph" draw:z-index="18" draw:style-name="gr2" draw:text-style-name="P124" svg:x1="3.51cm" svg:y1="0.529cm" svg:x2="6.516cm" svg:y2="1.247cm"><text:p/></draw:line><draw:line text:anchor-type="paragraph" draw:z-index="19" draw:style-name="gr2" draw:text-style-name="P124" svg:x1="4.078cm" svg:y1="0.529cm" svg:x2="8.14cm" svg:y2="1.323cm"><text:p/></draw:line><draw:line text:anchor-type="paragraph" draw:z-index="20" draw:style-name="gr2" draw:text-style-name="P124" svg:x1="4.343cm" svg:y1="0.434cm" svg:x2="10.164cm" svg:y2="1.323cm"><text:p/></draw:line><draw:line text:anchor-type="paragraph" draw:z-index="21" draw:style-name="gr2" draw:text-style-name="P124" svg:x1="6.817cm" svg:y1="0.434cm" svg:x2="11.996cm" svg:y2="1.323cm"><text:p/></draw:line><draw:line text:anchor-type="paragraph" draw:z-index="22" draw:style-name="gr2" draw:text-style-name="P124" svg:x1="6.932cm" svg:y1="0.284cm" svg:x2="14cm" svg:y2="1.247cm"><text:p/></draw:line><draw:line text:anchor-type="paragraph" draw:z-index="23" draw:style-name="gr2" draw:text-style-name="P124" svg:x1="6.705cm" svg:y1="0.152cm" svg:x2="15.625cm" svg:y2="1.21cm"><text:p/></draw:line>&lt;<text:span text:style-name="T16">0</text:span>,<text:span text:style-name="T16">0, 0, -</text:span><text:span text:style-name="T17">1</text:span>&gt; <text:s text:c="3"/>&lt;<text:span text:style-name="T16">0</text:span>,<text:span text:style-name="T16">0,1, -</text:span><text:span text:style-name="T17">1</text:span>&gt; <text:s text:c="2"/>&lt;<text:span text:style-name="T16">0</text:span>,<text:span text:style-name="T16">0, </text:span><text:span text:style-name="T19">2</text:span><text:span text:style-name="T16">, -</text:span><text:span text:style-name="T17">1</text:span>&gt; <text:s text:c="4"/></text:p>
      <text:p text:style-name="P35"/>
      <text:p text:style-name="P75">&lt;<text:span text:style-name="T16">0</text:span>,<text:span text:style-name="T16">0, 0, 0</text:span>&gt; <text:s text:c="3"/>&lt;<text:span text:style-name="T16">0</text:span>,<text:span text:style-name="T16">0,0,1</text:span>&gt; <text:s text:c="2"/>&lt;<text:span text:style-name="T16">0</text:span>,<text:span text:style-name="T16">0, 0, </text:span><text:span text:style-name="T19">2</text:span>&gt; <text:s text:c="5"/>&lt;<text:span text:style-name="T16">0</text:span>,<text:span text:style-name="T16">0, </text:span><text:span text:style-name="T20">1</text:span><text:span text:style-name="T16">, </text:span><text:span text:style-name="T21">0</text:span>&gt; &lt;<text:span text:style-name="T16">0</text:span>,<text:span text:style-name="T16">0,</text:span><text:span text:style-name="T20">1</text:span><text:span text:style-name="T16">,</text:span><text:span text:style-name="T21">1</text:span>&gt; &lt;<text:span text:style-name="T16">0</text:span>,<text:span text:style-name="T16">0, </text:span><text:span text:style-name="T20">1</text:span><text:span text:style-name="T16">, </text:span><text:span text:style-name="T21">2</text:span>&gt; <text:s text:c="3"/>&lt;<text:span text:style-name="T16">0</text:span>,<text:span text:style-name="T16">0, </text:span><text:span text:style-name="T22">2</text:span><text:span text:style-name="T16">, 0</text:span>&gt; <text:s/>&lt;<text:span text:style-name="T16">0</text:span>,<text:span text:style-name="T16">0,</text:span><text:span text:style-name="T22">2</text:span><text:span text:style-name="T16">,1</text:span>&gt; <text:s/>&lt;<text:span text:style-name="T16">0</text:span>,<text:span text:style-name="T16">0, </text:span><text:span text:style-name="T22">2</text:span><text:span text:style-name="T16">, </text:span><text:span text:style-name="T19">2</text:span>&gt; <text:s text:c="5"/></text:p>
      <text:p text:style-name="P76"/>
      <text:p text:style-name="P37"><text:span text:style-name="T40">&lt;</text:span><text:span text:style-name="T33">0</text:span><text:span text:style-name="T40">,</text:span><text:span text:style-name="T33">0, 0, 0</text:span><text:span text:style-name="T40">&gt;</text:span><text:span text:style-name="T15"> </text:span><text:span text:style-name="T23">es solución ninguna sala es asignada a nignuna charla.</text:span></text:p>
      <text:p text:style-name="P38"><text:span text:style-name="T23">&lt;</text:span><text:span text:style-name="T16">0</text:span><text:span text:style-name="T23">,</text:span><text:span text:style-name="T16">0,0,1</text:span><text:span text:style-name="T23">&gt; <text:s text:c="2"/></text:span><text:span text:style-name="T24">no es solución por restricción de no disponibilidad de la sala 1 para la charla 4</text:span></text:p>
      <text:p text:style-name="P38"><text:span text:style-name="T34">&lt;</text:span><text:span text:style-name="T33">0</text:span><text:span text:style-name="T34">,</text:span><text:span text:style-name="T33">0, 0, </text:span><text:span text:style-name="T35">2</text:span><text:span text:style-name="T34">&gt;</text:span><text:span text:style-name="T23"> </text:span><text:span text:style-name="T24">es solución, se asigna la sala 2 para la charla 4.</text:span></text:p>
      <text:p text:style-name="P72"><text:span text:style-name="T34">&lt;</text:span><text:span text:style-name="T33">0</text:span><text:span text:style-name="T34">,</text:span><text:span text:style-name="T33">0, </text:span><text:span text:style-name="T36">1</text:span><text:span text:style-name="T33">, </text:span><text:span text:style-name="T37">0</text:span><text:span text:style-name="T34">&gt;</text:span><text:span text:style-name="T23"> </text:span><text:span text:style-name="T21">es solución, se asigna la sala 1 para la charla 3</text:span></text:p>
      <text:p text:style-name="P72"><text:span text:style-name="T23">&lt;</text:span><text:span text:style-name="T16">0</text:span><text:span text:style-name="T23">,</text:span><text:span text:style-name="T16">0,</text:span><text:span text:style-name="T20">1</text:span><text:span text:style-name="T16">,</text:span><text:span text:style-name="T21">1</text:span><text:span text:style-name="T23">&gt; <text:s text:c="2"/></text:span><text:span text:style-name="T21">no cumple con la restricción de disponibilidad de la sala 1 para la charla 4</text:span></text:p>
      <text:p text:style-name="P72"><text:span text:style-name="T34">&lt;</text:span><text:span text:style-name="T33">0</text:span><text:span text:style-name="T34">,</text:span><text:span text:style-name="T33">0, </text:span><text:span text:style-name="T36">1</text:span><text:span text:style-name="T33">, </text:span><text:span text:style-name="T37">2</text:span><text:span text:style-name="T34">&gt; <text:s/></text:span><text:span text:style-name="T21">es solución se asignan ambas charlas a salas distintas.</text:span></text:p>
      <text:p text:style-name="P82"><text:span text:style-name="T60">&lt;</text:span><text:span text:style-name="T16">0</text:span><text:span text:style-name="T60">,</text:span><text:span text:style-name="T16">0, </text:span><text:span text:style-name="T19">2</text:span><text:span text:style-name="T16">, -</text:span><text:span text:style-name="T17">1</text:span><text:span text:style-name="T60">&gt; </text:span><text:span text:style-name="T25">ocurre aquí una poda por no estar disponible la sala 2 para la charla 3, luego no se reccorre el subárbol con esta tupla como raíz.</text:span></text:p>
      <text:p text:style-name="P47"/>
      <text:p text:style-name="P47"/>
      <text:p text:style-name="P103"><draw:line text:anchor-type="paragraph" draw:z-index="24" draw:style-name="gr2" draw:text-style-name="P124" svg:x1="1.677cm" svg:y1="0.52cm" svg:x2="1.677cm" svg:y2="1.032cm"><text:p/></draw:line><draw:line text:anchor-type="paragraph" draw:z-index="25" draw:style-name="gr2" draw:text-style-name="P124" svg:x1="2.432cm" svg:y1="0.446cm" svg:x2="4.191cm" svg:y2="1.183cm"><text:p/></draw:line><draw:line text:anchor-type="paragraph" draw:z-index="29" draw:style-name="gr2" draw:text-style-name="P124" svg:x1="2.51cm" svg:y1="0.295cm" svg:x2="5.627cm" svg:y2="1.26cm"><text:p/></draw:line>&lt;<text:span text:style-name="T16">-</text:span><text:span text:style-name="T17">1</text:span>,<text:span text:style-name="T16">-</text:span><text:span text:style-name="T17">1</text:span><text:span text:style-name="T16">, -</text:span><text:span text:style-name="T17">1</text:span><text:span text:style-name="T16">, -</text:span><text:span text:style-name="T17">1</text:span>&gt;</text:p>
      <text:p text:style-name="P39"/>
      <text:p text:style-name="P39"><draw:line text:anchor-type="paragraph" draw:z-index="39" draw:style-name="gr2" draw:text-style-name="P124" svg:x1="1.734cm" svg:y1="0.549cm" svg:x2="1.545cm" svg:y2="1.304cm"><text:p/></draw:line><draw:line text:anchor-type="paragraph" draw:z-index="40" draw:style-name="gr2" draw:text-style-name="P124" svg:x1="1.998cm" svg:y1="0.566cm" svg:x2="2.963cm" svg:y2="1.36cm"><text:p/></draw:line><draw:line text:anchor-type="paragraph" draw:z-index="41" draw:style-name="gr2" draw:text-style-name="P124" svg:x1="2.245cm" svg:y1="0.453cm" svg:x2="5.438cm" svg:y2="1.286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39"/>
      <text:p text:style-name="P39"><draw:line text:anchor-type="paragraph" draw:z-index="36" draw:style-name="gr2" draw:text-style-name="P124" svg:x1="3.246cm" svg:y1="0.482cm" svg:x2="1.281cm" svg:y2="1.256cm"><text:p/></draw:line><draw:line text:anchor-type="paragraph" draw:z-index="37" draw:style-name="gr2" draw:text-style-name="P124" svg:x1="4.135cm" svg:y1="0.519cm" svg:x2="3.738cm" svg:y2="1.256cm"><text:p/></draw:line><draw:line text:anchor-type="paragraph" draw:z-index="38" draw:style-name="gr2" draw:text-style-name="P124" svg:x1="4.436cm" svg:y1="0.425cm" svg:x2="5.288cm" svg:y2="1.275cm"><text:p/></draw:line>&lt;<text:span text:style-name="T16">0</text:span>,<text:span text:style-name="T16">0, -</text:span><text:span text:style-name="T17">1</text:span><text:span text:style-name="T16">, -</text:span><text:span text:style-name="T17">1</text:span>&gt; <text:s text:c="3"/>&lt;<text:span text:style-name="T16">0</text:span>,<text:span text:style-name="T17">1</text:span><text:span text:style-name="T16">, -</text:span><text:span text:style-name="T17">1</text:span><text:span text:style-name="T16">, -</text:span><text:span text:style-name="T17">1</text:span>&gt; <text:s/>&lt;<text:span text:style-name="T16">0</text:span>,<text:span text:style-name="T59">2</text:span><text:span text:style-name="T16">, -</text:span><text:span text:style-name="T17">1</text:span><text:span text:style-name="T16">, -</text:span><text:span text:style-name="T17">1</text:span>&gt; <text:s text:c="4"/></text:p>
      <text:p text:style-name="P39"/>
      <text:p text:style-name="Standard"><draw:line text:anchor-type="paragraph" draw:z-index="26" draw:style-name="gr2" draw:text-style-name="P124" svg:x1="0.903cm" svg:y1="0.549cm" svg:x2="0.864cm" svg:y2="1.191cm"><text:p/></draw:line><draw:line text:anchor-type="paragraph" draw:z-index="27" draw:style-name="gr2" draw:text-style-name="P124" svg:x1="1.055cm" svg:y1="0.549cm" svg:x2="2.584cm" svg:y2="1.191cm"><text:p/></draw:line><draw:line text:anchor-type="paragraph" draw:z-index="28" draw:style-name="gr2" draw:text-style-name="P124" svg:x1="1.942cm" svg:y1="0.434cm" svg:x2="4.683cm" svg:y2="1.36cm"><text:p/></draw:line><draw:line text:anchor-type="paragraph" draw:z-index="30" draw:style-name="gr2" draw:text-style-name="P124" svg:x1="3.51cm" svg:y1="0.529cm" svg:x2="6.516cm" svg:y2="1.247cm"><text:p/></draw:line><draw:line text:anchor-type="paragraph" draw:z-index="31" draw:style-name="gr2" draw:text-style-name="P124" svg:x1="4.078cm" svg:y1="0.529cm" svg:x2="8.14cm" svg:y2="1.323cm"><text:p/></draw:line><draw:line text:anchor-type="paragraph" draw:z-index="32" draw:style-name="gr2" draw:text-style-name="P124" svg:x1="4.343cm" svg:y1="0.434cm" svg:x2="10.164cm" svg:y2="1.323cm"><text:p/></draw:line><draw:line text:anchor-type="paragraph" draw:z-index="33" draw:style-name="gr2" draw:text-style-name="P124" svg:x1="6.817cm" svg:y1="0.434cm" svg:x2="11.996cm" svg:y2="1.323cm"><text:p/></draw:line><draw:line text:anchor-type="paragraph" draw:z-index="34" draw:style-name="gr2" draw:text-style-name="P124" svg:x1="6.932cm" svg:y1="0.284cm" svg:x2="14cm" svg:y2="1.247cm"><text:p/></draw:line><draw:line text:anchor-type="paragraph" draw:z-index="35" draw:style-name="gr2" draw:text-style-name="P124" svg:x1="6.705cm" svg:y1="0.152cm" svg:x2="15.625cm" svg:y2="1.21cm"><text:p/></draw:line><text:span text:style-name="T60">&lt;</text:span><text:span text:style-name="T16">0</text:span><text:span text:style-name="T60">,</text:span><text:span text:style-name="T26">1</text:span><text:span text:style-name="T16">, 0, -</text:span><text:span text:style-name="T17">1</text:span><text:span text:style-name="T60">&gt; <text:s text:c="3"/>&lt;</text:span><text:span text:style-name="T16">0</text:span><text:span text:style-name="T60">,</text:span><text:span text:style-name="T26">1</text:span><text:span text:style-name="T16">,1, -</text:span><text:span text:style-name="T17">1</text:span><text:span text:style-name="T60">&gt; <text:s text:c="2"/>&lt;</text:span><text:span text:style-name="T16">0</text:span><text:span text:style-name="T60">,</text:span><text:span text:style-name="T26">1</text:span><text:span text:style-name="T16">, </text:span><text:span text:style-name="T19">2</text:span><text:span text:style-name="T16">, -</text:span><text:span text:style-name="T17">1</text:span><text:span text:style-name="T60">&gt; <text:s text:c="4"/></text:span></text:p>
      <text:p text:style-name="P39"/>
      <text:p text:style-name="P77">&lt;<text:span text:style-name="T16">0</text:span>,<text:span text:style-name="T66">1</text:span><text:span text:style-name="T16">, 0, 0</text:span>&gt; <text:s text:c="3"/>&lt;<text:span text:style-name="T16">0</text:span>,<text:span text:style-name="T66">1</text:span><text:span text:style-name="T16">,0,1</text:span>&gt; <text:s text:c="2"/>&lt;<text:span text:style-name="T16">0</text:span>,<text:span text:style-name="T66">1</text:span><text:span text:style-name="T16">, 0, </text:span><text:span text:style-name="T19">2</text:span>&gt; <text:s text:c="5"/>&lt;<text:span text:style-name="T16">0</text:span>,<text:span text:style-name="T66">1</text:span><text:span text:style-name="T16">, </text:span><text:span text:style-name="T20">1</text:span><text:span text:style-name="T16">, </text:span><text:span text:style-name="T21">0</text:span>&gt; &lt;<text:span text:style-name="T16">0</text:span>,<text:span text:style-name="T66">1</text:span><text:span text:style-name="T16">,</text:span><text:span text:style-name="T20">1</text:span><text:span text:style-name="T16">,</text:span><text:span text:style-name="T21">1</text:span>&gt; &lt;<text:span text:style-name="T16">0</text:span>,<text:span text:style-name="T66">1</text:span><text:span text:style-name="T16">, </text:span><text:span text:style-name="T20">1</text:span><text:span text:style-name="T16">, </text:span><text:span text:style-name="T21">2</text:span>&gt; <text:s text:c="3"/>&lt;<text:span text:style-name="T16">0</text:span>,<text:span text:style-name="T66">1</text:span><text:span text:style-name="T16">, </text:span><text:span text:style-name="T22">2</text:span><text:span text:style-name="T16">, 0</text:span>&gt; <text:s/>&lt;<text:span text:style-name="T16">0</text:span>,<text:span text:style-name="T66">1</text:span><text:span text:style-name="T16">,</text:span><text:span text:style-name="T22">2</text:span><text:span text:style-name="T16">,1</text:span>&gt; <text:s/>&lt;<text:span text:style-name="T16">0</text:span>,<text:span text:style-name="T66">1</text:span><text:span text:style-name="T16">, </text:span><text:span text:style-name="T22">2</text:span><text:span text:style-name="T16">, </text:span><text:span text:style-name="T19">2</text:span>&gt;</text:p>
      <text:p text:style-name="P77"/>
      <text:p text:style-name="P77"><text:s text:c="6"/></text:p>
      <text:p text:style-name="P83">En &lt;0,-1, -1, -1&gt; <text:s/><text:span text:style-name="T67">ocurre poda por predicado cuando se va a evaluar o ubicar la charla 2 a alguna sala (es decir valor distinto de 0 en la segunda componente de la tupla), esto es porque charla 2 no se puede asignar a ninguna sala, entonces no se sigue recorriendo el espacio de soluciones por los hijos que restan recorrer </text:span><text:span text:style-name="T60">&lt;</text:span><text:span text:style-name="T16">0</text:span><text:span text:style-name="T60">,</text:span><text:span text:style-name="T17">1</text:span><text:span text:style-name="T16">, -</text:span><text:span text:style-name="T17">1</text:span><text:span text:style-name="T16">, -</text:span><text:span text:style-name="T17">1</text:span><text:span text:style-name="T60">&gt; <text:s/>&lt;</text:span><text:span text:style-name="T16">0</text:span><text:span text:style-name="T60">,</text:span><text:span text:style-name="T61">2</text:span><text:span text:style-name="T16">, -</text:span><text:span text:style-name="T17">1</text:span><text:span text:style-name="T16">, -</text:span><text:span text:style-name="T17">1</text:span><text:span text:style-name="T60">&gt; <text:s/></text:span><text:span text:style-name="T67">.</text:span></text:p>
      <text:p text:style-name="P84"/>
      <text:p text:style-name="P84"/>
      <text:p text:style-name="P105"><draw:line text:anchor-type="paragraph" draw:z-index="42" draw:style-name="gr2" draw:text-style-name="P124" svg:x1="1.677cm" svg:y1="0.52cm" svg:x2="1.677cm" svg:y2="1.032cm"><text:p/></draw:line><draw:line text:anchor-type="paragraph" draw:z-index="43" draw:style-name="gr2" draw:text-style-name="P124" svg:x1="2.432cm" svg:y1="0.446cm" svg:x2="4.191cm" svg:y2="1.183cm"><text:p/></draw:line><draw:line text:anchor-type="paragraph" draw:z-index="47" draw:style-name="gr2" draw:text-style-name="P124" svg:x1="2.51cm" svg:y1="0.295cm" svg:x2="5.627cm" svg:y2="1.26cm"><text:p/></draw:line><text:span text:style-name="T62">&lt;</text:span><text:span text:style-name="T16">-</text:span><text:span text:style-name="T17">1</text:span><text:span text:style-name="T60">,</text:span><text:span text:style-name="T16">-</text:span><text:span text:style-name="T17">1</text:span><text:span text:style-name="T16">, -</text:span><text:span text:style-name="T17">1</text:span><text:span text:style-name="T16">, -</text:span><text:span text:style-name="T17">1</text:span><text:span text:style-name="T60">&gt;</text:span></text:p>
      <text:p text:style-name="P40"/>
      <text:p text:style-name="P40"><draw:line text:anchor-type="paragraph" draw:z-index="54" draw:style-name="gr2" draw:text-style-name="P124" svg:x1="3.36cm" svg:y1="0.49cm" svg:x2="1.393cm" svg:y2="1.264cm"><text:p/></draw:line><draw:line text:anchor-type="paragraph" draw:z-index="55" draw:style-name="gr2" draw:text-style-name="P124" svg:x1="3.738cm" svg:y1="0.529cm" svg:x2="3.701cm" svg:y2="1.152cm"><text:p/></draw:line><draw:line text:anchor-type="paragraph" draw:z-index="56" draw:style-name="gr2" draw:text-style-name="P124" svg:x1="4.039cm" svg:y1="0.529cm" svg:x2="5.986cm" svg:y2="1.265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40"/>
      <text:p text:style-name="P40"><draw:line text:anchor-type="paragraph" draw:z-index="57" draw:style-name="gr2" draw:text-style-name="P124" svg:x1="1.224cm" svg:y1="0.519cm" svg:x2="1.111cm" svg:y2="1.2cm"><text:p/></draw:line><draw:line text:anchor-type="paragraph" draw:z-index="58" draw:style-name="gr2" draw:text-style-name="P124" svg:x1="1.319cm" svg:y1="0.538cm" svg:x2="2.848cm" svg:y2="1.275cm"><text:p/></draw:line><draw:line text:anchor-type="paragraph" draw:z-index="59" draw:style-name="gr2" draw:text-style-name="P124" svg:x1="1.602cm" svg:y1="0.538cm" svg:x2="4.929cm" svg:y2="1.237cm"><text:p/></draw:line>&lt;<text:span text:style-name="T27">1</text:span>,<text:span text:style-name="T16">0, -</text:span><text:span text:style-name="T17">1</text:span><text:span text:style-name="T16">, -</text:span><text:span text:style-name="T17">1</text:span>&gt; <text:s text:c="3"/>&lt;<text:span text:style-name="T27">1</text:span>,<text:span text:style-name="T17">1</text:span><text:span text:style-name="T16">, -</text:span><text:span text:style-name="T17">1</text:span><text:span text:style-name="T16">, -</text:span><text:span text:style-name="T17">1</text:span>&gt; <text:s/>&lt;<text:span text:style-name="T27">1</text:span>,<text:span text:style-name="T59">2</text:span><text:span text:style-name="T16">, -</text:span><text:span text:style-name="T17">1</text:span><text:span text:style-name="T16">, -</text:span><text:span text:style-name="T17">1</text:span>&gt; <text:s text:c="4"/></text:p>
      <text:p text:style-name="P40"/>
      <text:p text:style-name="P85"><draw:line text:anchor-type="paragraph" draw:z-index="44" draw:style-name="gr2" draw:text-style-name="P124" svg:x1="0.903cm" svg:y1="0.549cm" svg:x2="0.864cm" svg:y2="1.191cm"><text:p/></draw:line><draw:line text:anchor-type="paragraph" draw:z-index="45" draw:style-name="gr2" draw:text-style-name="P124" svg:x1="1.055cm" svg:y1="0.549cm" svg:x2="2.584cm" svg:y2="1.191cm"><text:p/></draw:line><draw:line text:anchor-type="paragraph" draw:z-index="46" draw:style-name="gr2" draw:text-style-name="P124" svg:x1="1.942cm" svg:y1="0.434cm" svg:x2="4.683cm" svg:y2="1.36cm"><text:p/></draw:line><draw:line text:anchor-type="paragraph" draw:z-index="48" draw:style-name="gr2" draw:text-style-name="P124" svg:x1="3.51cm" svg:y1="0.529cm" svg:x2="6.516cm" svg:y2="1.247cm"><text:p/></draw:line><draw:line text:anchor-type="paragraph" draw:z-index="49" draw:style-name="gr2" draw:text-style-name="P124" svg:x1="4.078cm" svg:y1="0.529cm" svg:x2="8.14cm" svg:y2="1.323cm"><text:p/></draw:line><draw:line text:anchor-type="paragraph" draw:z-index="50" draw:style-name="gr2" draw:text-style-name="P124" svg:x1="4.343cm" svg:y1="0.434cm" svg:x2="10.164cm" svg:y2="1.323cm"><text:p/></draw:line><draw:line text:anchor-type="paragraph" draw:z-index="51" draw:style-name="gr2" draw:text-style-name="P124" svg:x1="6.817cm" svg:y1="0.434cm" svg:x2="11.996cm" svg:y2="1.323cm"><text:p/></draw:line><draw:line text:anchor-type="paragraph" draw:z-index="52" draw:style-name="gr2" draw:text-style-name="P124" svg:x1="6.932cm" svg:y1="0.284cm" svg:x2="14cm" svg:y2="1.247cm"><text:p/></draw:line><draw:line text:anchor-type="paragraph" draw:z-index="53" draw:style-name="gr2" draw:text-style-name="P124" svg:x1="6.705cm" svg:y1="0.152cm" svg:x2="15.625cm" svg:y2="1.21cm"><text:p/></draw:line><text:span text:style-name="T60">&lt;</text:span><text:span text:style-name="T63">1</text:span><text:span text:style-name="T60">,</text:span><text:span text:style-name="T27">0</text:span><text:span text:style-name="T16">, 0, -</text:span><text:span text:style-name="T17">1</text:span><text:span text:style-name="T60">&gt; <text:s text:c="3"/>&lt;</text:span><text:span text:style-name="T63">1</text:span><text:span text:style-name="T60">,</text:span><text:span text:style-name="T27">0</text:span><text:span text:style-name="T16">,1, -</text:span><text:span text:style-name="T17">1</text:span><text:span text:style-name="T60">&gt; <text:s text:c="2"/>&lt;</text:span><text:span text:style-name="T63">1</text:span><text:span text:style-name="T60">,</text:span><text:span text:style-name="T27">0</text:span><text:span text:style-name="T16">, </text:span><text:span text:style-name="T19">2</text:span><text:span text:style-name="T16">, -</text:span><text:span text:style-name="T17">1</text:span><text:span text:style-name="T60">&gt; <text:s text:c="4"/></text:span></text:p>
      <text:p text:style-name="P40"/>
      <text:p text:style-name="P78">&lt;<text:span text:style-name="T68">1</text:span>,<text:span text:style-name="T27">0</text:span><text:span text:style-name="T16">, 0, 0</text:span>&gt; <text:s text:c="3"/>&lt;<text:span text:style-name="T68">1</text:span>,<text:span text:style-name="T27">0</text:span><text:span text:style-name="T16">, 0,1</text:span>&gt; <text:s/>&lt;<text:span text:style-name="T68">1</text:span>,<text:span text:style-name="T27">0</text:span><text:span text:style-name="T16">, 0, </text:span><text:span text:style-name="T19">2</text:span>&gt; <text:s text:c="5"/>&lt;<text:span text:style-name="T68">1</text:span>,<text:span text:style-name="T27">0</text:span><text:span text:style-name="T16">,1, </text:span><text:span text:style-name="T21">0</text:span>&gt; &lt;<text:span text:style-name="T68">1</text:span>,<text:span text:style-name="T27">0</text:span><text:span text:style-name="T16">,1,</text:span><text:span text:style-name="T21">1</text:span>&gt; &lt;<text:span text:style-name="T68">1</text:span>,<text:span text:style-name="T27">0</text:span><text:span text:style-name="T16">,1, </text:span><text:span text:style-name="T21">2</text:span>&gt; <text:s text:c="3"/>&lt;<text:span text:style-name="T68">1</text:span>,<text:span text:style-name="T27">0</text:span><text:span text:style-name="T16">, </text:span><text:span text:style-name="T19">2</text:span><text:span text:style-name="T16">, 0</text:span>&gt; <text:s/>&lt;<text:span text:style-name="T68">1</text:span>,<text:span text:style-name="T27">0</text:span><text:span text:style-name="T16">, </text:span><text:span text:style-name="T19">2</text:span><text:span text:style-name="T16">,1</text:span>&gt; <text:s/>&lt;<text:span text:style-name="T68">1</text:span>,<text:span text:style-name="T27">0</text:span><text:span text:style-name="T16">, </text:span><text:span text:style-name="T19">2</text:span><text:span text:style-name="T16">, </text:span><text:span text:style-name="T19">2</text:span>&gt;</text:p>
      <text:p text:style-name="P86"><text:s/></text:p>
      <text:p text:style-name="P87"><text:span text:style-name="T60">&lt;</text:span><text:span text:style-name="T16">1</text:span><text:span text:style-name="T60">,</text:span><text:span text:style-name="T16">-</text:span><text:span text:style-name="T17">1</text:span><text:span text:style-name="T16">, -</text:span><text:span text:style-name="T17">1</text:span><text:span text:style-name="T16">, -</text:span><text:span text:style-name="T17">1</text:span><text:span text:style-name="T60">&gt; </text:span>No cumple con la restricción de disponibilidad horaria de sala, por lo que el recorrido por el árbol que tiene esta tupla como solución no se realiza.</text:p>
      <text:p text:style-name="P87"/>
      <text:p text:style-name="P87"/>
      <text:p text:style-name="P104"><draw:line text:anchor-type="paragraph" draw:z-index="60" draw:style-name="gr2" draw:text-style-name="P124" svg:x1="1.677cm" svg:y1="0.52cm" svg:x2="1.677cm" svg:y2="1.032cm"><text:p/></draw:line><draw:line text:anchor-type="paragraph" draw:z-index="61" draw:style-name="gr2" draw:text-style-name="P124" svg:x1="2.432cm" svg:y1="0.446cm" svg:x2="4.191cm" svg:y2="1.183cm"><text:p/></draw:line><draw:line text:anchor-type="paragraph" draw:z-index="65" draw:style-name="gr2" draw:text-style-name="P124" svg:x1="2.51cm" svg:y1="0.295cm" svg:x2="5.627cm" svg:y2="1.26cm"><text:p/></draw:line>&lt;<text:span text:style-name="T16">-</text:span><text:span text:style-name="T17">1</text:span>,<text:span text:style-name="T16">-</text:span><text:span text:style-name="T17">1</text:span><text:span text:style-name="T16">, -</text:span><text:span text:style-name="T17">1</text:span><text:span text:style-name="T16">, -</text:span><text:span text:style-name="T17">1</text:span>&gt;</text:p>
      <text:p text:style-name="P41"/>
      <text:p text:style-name="P41"><draw:line text:anchor-type="paragraph" draw:z-index="75" draw:style-name="gr2" draw:text-style-name="P124" svg:x1="5.665cm" svg:y1="0.494cm" svg:x2="1.469cm" svg:y2="1.231cm"><text:p/></draw:line><draw:line text:anchor-type="paragraph" draw:z-index="76" draw:style-name="gr2" draw:text-style-name="P124" svg:x1="6.403cm" svg:y1="0.531cm" svg:x2="4.21cm" svg:y2="1.231cm"><text:p/></draw:line><draw:line text:anchor-type="paragraph" draw:z-index="77" draw:style-name="gr2" draw:text-style-name="P124" svg:x1="7.064cm" svg:y1="0.55cm" svg:x2="6.856cm" svg:y2="1.174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41"/>
      <text:p text:style-name="P41"><draw:line text:anchor-type="paragraph" draw:z-index="72" draw:style-name="gr2" draw:text-style-name="P124" svg:x1="1.224cm" svg:y1="0.519cm" svg:x2="1.111cm" svg:y2="1.2cm"><text:p/></draw:line><draw:line text:anchor-type="paragraph" draw:z-index="73" draw:style-name="gr2" draw:text-style-name="P124" svg:x1="1.319cm" svg:y1="0.538cm" svg:x2="2.848cm" svg:y2="1.275cm"><text:p/></draw:line><draw:line text:anchor-type="paragraph" draw:z-index="74" draw:style-name="gr2" draw:text-style-name="P124" svg:x1="1.602cm" svg:y1="0.538cm" svg:x2="4.929cm" svg:y2="1.237cm"><text:p/></draw:line>&lt;<text:span text:style-name="T28">2</text:span>,<text:span text:style-name="T16">0, -</text:span><text:span text:style-name="T17">1</text:span><text:span text:style-name="T16">, -</text:span><text:span text:style-name="T17">1</text:span>&gt; <text:s text:c="3"/>&lt;<text:span text:style-name="T28">2</text:span>,<text:span text:style-name="T17">1</text:span><text:span text:style-name="T16">, -</text:span><text:span text:style-name="T17">1</text:span><text:span text:style-name="T16">, -</text:span><text:span text:style-name="T17">1</text:span>&gt; <text:s/>&lt;<text:span text:style-name="T28">2</text:span>,<text:span text:style-name="T59">2</text:span><text:span text:style-name="T16">, -</text:span><text:span text:style-name="T17">1</text:span><text:span text:style-name="T16">, -</text:span><text:span text:style-name="T17">1</text:span>&gt; <text:s text:c="4"/></text:p>
      <text:p text:style-name="P41"/>
      <text:p text:style-name="P88"><draw:line text:anchor-type="paragraph" draw:z-index="62" draw:style-name="gr2" draw:text-style-name="P124" svg:x1="0.903cm" svg:y1="0.549cm" svg:x2="0.864cm" svg:y2="1.191cm"><text:p/></draw:line><draw:line text:anchor-type="paragraph" draw:z-index="63" draw:style-name="gr2" draw:text-style-name="P124" svg:x1="1.055cm" svg:y1="0.549cm" svg:x2="2.584cm" svg:y2="1.191cm"><text:p/></draw:line><draw:line text:anchor-type="paragraph" draw:z-index="64" draw:style-name="gr2" draw:text-style-name="P124" svg:x1="1.942cm" svg:y1="0.434cm" svg:x2="4.683cm" svg:y2="1.36cm"><text:p/></draw:line><draw:line text:anchor-type="paragraph" draw:z-index="66" draw:style-name="gr2" draw:text-style-name="P124" svg:x1="3.51cm" svg:y1="0.529cm" svg:x2="6.516cm" svg:y2="1.247cm"><text:p/></draw:line><draw:line text:anchor-type="paragraph" draw:z-index="67" draw:style-name="gr2" draw:text-style-name="P124" svg:x1="4.078cm" svg:y1="0.529cm" svg:x2="8.14cm" svg:y2="1.323cm"><text:p/></draw:line><draw:line text:anchor-type="paragraph" draw:z-index="68" draw:style-name="gr2" draw:text-style-name="P124" svg:x1="4.343cm" svg:y1="0.434cm" svg:x2="10.164cm" svg:y2="1.323cm"><text:p/></draw:line><draw:line text:anchor-type="paragraph" draw:z-index="69" draw:style-name="gr2" draw:text-style-name="P124" svg:x1="6.817cm" svg:y1="0.434cm" svg:x2="11.996cm" svg:y2="1.323cm"><text:p/></draw:line><draw:line text:anchor-type="paragraph" draw:z-index="70" draw:style-name="gr2" draw:text-style-name="P124" svg:x1="6.932cm" svg:y1="0.284cm" svg:x2="14cm" svg:y2="1.247cm"><text:p/></draw:line><draw:line text:anchor-type="paragraph" draw:z-index="71" draw:style-name="gr2" draw:text-style-name="P124" svg:x1="6.705cm" svg:y1="0.152cm" svg:x2="15.625cm" svg:y2="1.21cm"><text:p/></draw:line><text:span text:style-name="T60">&lt;</text:span><text:span text:style-name="T28">2</text:span><text:span text:style-name="T60">,</text:span><text:span text:style-name="T16">0, 0, -</text:span><text:span text:style-name="T17">1</text:span><text:span text:style-name="T60">&gt; <text:s text:c="3"/>&lt;</text:span><text:span text:style-name="T28">2</text:span><text:span text:style-name="T60">,</text:span><text:span text:style-name="T16">0,1, -</text:span><text:span text:style-name="T17">1</text:span><text:span text:style-name="T60">&gt; <text:s text:c="2"/>&lt;</text:span><text:span text:style-name="T28">2</text:span><text:span text:style-name="T60">,</text:span><text:span text:style-name="T16">0, </text:span><text:span text:style-name="T19">2</text:span><text:span text:style-name="T16">, -</text:span><text:span text:style-name="T17">1</text:span><text:span text:style-name="T60">&gt; <text:s text:c="4"/></text:span></text:p>
      <text:p text:style-name="P41"/>
      <text:p text:style-name="P79">&lt;<text:span text:style-name="T28">2</text:span>,<text:span text:style-name="T16">0, 0, 0</text:span>&gt; <text:s text:c="3"/>&lt;<text:span text:style-name="T28">2</text:span>,<text:span text:style-name="T16">0,0,1</text:span>&gt; <text:s/>&lt;<text:span text:style-name="T28">2</text:span>,<text:span text:style-name="T16">0, 0, </text:span><text:span text:style-name="T19">2</text:span>&gt; <text:s text:c="5"/>&lt;<text:span text:style-name="T28">2</text:span>,<text:span text:style-name="T16">0,1, </text:span><text:span text:style-name="T21">0</text:span>&gt; &lt;<text:span text:style-name="T28">2</text:span>,<text:span text:style-name="T16">0,1,</text:span><text:span text:style-name="T21">1</text:span>&gt; &lt;<text:span text:style-name="T28">2</text:span>,<text:span text:style-name="T16">0,1, </text:span><text:span text:style-name="T21">2</text:span>&gt; <text:s text:c="3"/>&lt;<text:span text:style-name="T28">2</text:span>,<text:span text:style-name="T16">0, </text:span><text:span text:style-name="T19">2</text:span><text:span text:style-name="T16">, 0</text:span>&gt; <text:s/>&lt;<text:span text:style-name="T28">2</text:span>,<text:span text:style-name="T16">0, </text:span><text:span text:style-name="T19">2</text:span><text:span text:style-name="T16">,1</text:span>&gt; <text:s/>&lt;<text:span text:style-name="T28">2</text:span>,<text:span text:style-name="T16">0, </text:span><text:span text:style-name="T19">2</text:span><text:span text:style-name="T16">, </text:span><text:span text:style-name="T19">2</text:span>&gt;</text:p>
      <text:p text:style-name="P79"/>
      <text:p text:style-name="Standard"><text:span text:style-name="T40">&lt;2,0, 0, 0&gt;</text:span> <text:s/>Es <text:span text:style-name="T69">solución la charla 1 es asignada a la sala 2.</text:span></text:p>
      <text:p text:style-name="P89">&lt;2,0,0,1&gt; <text:s/><text:span text:style-name="T70">No es solución por restricción de no disponibilidad de la sala 1 para el horario de la charla 4. </text:span></text:p>
      <text:p text:style-name="P89">&lt;2,0, 0, 2&gt; <text:span text:style-name="T71">No es solución por restricción de compatibilidad de horarios entre la charla 1 y la 4.</text:span></text:p>
      <text:p text:style-name="Standard"><text:span text:style-name="T40">&lt;2,0,1, 0&gt; </text:span><text:span text:style-name="T72">Es solución asignándose charla 1 a <text:s/>sala 2 y charla 3 a sala 1.</text:span></text:p>
      <text:p text:style-name="P90">&lt;2,0,1,1&gt; <text:s/><text:span text:style-name="T73">No es solución por restricción de disponibilidad horaria de la sala 1 para la charla 4.</text:span></text:p>
      <text:p text:style-name="P90">&lt;2,0,1, 2&gt; <text:span text:style-name="T74">No es solución por restricción de compatibilidad entre la charla 1 y la 4.</text:span></text:p>
      <text:p text:style-name="P54">&lt;2,0, 2, 0&gt;<text:span text:style-name="T42"> </text:span><text:span text:style-name="T43">Es solución </text:span><text:span text:style-name="T44">las charlas 1 y 3 se dan en la misma sala</text:span><text:span text:style-name="T43">.</text:span></text:p>
      <text:p text:style-name="P91">&lt;2,0, 2,1&gt; <text:s/><text:span text:style-name="T75">No es solución por restricción de no disponibilidad horaria de la sala 1 para la charla 4.</text:span></text:p>
      <text:p text:style-name="P91">&lt;2,0, 2, 2&gt;<text:span text:style-name="T76">No es solución por restricción de compatibilidad entre la charla 1 y la 4.</text:span></text:p>
      <text:p text:style-name="P91"/>
      <text:p text:style-name="P91"/>
      <text:p text:style-name="P106"><draw:line text:anchor-type="paragraph" draw:z-index="78" draw:style-name="gr2" draw:text-style-name="P124" svg:x1="1.677cm" svg:y1="0.52cm" svg:x2="1.677cm" svg:y2="1.032cm"><text:p/></draw:line><draw:line text:anchor-type="paragraph" draw:z-index="79" draw:style-name="gr2" draw:text-style-name="P124" svg:x1="2.432cm" svg:y1="0.446cm" svg:x2="4.191cm" svg:y2="1.183cm"><text:p/></draw:line><draw:line text:anchor-type="paragraph" draw:z-index="83" draw:style-name="gr2" draw:text-style-name="P124" svg:x1="2.51cm" svg:y1="0.295cm" svg:x2="5.627cm" svg:y2="1.26cm"><text:p/></draw:line><text:span text:style-name="T60">&lt;</text:span><text:span text:style-name="T16">-</text:span><text:span text:style-name="T17">1</text:span><text:span text:style-name="T60">,</text:span><text:span text:style-name="T16">-</text:span><text:span text:style-name="T17">1</text:span><text:span text:style-name="T16">, -</text:span><text:span text:style-name="T17">1</text:span><text:span text:style-name="T16">, -</text:span><text:span text:style-name="T17">1</text:span><text:span text:style-name="T60">&gt;</text:span></text:p>
      <text:p text:style-name="P42"/>
      <text:p text:style-name="P42"><draw:line text:anchor-type="paragraph" draw:z-index="90" draw:style-name="gr2" draw:text-style-name="P124" svg:x1="5.665cm" svg:y1="0.494cm" svg:x2="1.469cm" svg:y2="1.231cm"><text:p/></draw:line><draw:line text:anchor-type="paragraph" draw:z-index="91" draw:style-name="gr2" draw:text-style-name="P124" svg:x1="6.403cm" svg:y1="0.531cm" svg:x2="4.21cm" svg:y2="1.231cm"><text:p/></draw:line><draw:line text:anchor-type="paragraph" draw:z-index="92" draw:style-name="gr2" draw:text-style-name="P124" svg:x1="7.064cm" svg:y1="0.55cm" svg:x2="6.856cm" svg:y2="1.174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42"/>
      <text:p text:style-name="P42"><draw:line text:anchor-type="paragraph" draw:z-index="93" draw:style-name="gr2" draw:text-style-name="P124" svg:x1="3cm" svg:y1="0.506cm" svg:x2="1.356cm" svg:y2="1.242cm"><text:p/></draw:line>&lt;<text:span text:style-name="T28">2</text:span>,<text:span text:style-name="T16">0, -</text:span><text:span text:style-name="T17">1</text:span><text:span text:style-name="T16">, -</text:span><text:span text:style-name="T17">1</text:span>&gt; <text:s text:c="3"/>&lt;<text:span text:style-name="T28">2</text:span>,<text:span text:style-name="T17">1</text:span><text:span text:style-name="T16">, -</text:span><text:span text:style-name="T17">1</text:span><text:span text:style-name="T16">, -</text:span><text:span text:style-name="T17">1</text:span>&gt; <text:s/>&lt;<text:span text:style-name="T28">2</text:span>,<text:span text:style-name="T59">2</text:span><text:span text:style-name="T16">, -</text:span><text:span text:style-name="T17">1</text:span><text:span text:style-name="T16">, -</text:span><text:span text:style-name="T17">1</text:span>&gt; <text:s text:c="4"/></text:p>
      <text:p text:style-name="P42"><draw:line text:anchor-type="paragraph" draw:z-index="94" draw:style-name="gr2" draw:text-style-name="P124" svg:x1="3.775cm" svg:y1="0.023cm" svg:x2="3.775cm" svg:y2="0.665cm"><text:p/></draw:line><draw:line text:anchor-type="paragraph" draw:z-index="95" draw:style-name="gr2" draw:text-style-name="P124" svg:x1="4.154cm" svg:y1="0.004cm" svg:x2="5.514cm" svg:y2="0.665cm"><text:p/></draw:line></text:p>
      <text:p text:style-name="P92"><draw:line text:anchor-type="paragraph" draw:z-index="80" draw:style-name="gr2" draw:text-style-name="P124" svg:x1="0.903cm" svg:y1="0.549cm" svg:x2="0.864cm" svg:y2="1.191cm"><text:p/></draw:line><draw:line text:anchor-type="paragraph" draw:z-index="81" draw:style-name="gr2" draw:text-style-name="P124" svg:x1="1.055cm" svg:y1="0.549cm" svg:x2="2.584cm" svg:y2="1.191cm"><text:p/></draw:line><draw:line text:anchor-type="paragraph" draw:z-index="82" draw:style-name="gr2" draw:text-style-name="P124" svg:x1="1.942cm" svg:y1="0.434cm" svg:x2="4.683cm" svg:y2="1.36cm"><text:p/></draw:line><draw:line text:anchor-type="paragraph" draw:z-index="84" draw:style-name="gr2" draw:text-style-name="P124" svg:x1="3.51cm" svg:y1="0.529cm" svg:x2="6.516cm" svg:y2="1.247cm"><text:p/></draw:line><draw:line text:anchor-type="paragraph" draw:z-index="85" draw:style-name="gr2" draw:text-style-name="P124" svg:x1="4.078cm" svg:y1="0.529cm" svg:x2="8.14cm" svg:y2="1.323cm"><text:p/></draw:line><draw:line text:anchor-type="paragraph" draw:z-index="86" draw:style-name="gr2" draw:text-style-name="P124" svg:x1="4.343cm" svg:y1="0.434cm" svg:x2="10.164cm" svg:y2="1.323cm"><text:p/></draw:line><draw:line text:anchor-type="paragraph" draw:z-index="87" draw:style-name="gr2" draw:text-style-name="P124" svg:x1="6.817cm" svg:y1="0.434cm" svg:x2="11.996cm" svg:y2="1.323cm"><text:p/></draw:line><draw:line text:anchor-type="paragraph" draw:z-index="88" draw:style-name="gr2" draw:text-style-name="P124" svg:x1="6.932cm" svg:y1="0.284cm" svg:x2="14cm" svg:y2="1.247cm"><text:p/></draw:line><draw:line text:anchor-type="paragraph" draw:z-index="89" draw:style-name="gr2" draw:text-style-name="P124" svg:x1="6.705cm" svg:y1="0.152cm" svg:x2="15.625cm" svg:y2="1.21cm"><text:p/></draw:line><text:span text:style-name="T60">&lt;</text:span><text:span text:style-name="T28">2</text:span><text:span text:style-name="T60">,</text:span><text:span text:style-name="T64">1</text:span><text:span text:style-name="T16">, 0, -</text:span><text:span text:style-name="T17">1</text:span><text:span text:style-name="T60">&gt; <text:s text:c="3"/>&lt;</text:span><text:span text:style-name="T28">2</text:span><text:span text:style-name="T60">,</text:span><text:span text:style-name="T64">1</text:span><text:span text:style-name="T16">,1, -</text:span><text:span text:style-name="T17">1</text:span><text:span text:style-name="T60">&gt; <text:s text:c="2"/>&lt;</text:span><text:span text:style-name="T28">2</text:span><text:span text:style-name="T60">,</text:span><text:span text:style-name="T64">1</text:span><text:span text:style-name="T16">, </text:span><text:span text:style-name="T19">2</text:span><text:span text:style-name="T16">, -</text:span><text:span text:style-name="T17">1</text:span><text:span text:style-name="T60">&gt; <text:s text:c="4"/></text:span></text:p>
      <text:p text:style-name="P42"/>
      <text:p text:style-name="P92"><text:span text:style-name="T77">&lt;</text:span><text:span text:style-name="T81">2</text:span><text:span text:style-name="T77">,</text:span><text:span text:style-name="T78">1</text:span><text:span text:style-name="T82">, 0, 0</text:span><text:span text:style-name="T77">&gt; <text:s text:c="3"/>&lt;</text:span><text:span text:style-name="T81">2</text:span><text:span text:style-name="T77">,</text:span><text:span text:style-name="T78">1</text:span><text:span text:style-name="T82">,0,1</text:span><text:span text:style-name="T77">&gt; <text:s/>&lt;</text:span><text:span text:style-name="T81">2</text:span><text:span text:style-name="T77">,</text:span><text:span text:style-name="T78">1</text:span><text:span text:style-name="T82">, 0, </text:span><text:span text:style-name="T83">2</text:span><text:span text:style-name="T77">&gt; <text:s text:c="5"/>&lt;</text:span><text:span text:style-name="T81">2</text:span><text:span text:style-name="T77">,</text:span><text:span text:style-name="T79">1</text:span><text:span text:style-name="T82">,1, </text:span><text:span text:style-name="T84">0</text:span><text:span text:style-name="T77">&gt; &lt;</text:span><text:span text:style-name="T81">2</text:span><text:span text:style-name="T77">,</text:span><text:span text:style-name="T79">1</text:span><text:span text:style-name="T82">,1,</text:span><text:span text:style-name="T84">1</text:span><text:span text:style-name="T77">&gt; &lt;</text:span><text:span text:style-name="T81">2</text:span><text:span text:style-name="T77">,</text:span><text:span text:style-name="T79">1</text:span><text:span text:style-name="T82">,1, </text:span><text:span text:style-name="T84">2</text:span><text:span text:style-name="T77">&gt; <text:s text:c="3"/>&lt;</text:span><text:span text:style-name="T81">2</text:span><text:span text:style-name="T77">,</text:span><text:span text:style-name="T79">1</text:span><text:span text:style-name="T82">, </text:span><text:span text:style-name="T83">2</text:span><text:span text:style-name="T82">, 0</text:span><text:span text:style-name="T77">&gt; <text:s/>&lt;</text:span><text:span text:style-name="T81">2</text:span><text:span text:style-name="T77">,</text:span><text:span text:style-name="T79">1</text:span><text:span text:style-name="T82">, </text:span><text:span text:style-name="T83">2</text:span><text:span text:style-name="T82">,1</text:span><text:span text:style-name="T77">&gt; <text:s/>&lt;</text:span><text:span text:style-name="T81">2</text:span><text:span text:style-name="T77">,</text:span><text:span text:style-name="T79">1</text:span><text:span text:style-name="T82">, </text:span><text:span text:style-name="T83">2</text:span><text:span text:style-name="T82">, </text:span><text:span text:style-name="T83">2</text:span><text:span text:style-name="T77">&gt;</text:span></text:p>
      <text:p text:style-name="P80"/>
      <text:p text:style-name="P43">&lt;<text:span text:style-name="T28">2</text:span>,<text:span text:style-name="T17">1</text:span><text:span text:style-name="T16">, -</text:span><text:span text:style-name="T17">1</text:span><text:span text:style-name="T16">, -</text:span><text:span text:style-name="T17">1</text:span>&gt; <text:span text:style-name="T29">La tupla no cumple con la restricción de disponibilidad, pues la sala 1 no tiene horario disponible para la charla 2. </text:span><text:span text:style-name="T30">Luego el árbol generado por esta tupla no es recorrido.</text:span></text:p>
      <text:p text:style-name="P48"/>
      <text:p text:style-name="P48"/>
      <text:p text:style-name="P107"><draw:line text:anchor-type="paragraph" draw:z-index="96" draw:style-name="gr2" draw:text-style-name="P124" svg:x1="1.677cm" svg:y1="0.52cm" svg:x2="1.677cm" svg:y2="1.032cm"><text:p/></draw:line><draw:line text:anchor-type="paragraph" draw:z-index="97" draw:style-name="gr2" draw:text-style-name="P124" svg:x1="2.432cm" svg:y1="0.446cm" svg:x2="4.191cm" svg:y2="1.183cm"><text:p/></draw:line><draw:line text:anchor-type="paragraph" draw:z-index="101" draw:style-name="gr2" draw:text-style-name="P124" svg:x1="2.51cm" svg:y1="0.295cm" svg:x2="5.627cm" svg:y2="1.26cm"><text:p/></draw:line><text:span text:style-name="T60">&lt;</text:span><text:span text:style-name="T16">-</text:span><text:span text:style-name="T17">1</text:span><text:span text:style-name="T60">,</text:span><text:span text:style-name="T16">-</text:span><text:span text:style-name="T17">1</text:span><text:span text:style-name="T16">, -</text:span><text:span text:style-name="T17">1</text:span><text:span text:style-name="T16">, -</text:span><text:span text:style-name="T17">1</text:span><text:span text:style-name="T60">&gt;</text:span></text:p>
      <text:p text:style-name="P44"/>
      <text:p text:style-name="P44"><draw:line text:anchor-type="paragraph" draw:z-index="108" draw:style-name="gr2" draw:text-style-name="P124" svg:x1="5.665cm" svg:y1="0.494cm" svg:x2="1.469cm" svg:y2="1.231cm"><text:p/></draw:line><draw:line text:anchor-type="paragraph" draw:z-index="109" draw:style-name="gr2" draw:text-style-name="P124" svg:x1="6.403cm" svg:y1="0.531cm" svg:x2="4.21cm" svg:y2="1.231cm"><text:p/></draw:line><draw:line text:anchor-type="paragraph" draw:z-index="110" draw:style-name="gr2" draw:text-style-name="P124" svg:x1="7.064cm" svg:y1="0.55cm" svg:x2="6.856cm" svg:y2="1.174cm"><text:p/></draw:line>&lt;<text:span text:style-name="T16">0</text:span>,<text:span text:style-name="T16">-</text:span><text:span text:style-name="T17">1</text:span><text:span text:style-name="T16">, -</text:span><text:span text:style-name="T17">1</text:span><text:span text:style-name="T16">, -</text:span><text:span text:style-name="T17">1</text:span>&gt; <text:s text:c="3"/>&lt;<text:span text:style-name="T16">1</text:span>,<text:span text:style-name="T16">-</text:span><text:span text:style-name="T17">1</text:span><text:span text:style-name="T16">, -</text:span><text:span text:style-name="T17">1</text:span><text:span text:style-name="T16">, -</text:span><text:span text:style-name="T17">1</text:span>&gt; &lt;<text:span text:style-name="T18">2</text:span>,<text:span text:style-name="T16">-</text:span><text:span text:style-name="T17">1</text:span><text:span text:style-name="T16">, -</text:span><text:span text:style-name="T17">1</text:span><text:span text:style-name="T16">, -</text:span><text:span text:style-name="T17">1</text:span>&gt; <text:s text:c="4"/></text:p>
      <text:p text:style-name="P44"/>
      <text:p text:style-name="P44"><draw:line text:anchor-type="paragraph" draw:z-index="111" draw:style-name="gr2" draw:text-style-name="P124" svg:x1="5.514cm" svg:y1="0.455cm" svg:x2="1.111cm" svg:y2="1.266cm"><text:p/></draw:line><draw:line text:anchor-type="paragraph" draw:z-index="112" draw:style-name="gr2" draw:text-style-name="P124" svg:x1="5.759cm" svg:y1="0.492cm" svg:x2="3.889cm" svg:y2="1.266cm"><text:p/></draw:line><draw:line text:anchor-type="paragraph" draw:z-index="113" draw:style-name="gr2" draw:text-style-name="P124" svg:x1="6.119cm" svg:y1="0.549cm" svg:x2="5.93cm" svg:y2="1.098cm"><text:p/></draw:line>&lt;<text:span text:style-name="T28">2</text:span>,<text:span text:style-name="T16">0, -</text:span><text:span text:style-name="T17">1</text:span><text:span text:style-name="T16">, -</text:span><text:span text:style-name="T17">1</text:span>&gt; <text:s text:c="3"/>&lt;<text:span text:style-name="T28">2</text:span>,<text:span text:style-name="T17">1</text:span><text:span text:style-name="T16">, -</text:span><text:span text:style-name="T17">1</text:span><text:span text:style-name="T16">, -</text:span><text:span text:style-name="T17">1</text:span>&gt; <text:s/>&lt;<text:span text:style-name="T28">2</text:span>,<text:span text:style-name="T59">2</text:span><text:span text:style-name="T16">, -</text:span><text:span text:style-name="T17">1</text:span><text:span text:style-name="T16">, -</text:span><text:span text:style-name="T17">1</text:span>&gt; <text:s text:c="4"/></text:p>
      <text:p text:style-name="P44"/>
      <text:p text:style-name="P93"><draw:line text:anchor-type="paragraph" draw:z-index="98" draw:style-name="gr2" draw:text-style-name="P124" svg:x1="0.903cm" svg:y1="0.549cm" svg:x2="0.864cm" svg:y2="1.191cm"><text:p/></draw:line><draw:line text:anchor-type="paragraph" draw:z-index="99" draw:style-name="gr2" draw:text-style-name="P124" svg:x1="1.055cm" svg:y1="0.549cm" svg:x2="2.584cm" svg:y2="1.191cm"><text:p/></draw:line><draw:line text:anchor-type="paragraph" draw:z-index="100" draw:style-name="gr2" draw:text-style-name="P124" svg:x1="1.942cm" svg:y1="0.434cm" svg:x2="4.683cm" svg:y2="1.36cm"><text:p/></draw:line><draw:line text:anchor-type="paragraph" draw:z-index="102" draw:style-name="gr2" draw:text-style-name="P124" svg:x1="3.51cm" svg:y1="0.529cm" svg:x2="6.516cm" svg:y2="1.247cm"><text:p/></draw:line><draw:line text:anchor-type="paragraph" draw:z-index="103" draw:style-name="gr2" draw:text-style-name="P124" svg:x1="4.078cm" svg:y1="0.529cm" svg:x2="8.14cm" svg:y2="1.323cm"><text:p/></draw:line><draw:line text:anchor-type="paragraph" draw:z-index="104" draw:style-name="gr2" draw:text-style-name="P124" svg:x1="4.343cm" svg:y1="0.434cm" svg:x2="10.164cm" svg:y2="1.323cm"><text:p/></draw:line><draw:line text:anchor-type="paragraph" draw:z-index="105" draw:style-name="gr2" draw:text-style-name="P124" svg:x1="6.817cm" svg:y1="0.434cm" svg:x2="11.996cm" svg:y2="1.323cm"><text:p/></draw:line><draw:line text:anchor-type="paragraph" draw:z-index="106" draw:style-name="gr2" draw:text-style-name="P124" svg:x1="6.932cm" svg:y1="0.284cm" svg:x2="14cm" svg:y2="1.247cm"><text:p/></draw:line><draw:line text:anchor-type="paragraph" draw:z-index="107" draw:style-name="gr2" draw:text-style-name="P124" svg:x1="6.705cm" svg:y1="0.152cm" svg:x2="15.625cm" svg:y2="1.21cm"><text:p/></draw:line><text:span text:style-name="T60">&lt;</text:span><text:span text:style-name="T28">2</text:span><text:span text:style-name="T60">,</text:span><text:span text:style-name="T65">2</text:span><text:span text:style-name="T16">, 0, -</text:span><text:span text:style-name="T17">1</text:span><text:span text:style-name="T60">&gt; <text:s text:c="3"/>&lt;</text:span><text:span text:style-name="T28">2</text:span><text:span text:style-name="T60">,</text:span><text:span text:style-name="T65">2</text:span><text:span text:style-name="T16">,1, -</text:span><text:span text:style-name="T17">1</text:span><text:span text:style-name="T60">&gt; <text:s text:c="2"/>&lt;</text:span><text:span text:style-name="T28">2</text:span><text:span text:style-name="T60">,</text:span><text:span text:style-name="T65">2</text:span><text:span text:style-name="T16">, </text:span><text:span text:style-name="T19">2</text:span><text:span text:style-name="T16">, -</text:span><text:span text:style-name="T17">1</text:span><text:span text:style-name="T60">&gt; <text:s text:c="4"/></text:span></text:p>
      <text:p text:style-name="P44"/>
      <text:p text:style-name="P93"><text:span text:style-name="T77">&lt;</text:span><text:span text:style-name="T81">2</text:span><text:span text:style-name="T77">,</text:span><text:span text:style-name="T80">2</text:span><text:span text:style-name="T82">, 0, 0</text:span><text:span text:style-name="T77">&gt; <text:s text:c="3"/>&lt;</text:span><text:span text:style-name="T81">2</text:span><text:span text:style-name="T77">,</text:span><text:span text:style-name="T80">2</text:span><text:span text:style-name="T82">,0,1</text:span><text:span text:style-name="T77">&gt; <text:s/>&lt;</text:span><text:span text:style-name="T81">2</text:span><text:span text:style-name="T77">,</text:span><text:span text:style-name="T80">2</text:span><text:span text:style-name="T82">, 0, </text:span><text:span text:style-name="T83">2</text:span><text:span text:style-name="T77">&gt; <text:s text:c="5"/>&lt;</text:span><text:span text:style-name="T81">2</text:span><text:span text:style-name="T77">,</text:span><text:span text:style-name="T80">2</text:span><text:span text:style-name="T82">,1, </text:span><text:span text:style-name="T84">0</text:span><text:span text:style-name="T77">&gt; &lt;</text:span><text:span text:style-name="T81">2</text:span><text:span text:style-name="T77">,</text:span><text:span text:style-name="T80">2</text:span><text:span text:style-name="T82">,1,</text:span><text:span text:style-name="T84">1</text:span><text:span text:style-name="T77">&gt; &lt;</text:span><text:span text:style-name="T81">2</text:span><text:span text:style-name="T77">,</text:span><text:span text:style-name="T80">2</text:span><text:span text:style-name="T82">,1, </text:span><text:span text:style-name="T84">2</text:span><text:span text:style-name="T77">&gt; <text:s text:c="3"/>&lt;</text:span><text:span text:style-name="T81">2</text:span><text:span text:style-name="T77">,</text:span><text:span text:style-name="T80">2</text:span><text:span text:style-name="T82">, </text:span><text:span text:style-name="T83">2</text:span><text:span text:style-name="T82">, 0</text:span><text:span text:style-name="T77">&gt; <text:s/>&lt;</text:span><text:span text:style-name="T81">2</text:span><text:span text:style-name="T77">,</text:span><text:span text:style-name="T80">2</text:span><text:span text:style-name="T82">, </text:span><text:span text:style-name="T83">2</text:span><text:span text:style-name="T82">,1</text:span><text:span text:style-name="T77">&gt; <text:s/>&lt;</text:span><text:span text:style-name="T81">2</text:span><text:span text:style-name="T77">,</text:span><text:span text:style-name="T80">2</text:span><text:span text:style-name="T82">, </text:span><text:span text:style-name="T83">2</text:span><text:span text:style-name="T82">, </text:span><text:span text:style-name="T83">2</text:span><text:span text:style-name="T77">&gt;</text:span></text:p>
      <text:p text:style-name="P81"/>
      <text:p text:style-name="Standard">&lt;2,2, -1, -1&gt; <text:s/><text:span text:style-name="T85">Esta tupla no cumple con la restricción de disponibilidad, la sala 2 no tiene horarios disponibles para la charla 2.</text:span></text:p>
      <text:p text:style-name="Standard"/>
      <text:p text:style-name="P94">Se encontraron las siguientes soluciones, <text:span text:style-name="T86">para las cuales la cantAsistentes devuelve los valores indicados</text:span></text:p>
      <text:p text:style-name="P94"/>
      <table:table table:name="Table1" table:style-name="Table1">
        <table:table-column table:style-name="Table1.A"/>
        <table:table-column table:style-name="Table1.B"/>
        <table:table-row>
          <table:table-cell table:style-name="Table1.A1" office:value-type="string">
            <text:p text:style-name="P108">Tupla t</text:p>
          </table:table-cell>
          <table:table-cell table:style-name="Table1.B1" office:value-type="string">
            <text:p text:style-name="P108">cantAsistentes(t)</text:p>
          </table:table-cell>
        </table:table-row>
        <table:table-row>
          <table:table-cell table:style-name="Table1.A2" office:value-type="string">
            <text:p text:style-name="P45"><text:span text:style-name="T40">&lt;</text:span><text:span text:style-name="T33">0</text:span><text:span text:style-name="T40">,</text:span><text:span text:style-name="T33">0, 0, 0</text:span><text:span text:style-name="T40">&gt; </text:span></text:p>
            <text:p text:style-name="P74"/>
          </table:table-cell>
          <table:table-cell table:style-name="Table1.B2" office:value-type="string">
            <text:p text:style-name="P109">0</text:p>
          </table:table-cell>
        </table:table-row>
        <table:table-row>
          <table:table-cell table:style-name="Table1.A2" office:value-type="string">
            <text:p text:style-name="P45"><text:span text:style-name="T34">&lt;</text:span><text:span text:style-name="T33">0</text:span><text:span text:style-name="T34">,</text:span><text:span text:style-name="T33">0, 0, </text:span><text:span text:style-name="T35">2</text:span><text:span text:style-name="T34">&gt;</text:span></text:p>
            <text:p text:style-name="P74"/>
          </table:table-cell>
          <table:table-cell table:style-name="Table1.B2" office:value-type="string">
            <text:p text:style-name="P109">9</text:p>
          </table:table-cell>
        </table:table-row>
        <table:table-row>
          <table:table-cell table:style-name="Table1.A2" office:value-type="string">
            <text:p text:style-name="P73"><text:span text:style-name="T34">&lt;</text:span><text:span text:style-name="T33">0</text:span><text:span text:style-name="T34">,</text:span><text:span text:style-name="T33">0, </text:span><text:span text:style-name="T36">1</text:span><text:span text:style-name="T33">, </text:span><text:span text:style-name="T37">0</text:span><text:span text:style-name="T34">&gt;</text:span></text:p>
            <text:p text:style-name="P74"/>
          </table:table-cell>
          <table:table-cell table:style-name="Table1.B2" office:value-type="string">
            <text:p text:style-name="P109">15</text:p>
          </table:table-cell>
        </table:table-row>
        <table:table-row>
          <table:table-cell table:style-name="Table1.A2" office:value-type="string">
            <text:p text:style-name="P73"><text:span text:style-name="T34">&lt;</text:span><text:span text:style-name="T33">0</text:span><text:span text:style-name="T34">,</text:span><text:span text:style-name="T33">0, </text:span><text:span text:style-name="T36">1</text:span><text:span text:style-name="T33">, </text:span><text:span text:style-name="T37">2</text:span><text:span text:style-name="T34">&gt;</text:span></text:p>
            <text:p text:style-name="P74"/>
          </table:table-cell>
          <table:table-cell table:style-name="Table1.B2" office:value-type="string">
            <text:p text:style-name="P109">24</text:p>
          </table:table-cell>
        </table:table-row>
        <table:table-row>
          <table:table-cell table:style-name="Table1.A2" office:value-type="string">
            <text:p text:style-name="P70">&lt;2,0, 0, 0&gt;</text:p>
            <text:p text:style-name="P74"/>
          </table:table-cell>
          <table:table-cell table:style-name="Table1.B2" office:value-type="string">
            <text:p text:style-name="P109">20</text:p>
          </table:table-cell>
        </table:table-row>
        <table:table-row>
          <table:table-cell table:style-name="Table1.A2" office:value-type="string">
            <text:p text:style-name="P70">&lt;2,0,1, 0&gt;</text:p>
            <text:p text:style-name="P74"/>
          </table:table-cell>
          <table:table-cell table:style-name="Table1.B2" office:value-type="string">
            <text:p text:style-name="P109">35</text:p>
          </table:table-cell>
        </table:table-row>
        <table:table-row>
          <table:table-cell table:style-name="Table1.A2" office:value-type="string">
            <text:p text:style-name="P70"><text:span text:style-name="T23">&lt;2,0, 2, 0&gt;</text:span><text:span text:style-name="T32"> </text:span></text:p>
            <text:p text:style-name="P74"/>
          </table:table-cell>
          <table:table-cell table:style-name="Table1.B2" office:value-type="string">
            <text:p text:style-name="P109">35</text:p>
          </table:table-cell>
        </table:table-row>
      </table:table>
      <text:p text:style-name="P94"/>
      <text:p text:style-name="P71"><text:span text:style-name="T32">L</text:span><text:span text:style-name="T31">a función objetivo devuelve el primer valor de tupla igual al máximo cálculado por cantAsistentes, en este caso </text:span><text:span text:style-name="T58">&lt;2,0,1, 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Nimbus Roman No9 L1" svg:font-family="'Nimbus Roman No9 L'"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UY"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loext:contextual-spacing="false" fo:margin-top="0cm" fo:margin-bottom="0.106cm" style:contextual-spacing="false"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00:19:11.052865026</meta:creation-date>
    <dc:date>2015-10-23T10:57:36</dc:date>
    <meta:editing-duration>PT39M49S</meta:editing-duration>
    <meta:editing-cycles>33</meta:editing-cycles>
    <meta:generator>LibreOffice/3.6$Linux_x86 LibreOffice_project/360m1$Build-2</meta:generator>
    <meta:document-statistic meta:table-count="1" meta:image-count="0" meta:object-count="10" meta:page-count="24" meta:paragraph-count="468" meta:word-count="3333" meta:character-count="19235" meta:non-whitespace-character-count="15711"/>
  </office:meta>
</office:document-meta>
</file>

<file path=Object 1/content.xml><?xml version="1.0" encoding="utf-8"?>
<math xmlns="http://www.w3.org/1998/Math/MathML" display="block">
  <semantics>
    <mrow>
      <mrow>
        <mn>0</mn>
        <mo stretchy="false">≤</mo>
        <mi>k</mi>
        <mo stretchy="false">&lt;</mo>
        <mi>n</mi>
      </mrow>
      <mspace/>
    </mrow>
    <annotation encoding="StarMath 5.0">0&lt;=k&lt;n `</annotation>
  </semantics>
</math>
</file>

<file path=Object 10/content.xml><?xml version="1.0" encoding="utf-8"?>
<math xmlns="http://www.w3.org/1998/Math/MathML" display="block">
  <semantics>
    <mtable>
      <mtr>
        <mtd>
          <mrow>
            <mn>0</mn>
            <mspace width="0.5em"/>
            <mi mathvariant="italic">si</mi>
            <mrow>
              <mi>j</mi>
              <mo stretchy="false">=</mo>
              <mn>0,</mn>
            </mrow>
            <mspace/>
          </mrow>
        </mtd>
      </mtr>
      <mtr>
        <mtd>
          <mrow>
            <mn>1</mn>
            <mspace width="0.5em"/>
            <mi mathvariant="italic">si</mi>
            <mrow>
              <mi>j</mi>
              <mo stretchy="false">≠</mo>
              <mn>0,</mn>
            </mrow>
            <mspace/>
          </mrow>
        </mtd>
      </mtr>
    </mtable>
    <annotation encoding="StarMath 5.0"> 0 `si j =0, `  newline
 1 `si j  &lt;&gt; 0, `  newline
 </annotation>
  </semantics>
</math>
</file>

<file path=Object 2/content.xml><?xml version="1.0" encoding="utf-8"?>
<math xmlns="http://www.w3.org/1998/Math/MathML" display="block">
  <semantics>
    <mrow>
      <mn>0</mn>
      <mo stretchy="false">≤</mo>
      <mi>i</mi>
      <mo stretchy="false">≤</mo>
      <mrow>
        <mi>k</mi>
        <mo stretchy="false">−</mo>
        <mn>1</mn>
      </mrow>
    </mrow>
    <annotation encoding="StarMath 5.0">0&lt;=i&lt;=k-1</annotation>
  </semantics>
</math>
</file>

<file path=Object 3/content.xml><?xml version="1.0" encoding="utf-8"?>
<math xmlns="http://www.w3.org/1998/Math/MathML" display="block">
  <semantics>
    <mrow>
      <mo stretchy="false">∀</mo>
      <mi>i</mi>
      <mi>,</mi>
      <mrow>
        <mi>j</mi>
        <mo stretchy="false">∈</mo>
        <mspace width="0.5em"/>
      </mrow>
      <mi mathvariant="italic">charlas</mi>
      <mspace width="0.5em"/>
      <mi mathvariant="italic">si</mi>
      <mspace width="0.5em"/>
      <mi mathvariant="italic">no</mi>
      <mspace width="0.5em"/>
      <mi mathvariant="italic">compatibles</mi>
      <mo stretchy="false">(</mo>
      <mi>i</mi>
      <mi>,</mi>
      <mi>j</mi>
      <mo stretchy="false">)</mo>
      <mo stretchy="false">→</mo>
      <mo stretchy="false">{</mo>
      <mi>i</mi>
      <mi>,</mi>
      <mi>j</mi>
      <mrow>
        <mo stretchy="false">}</mo>
        <mo stretchy="false">∉</mo>
        <mi mathvariant="italic">Misma</mi>
      </mrow>
      <mspace width="0.5em"/>
      <mi mathvariant="italic">tupla</mi>
      <mspace width="0.5em"/>
      <mi mathvariant="italic">solución</mi>
    </mrow>
    <annotation encoding="StarMath 5.0">forall i,j in `charlas `si `no `compatibles\( i, j\ ) rightarrow \{ i,j \} notin Misma ` tupla `solución </annotation>
  </semantics>
</math>
</file>

<file path=Object 4/content.xml><?xml version="1.0" encoding="utf-8"?>
<math xmlns="http://www.w3.org/1998/Math/MathML" display="block">
  <semantics>
    <mtable>
      <mtr>
        <mtd>
          <mrow>
            <mrow>
              <munderover>
                <mo stretchy="false">∑</mo>
                <mrow>
                  <mi>i</mi>
                  <mo stretchy="false">=</mo>
                  <mn>0</mn>
                </mrow>
                <mrow>
                  <mi>k</mi>
                  <mo stretchy="false">−</mo>
                  <mn>1</mn>
                </mrow>
              </munderover>
              <mo stretchy="false">{</mo>
            </mrow>
            <mi mathvariant="italic">charlas</mi>
            <mrow>
              <mo fence="true" stretchy="false">[</mo>
              <mrow>
                <msub>
                  <mi>x</mi>
                  <mi>i</mi>
                </msub>
              </mrow>
              <mo fence="true" stretchy="false">]</mo>
            </mrow>
            <mn>.</mn>
            <mrow>
              <mi mathvariant="italic">fin</mi>
              <mo stretchy="false">−</mo>
              <mi mathvariant="italic">charlas</mi>
            </mrow>
            <mrow>
              <mo fence="true" stretchy="false">[</mo>
              <mrow>
                <msub>
                  <mi>x</mi>
                  <mi>i</mi>
                </msub>
              </mrow>
              <mo fence="true" stretchy="false">]</mo>
            </mrow>
            <mn>.</mn>
            <mi mathvariant="italic">inicio</mi>
            <mo stretchy="false">}</mo>
          </mrow>
        </mtd>
      </mtr>
      <mtr>
        <mtd>
          <mrow>
            <mrow>
              <msub>
                <mi>x</mi>
                <mi>i</mi>
              </msub>
              <mo stretchy="false">&lt;</mo>
              <msub>
                <mi>x</mi>
                <mrow>
                  <mi>i</mi>
                  <mo stretchy="false">+</mo>
                  <mn>1</mn>
                </mrow>
              </msub>
              <mo stretchy="false">≤</mo>
              <mi mathvariant="italic">salas</mi>
            </mrow>
            <mrow>
              <mo fence="true" stretchy="false">[</mo>
              <mrow>
                <mn>0</mn>
              </mrow>
              <mo fence="true" stretchy="false">]</mo>
            </mrow>
            <mn>.</mn>
            <mrow>
              <mi mathvariant="italic">fin</mi>
              <mo stretchy="false">−</mo>
              <mi mathvariant="italic">salas</mi>
            </mrow>
            <mrow>
              <mo fence="true" stretchy="false">[</mo>
              <mrow>
                <mn>0</mn>
              </mrow>
              <mo fence="true" stretchy="false">]</mo>
            </mrow>
            <mn>.</mn>
            <mi mathvariant="italic">inicio</mi>
            <mo stretchy="false">∀</mo>
            <mi>i</mi>
            <mi>,</mi>
            <mrow>
              <mn>0</mn>
              <mo stretchy="false">≤</mo>
              <mi>i</mi>
              <mo stretchy="false">≤</mo>
              <mrow>
                <mi>k</mi>
                <mo stretchy="false">−</mo>
                <mn>2</mn>
              </mrow>
            </mrow>
          </mrow>
        </mtd>
      </mtr>
    </mtable>
    <annotation encoding="StarMath 5.0">sum from{i=0} to{k-1} \{ charlas[x_i].fin - charlas[x_i].inicio \} newline x_i &lt; x_{i+1} &lt;= salas[0].fin - salas[0].inicio  forall i, 0&lt;=i &lt;= k-2</annotation>
  </semantics>
</math>
</file>

<file path=Object 5/content.xml><?xml version="1.0" encoding="utf-8"?>
<math xmlns="http://www.w3.org/1998/Math/MathML" display="block">
  <semantics>
    <mrow>
      <mi>T</mi>
      <mrow>
        <mspace width="0.5em"/>
        <mo stretchy="false">=</mo>
        <mspace width="0.5em"/>
      </mrow>
      <mo stretchy="false">{</mo>
      <mrow>
        <mi>t</mi>
        <mo stretchy="false">=</mo>
        <mspace width="0.5em"/>
        <mo stretchy="false">&lt;</mo>
        <mspace width="0.5em"/>
      </mrow>
      <msub>
        <mi>x</mi>
        <mn>0,</mn>
      </msub>
      <msub>
        <mi>x</mi>
        <mn>1,</mn>
      </msub>
      <mn>...</mn>
      <mi>,</mi>
      <msub>
        <mi>x</mi>
        <mrow>
          <mi>k</mi>
          <mo stretchy="false">−</mo>
          <mn>1</mn>
        </mrow>
      </msub>
      <mo stretchy="false">⋰</mo>
      <mspace width="0.5em"/>
      <mi>t</mi>
      <mspace width="0.5em"/>
      <mi mathvariant="italic">es</mi>
      <mspace width="0.5em"/>
      <mi mathvariant="italic">solución</mi>
      <mo stretchy="false">}</mo>
    </mrow>
    <annotation encoding="StarMath 5.0">T `= `\{ t= `&lt; `x_0, x_1, ..., x_{k-1} dotsup  `t `es `solución \} </annotation>
  </semantics>
</math>
</file>

<file path=Object 6/content.xml><?xml version="1.0" encoding="utf-8"?>
<math xmlns="http://www.w3.org/1998/Math/MathML" display="block">
  <semantics>
    <mrow>
      <mrow>
        <munderover>
          <mo stretchy="false">∑</mo>
          <mrow>
            <mi>i</mi>
            <mo stretchy="false">=</mo>
            <mn>0</mn>
          </mrow>
          <mrow>
            <mi>k</mi>
            <mo stretchy="false">−</mo>
            <mn>1</mn>
          </mrow>
        </munderover>
        <mi mathvariant="italic">charlas</mi>
      </mrow>
      <mrow>
        <mo fence="true" stretchy="false">[</mo>
        <mrow>
          <msub>
            <mi>x</mi>
            <mi>i</mi>
          </msub>
        </mrow>
        <mo fence="true" stretchy="false">]</mo>
      </mrow>
      <mn>.</mn>
      <mi mathvariant="italic">asistentes</mi>
    </mrow>
    <annotation encoding="StarMath 5.0">sum from{i=0} to{k-1} charlas[x_i ].asistentes </annotation>
  </semantics>
</math>
</file>

<file path=Object 7/content.xml><?xml version="1.0" encoding="utf-8"?>
<math xmlns="http://www.w3.org/1998/Math/MathML" display="block">
  <semantics>
    <mtable>
      <mtr>
        <mtd>
          <mrow>
            <mn>0</mn>
            <mo stretchy="false">≤</mo>
            <msub>
              <mi>x</mi>
              <mi>i</mi>
            </msub>
            <mo stretchy="false">≤</mo>
            <mi>m</mi>
          </mrow>
        </mtd>
      </mtr>
      <mtr>
        <mtd>
          <mrow>
            <mn>0</mn>
            <mo stretchy="false">≤</mo>
            <mi>i</mi>
            <mo stretchy="false">≤</mo>
            <mrow>
              <mi>n</mi>
              <mo stretchy="false">−</mo>
              <mn>1</mn>
            </mrow>
          </mrow>
        </mtd>
      </mtr>
    </mtable>
    <annotation encoding="StarMath 5.0">0&lt;=x_i&lt;=m newline 0&lt;=i&lt;=n-1</annotation>
  </semantics>
</math>
</file>

<file path=Object 8/content.xml><?xml version="1.0" encoding="utf-8"?>
<math xmlns="http://www.w3.org/1998/Math/MathML">
  <semantics>
    <mrow>
      <mi>T</mi>
      <mrow>
        <mi/>
        <mo stretchy="false">=</mo>
        <mi/>
      </mrow>
      <mo stretchy="false">{</mo>
      <mrow>
        <mrow>
          <mi>t</mi>
          <mo stretchy="false">=</mo>
          <mi/>
        </mrow>
        <mo stretchy="false">&lt;</mo>
        <mi/>
      </mrow>
      <msub>
        <mi>x</mi>
        <mn>0,</mn>
      </msub>
      <msub>
        <mi>x</mi>
        <mn>1,</mn>
      </msub>
      <mn>...</mn>
      <mi>,</mi>
      <msub>
        <mi>x</mi>
        <mrow>
          <mrow>
            <mi>n</mi>
            <mo stretchy="false">−</mo>
            <mn>1</mn>
          </mrow>
        </mrow>
      </msub>
      <mo stretchy="false">}</mo>
      <mo stretchy="false">⋰</mo>
      <mi/>
      <mi>t</mi>
      <mi/>
      <mi mathvariant="italic">es</mi>
      <mi/>
      <mi mathvariant="italic">solución</mi>
      <mo stretchy="false">}</mo>
    </mrow>
    <annotation encoding="StarMath 5.0">T `= `\{ t= `&lt; `x_0, x_1, ..., x_{n-1}\} dotsup `t `es `solución \} </annotation>
  </semantics>
</math>
</file>

<file path=Object 9/content.xml><?xml version="1.0" encoding="utf-8"?>
<math xmlns="http://www.w3.org/1998/Math/MathML" display="block">
  <semantics>
    <mrow>
      <mrow>
        <munderover>
          <mo stretchy="false">∑</mo>
          <mrow>
            <mi>i</mi>
            <mo stretchy="false">=</mo>
            <mn>0</mn>
          </mrow>
          <mrow>
            <mi>n</mi>
            <mo stretchy="false">−</mo>
            <mn>1</mn>
          </mrow>
        </munderover>
        <mi mathvariant="italic">deltaSala</mi>
      </mrow>
      <mrow>
        <mo fence="true" stretchy="false">(</mo>
        <mrow>
          <msub>
            <mi>x</mi>
            <mi>i</mi>
          </msub>
        </mrow>
        <mo fence="true" stretchy="false">)</mo>
      </mrow>
      <mspace width="0.5em"/>
      <mi mathvariant="italic">charlas</mi>
      <mrow>
        <mo fence="true" stretchy="false">[</mo>
        <mrow>
          <mi>i</mi>
        </mrow>
        <mo fence="true" stretchy="false">]</mo>
      </mrow>
      <mn>.</mn>
      <mi mathvariant="italic">asistentes</mi>
    </mrow>
    <annotation encoding="StarMath 5.0">sum from{i=0} to{n-1} deltaSala(x_i) `charlas[i ].asistentes </annotation>
  </semantics>
</math>
</file>